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5e2750"/>
    </style:style>
    <style:style style:name="ta2" style:family="table" style:master-page-name="Default">
      <style:table-properties table:display="true" style:writing-mode="lr-tb" tableooo:tab-color="#ffff66"/>
    </style:style>
    <style:style style:name="ta3" style:family="table" style:master-page-name="Default">
      <style:table-properties table:display="true" style:writing-mode="lr-tb" tableooo:tab-color="#579d1c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Uwaga" style:data-style-name="N10116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fo:background-color="transparent"/>
      <style:text-properties style:text-position=""/>
    </style:style>
    <style:style style:name="ce2" style:family="table-cell" style:parent-style-name="Default" style:data-style-name="N10116">
      <style:table-cell-properties fo:background-color="transparent" style:rotation-align="none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style:font-name="Liberation Sans" fo:font-size="10pt" style:font-size-asian="10pt" style:font-size-complex="10pt"/>
    </style:style>
    <style:style style:name="ce5" style:family="table-cell" style:parent-style-name="Uwaga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Uwaga" style:data-style-name="N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ackground-color="transparent" style:rotation-align="none"/>
      <style:text-properties style:text-position="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 style:data-style-name="N11">
      <style:table-cell-properties fo:background-color="transparent"/>
      <style:text-properties style:text-position=""/>
    </style:style>
    <style:style style:name="ce11" style:family="table-cell" style:parent-style-name="Default" style:data-style-name="N10116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style:font-name="Liberation Sans" fo:font-size="10pt" style:font-size-asian="10pt" style:font-size-complex="10pt"/>
    </style:style>
    <style:style style:name="ce12" style:family="table-cell" style:parent-style-name="Uwaga" style:data-style-name="N10116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style:font-name="Liberation Sans" fo:font-size="10pt" style:font-size-asian="10pt" style:font-size-complex="10pt"/>
    </style:style>
    <style:style style:name="ce14" style:family="table-cell" style:parent-style-name="Uwaga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style:font-name="Liberation Sans" fo:font-size="10pt" style:font-size-asian="10pt" style:font-size-complex="10pt"/>
    </style:style>
    <style:style style:name="ce16" style:family="table-cell" style:parent-style-name="Uwaga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Uwaga" style:data-style-name="N10116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Uwaga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Uwaga" style:data-style-name="N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011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1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 style:data-style-name="N116">
      <style:text-properties style:text-position=""/>
    </style:style>
    <style:style style:name="ce25" style:family="table-cell" style:parent-style-name="Uwaga" style:data-style-name="N10116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10116">
      <style:table-cell-properties fo:background-color="transparent" style:rotation-align="non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Uwaga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Uwaga" style:data-style-name="N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fo:background-color="transparent" style:rotation-align="non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">
      <style:table-cell-properties fo:background-color="transparent"/>
    </style:style>
    <style:style style:name="ce34" style:family="table-cell" style:parent-style-name="Default" style:data-style-name="N116">
      <style:table-cell-properties fo:background-color="transparent"/>
    </style:style>
    <style:style style:name="ce35" style:family="table-cell" style:parent-style-name="Default" style:data-style-name="N10116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36" style:family="table-cell" style:parent-style-name="Uwaga" style:data-style-name="N10116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38" style:family="table-cell" style:parent-style-name="Uwaga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40" style:family="table-cell" style:parent-style-name="Uwaga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1011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11"/>
    <style:style style:name="ce44" style:family="table-cell" style:parent-style-name="Default" style:data-style-name="N116"/>
  </office:automatic-styles>
  <office:body>
    <office:spreadsheet>
      <table:calculation-settings table:automatic-find-labels="false"/>
      <table:table table:name="Gold" table:style-name="ta1">
        <table:table-column table:style-name="co1" table:number-columns-repeated="2" table:default-cell-style-name="ce3"/>
        <table:table-column table:style-name="co1" table:number-columns-repeated="3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date" office:date-value="2007-03-01" calcext:value-type="date">
            <text:p>III-07</text:p>
          </table:table-cell>
          <table:table-cell table:style-name="ce4"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odities</text:p>
          </table:table-cell>
          <table:table-cell/>
          <table:table-cell table:style-name="ce1"/>
          <table:table-cell table:style-name="ce4"/>
        </table:table-row>
        <table:table-row table:style-name="ro1">
          <table:table-cell table:style-name="ce1" office:value-type="date" office:date-value="2007-06-01" calcext:value-type="date">
            <text:p>VI-07</text:p>
          </table:table-cell>
          <table:table-cell table:style-name="ce4" office:value-type="float" office:value="648.1" calcext:value-type="float">
            <text:p>648,1</text:p>
          </table:table-cell>
          <table:table-cell table:style-name="ce9" table:formula="of:=([.B2]-[.B1])/[.B1]" office:value-type="percentage" office:value="-0.022473604826546" calcext:value-type="percentage">
            <text:p>-2,25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style-name="ce4"/>
        </table:table-row>
        <table:table-row table:style-name="ro1">
          <table:table-cell table:style-name="ce2" office:value-type="date" office:date-value="2007-09-01" calcext:value-type="date">
            <text:p>IX-07</text:p>
          </table:table-cell>
          <table:table-cell office:value-type="float" office:value="742.8" calcext:value-type="float">
            <text:p>742,8</text:p>
          </table:table-cell>
          <table:table-cell table:style-name="ce9" table:formula="of:=([.B3]-[.B2])/[.B2]" office:value-type="percentage" office:value="0.146119426014504" calcext:value-type="percentage">
            <text:p>14,61%</text:p>
          </table:table-cell>
          <table:table-cell table:style-name="ce10" table:formula="of:=([.C3]-[.C2])/[.C2]" office:value-type="float" office:value="-7.50182412400109" calcext:value-type="float">
            <text:p>-7,5018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table:style-name="ce1" office:value-type="date" office:date-value="2007-12-01" calcext:value-type="date">
            <text:p>XII-07</text:p>
          </table:table-cell>
          <table:table-cell table:style-name="ce5" office:value-type="float" office:value="834.9" calcext:value-type="float">
            <text:p>834,9</text:p>
          </table:table-cell>
          <table:table-cell table:style-name="ce9" table:formula="of:=([.B4]-[.B3])/[.B3]" office:value-type="percentage" office:value="0.123990306946688" calcext:value-type="percentage">
            <text:p>12,40%</text:p>
          </table:table-cell>
          <table:table-cell table:style-name="ce10" table:formula="of:=([.C4]-[.C3])/[.C3]" office:value-type="float" office:value="-0.151445428382801" calcext:value-type="float">
            <text:p>-0,1514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8-03-01" calcext:value-type="date">
            <text:p>III-08</text:p>
          </table:table-cell>
          <table:table-cell table:style-name="ce5" office:value-type="float" office:value="916.2" calcext:value-type="float">
            <text:p>916,2</text:p>
          </table:table-cell>
          <table:table-cell table:style-name="ce9" table:formula="of:=([.B5]-[.B4])/[.B4]" office:value-type="percentage" office:value="0.0973769313690263" calcext:value-type="percentage">
            <text:p>9,74%</text:p>
          </table:table-cell>
          <table:table-cell table:style-name="ce10" table:formula="of:=([.C5]-[.C4])/[.C4]" office:value-type="float" office:value="-0.214640775017234" calcext:value-type="float">
            <text:p>-0,2146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8-06-01" calcext:value-type="date">
            <text:p>VI-08</text:p>
          </table:table-cell>
          <table:table-cell table:style-name="ce5" office:value-type="float" office:value="926.2" calcext:value-type="float">
            <text:p>926,2</text:p>
          </table:table-cell>
          <table:table-cell table:style-name="ce9" table:formula="of:=([.B6]-[.B5])/[.B5]" office:value-type="percentage" office:value="0.0109146474568871" calcext:value-type="percentage">
            <text:p>1,09%</text:p>
          </table:table-cell>
          <table:table-cell table:style-name="ce10" table:formula="of:=([.C6]-[.C5])/[.C5]" office:value-type="float" office:value="-0.887913417444587" calcext:value-type="float">
            <text:p>-0,8879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8-09-01" calcext:value-type="date">
            <text:p>IX-08</text:p>
          </table:table-cell>
          <table:table-cell table:style-name="ce5" office:value-type="float" office:value="874.2" calcext:value-type="float">
            <text:p>874,2</text:p>
          </table:table-cell>
          <table:table-cell table:style-name="ce9" table:formula="of:=([.B7]-[.B6])/[.B6]" office:value-type="percentage" office:value="-0.0561433815590585" calcext:value-type="percentage">
            <text:p>-5,61%</text:p>
          </table:table-cell>
          <table:table-cell table:style-name="ce10" table:formula="of:=([.C7]-[.C6])/[.C6]" office:value-type="float" office:value="-6.14385661844094" calcext:value-type="float">
            <text:p>-6,1439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8-12-01" calcext:value-type="date">
            <text:p>XII-08</text:p>
          </table:table-cell>
          <table:table-cell table:style-name="ce5" office:value-type="float" office:value="883.6" calcext:value-type="float">
            <text:p>883,6</text:p>
          </table:table-cell>
          <table:table-cell table:style-name="ce9" table:formula="of:=([.B8]-[.B7])/[.B7]" office:value-type="percentage" office:value="0.010752688172043" calcext:value-type="percentage">
            <text:p>1,08%</text:p>
          </table:table-cell>
          <table:table-cell table:style-name="ce10" table:formula="of:=([.C8]-[.C7])/[.C7]" office:value-type="float" office:value="-1.19152191894127" calcext:value-type="float">
            <text:p>-1,1915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9-03-01" calcext:value-type="date">
            <text:p>III-09</text:p>
          </table:table-cell>
          <table:table-cell table:style-name="ce5" office:value-type="float" office:value="922.6" calcext:value-type="float">
            <text:p>922,6</text:p>
          </table:table-cell>
          <table:table-cell table:style-name="ce9" table:formula="of:=([.B9]-[.B8])/[.B8]" office:value-type="percentage" office:value="0.0441376188320507" calcext:value-type="percentage">
            <text:p>4,41%</text:p>
          </table:table-cell>
          <table:table-cell table:style-name="ce10" table:formula="of:=([.C9]-[.C8])/[.C8]" office:value-type="float" office:value="3.10479855138073" calcext:value-type="float">
            <text:p>3,1048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9-06-01" calcext:value-type="date">
            <text:p>VI-09</text:p>
          </table:table-cell>
          <table:table-cell table:style-name="ce5" office:value-type="float" office:value="927.1" calcext:value-type="float">
            <text:p>927,1</text:p>
          </table:table-cell>
          <table:table-cell table:style-name="ce9" table:formula="of:=([.B10]-[.B9])/[.B9]" office:value-type="percentage" office:value="0.00487752005202688" calcext:value-type="percentage">
            <text:p>0,49%</text:p>
          </table:table-cell>
          <table:table-cell table:style-name="ce10" table:formula="of:=([.C10]-[.C9])/[.C9]" office:value-type="float" office:value="-0.889492904667411" calcext:value-type="float">
            <text:p>-0,8895</text:p>
          </table:table-cell>
          <table:table-cell table:number-columns-repeated="2"/>
          <table:table-cell table:style-name="ce1"/>
          <table:table-cell table:style-name="ce5"/>
        </table:table-row>
        <table:table-row table:style-name="ro1">
          <table:table-cell table:style-name="ce1" office:value-type="date" office:date-value="2009-09-01" calcext:value-type="date">
            <text:p>IX-09</text:p>
          </table:table-cell>
          <table:table-cell table:style-name="ce6" office:value-type="float" office:value="1008" calcext:value-type="float">
            <text:p>1 008,00</text:p>
          </table:table-cell>
          <table:table-cell table:style-name="ce9" table:formula="of:=([.B11]-[.B10])/[.B10]" office:value-type="percentage" office:value="0.087261352604897" calcext:value-type="percentage">
            <text:p>8,73%</text:p>
          </table:table-cell>
          <table:table-cell table:style-name="ce10" table:formula="of:=([.C11]-[.C10])/[.C10]" office:value-type="float" office:value="16.8905164251729" calcext:value-type="float">
            <text:p>16,8905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09-12-01" calcext:value-type="date">
            <text:p>XII-09</text:p>
          </table:table-cell>
          <table:table-cell table:style-name="ce6" office:value-type="float" office:value="1095.2" calcext:value-type="float">
            <text:p>1 095,20</text:p>
          </table:table-cell>
          <table:table-cell table:style-name="ce9" table:formula="of:=([.B12]-[.B11])/[.B11]" office:value-type="percentage" office:value="0.0865079365079365" calcext:value-type="percentage">
            <text:p>8,65%</text:p>
          </table:table-cell>
          <table:table-cell table:style-name="ce10" table:formula="of:=([.C12]-[.C11])/[.C11]" office:value-type="float" office:value="-0.00863401809013602" calcext:value-type="float">
            <text:p>-0,0086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0-03-01" calcext:value-type="date">
            <text:p>III-10</text:p>
          </table:table-cell>
          <table:table-cell table:style-name="ce6" office:value-type="float" office:value="1113.3" calcext:value-type="float">
            <text:p>1 113,30</text:p>
          </table:table-cell>
          <table:table-cell table:style-name="ce9" table:formula="of:=([.B13]-[.B12])/[.B12]" office:value-type="percentage" office:value="0.016526661796932" calcext:value-type="percentage">
            <text:p>1,65%</text:p>
          </table:table-cell>
          <table:table-cell table:style-name="ce10" table:formula="of:=([.C13]-[.C12])/[.C12]" office:value-type="float" office:value="-0.808957854457484" calcext:value-type="float">
            <text:p>-0,8090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0-06-01" calcext:value-type="date">
            <text:p>VI-10</text:p>
          </table:table-cell>
          <table:table-cell table:style-name="ce6" office:value-type="float" office:value="1245.5" calcext:value-type="float">
            <text:p>1 245,50</text:p>
          </table:table-cell>
          <table:table-cell table:style-name="ce9" table:formula="of:=([.B14]-[.B13])/[.B13]" office:value-type="percentage" office:value="0.118746070241624" calcext:value-type="percentage">
            <text:p>11,87%</text:p>
          </table:table-cell>
          <table:table-cell table:style-name="ce10" table:formula="of:=([.C14]-[.C13])/[.C13]" office:value-type="float" office:value="6.18512133307333" calcext:value-type="float">
            <text:p>6,1851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0-09-01" calcext:value-type="date">
            <text:p>IX-10</text:p>
          </table:table-cell>
          <table:table-cell table:style-name="ce6" office:value-type="float" office:value="1307.8" calcext:value-type="float">
            <text:p>1 307,80</text:p>
          </table:table-cell>
          <table:table-cell table:style-name="ce9" table:formula="of:=([.B15]-[.B14])/[.B14]" office:value-type="percentage" office:value="0.0500200722601365" calcext:value-type="percentage">
            <text:p>5,00%</text:p>
          </table:table-cell>
          <table:table-cell table:style-name="ce10" table:formula="of:=([.C15]-[.C14])/[.C14]" office:value-type="float" office:value="-0.578764399037747" calcext:value-type="float">
            <text:p>-0,5788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0-12-01" calcext:value-type="date">
            <text:p>XII-10</text:p>
          </table:table-cell>
          <table:table-cell table:style-name="ce6" office:value-type="float" office:value="1421.1" calcext:value-type="float">
            <text:p>1 421,10</text:p>
          </table:table-cell>
          <table:table-cell table:style-name="ce9" table:formula="of:=([.B16]-[.B15])/[.B15]" office:value-type="percentage" office:value="0.0866340419024315" calcext:value-type="percentage">
            <text:p>8,66%</text:p>
          </table:table-cell>
          <table:table-cell table:style-name="ce10" table:formula="of:=([.C16]-[.C15])/[.C15]" office:value-type="float" office:value="0.731985540762096" calcext:value-type="float">
            <text:p>0,7320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1-03-01" calcext:value-type="date">
            <text:p>III-11</text:p>
          </table:table-cell>
          <table:table-cell table:style-name="ce6" office:value-type="float" office:value="1438.9" calcext:value-type="float">
            <text:p>1 438,90</text:p>
          </table:table-cell>
          <table:table-cell table:style-name="ce9" table:formula="of:=([.B17]-[.B16])/[.B16]" office:value-type="percentage" office:value="0.0125255084089791" calcext:value-type="percentage">
            <text:p>1,25%</text:p>
          </table:table-cell>
          <table:table-cell table:style-name="ce10" table:formula="of:=([.C17]-[.C16])/[.C16]" office:value-type="float" office:value="-0.855420477517539" calcext:value-type="float">
            <text:p>-0,8554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1-06-01" calcext:value-type="date">
            <text:p>VI-11</text:p>
          </table:table-cell>
          <table:table-cell table:style-name="ce6" office:value-type="float" office:value="1502.3" calcext:value-type="float">
            <text:p>1 502,30</text:p>
          </table:table-cell>
          <table:table-cell table:style-name="ce9" table:formula="of:=([.B18]-[.B17])/[.B17]" office:value-type="percentage" office:value="0.0440614358190283" calcext:value-type="percentage">
            <text:p>4,41%</text:p>
          </table:table-cell>
          <table:table-cell table:style-name="ce10" table:formula="of:=([.C18]-[.C17])/[.C17]" office:value-type="float" office:value="2.51773631698992" calcext:value-type="float">
            <text:p>2,5177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1-09-01" calcext:value-type="date">
            <text:p>IX-11</text:p>
          </table:table-cell>
          <table:table-cell table:style-name="ce6" office:value-type="float" office:value="1620.4" calcext:value-type="float">
            <text:p>1 620,40</text:p>
          </table:table-cell>
          <table:table-cell table:style-name="ce9" table:formula="of:=([.B19]-[.B18])/[.B18]" office:value-type="percentage" office:value="0.0786127937163018" calcext:value-type="percentage">
            <text:p>7,86%</text:p>
          </table:table-cell>
          <table:table-cell table:style-name="ce10" table:formula="of:=([.C19]-[.C18])/[.C18]" office:value-type="float" office:value="0.784163231520298" calcext:value-type="float">
            <text:p>0,7842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1-12-01" calcext:value-type="date">
            <text:p>XII-11</text:p>
          </table:table-cell>
          <table:table-cell table:style-name="ce6" office:value-type="float" office:value="1565.8" calcext:value-type="float">
            <text:p>1 565,80</text:p>
          </table:table-cell>
          <table:table-cell table:style-name="ce9" table:formula="of:=([.B20]-[.B19])/[.B19]" office:value-type="percentage" office:value="-0.0336953838558381" calcext:value-type="percentage">
            <text:p>-3,37%</text:p>
          </table:table-cell>
          <table:table-cell table:style-name="ce10" table:formula="of:=([.C20]-[.C19])/[.C19]" office:value-type="float" office:value="-1.42862468388337" calcext:value-type="float">
            <text:p>-1,4286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2-03-01" calcext:value-type="date">
            <text:p>III-12</text:p>
          </table:table-cell>
          <table:table-cell table:style-name="ce6" office:value-type="float" office:value="1669.3" calcext:value-type="float">
            <text:p>1 669,30</text:p>
          </table:table-cell>
          <table:table-cell table:style-name="ce9" table:formula="of:=([.B21]-[.B20])/[.B20]" office:value-type="percentage" office:value="0.0661003959637246" calcext:value-type="percentage">
            <text:p>6,61%</text:p>
          </table:table-cell>
          <table:table-cell table:style-name="ce10" table:formula="of:=([.C21]-[.C20])/[.C20]" office:value-type="float" office:value="-2.96170479156812" calcext:value-type="float">
            <text:p>-2,9617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2-06-01" calcext:value-type="date">
            <text:p>VI-12</text:p>
          </table:table-cell>
          <table:table-cell table:style-name="ce6" office:value-type="float" office:value="1603.5" calcext:value-type="float">
            <text:p>1 603,50</text:p>
          </table:table-cell>
          <table:table-cell table:style-name="ce9" table:formula="of:=([.B22]-[.B21])/[.B21]" office:value-type="percentage" office:value="-0.0394177200023962" calcext:value-type="percentage">
            <text:p>-3,94%</text:p>
          </table:table-cell>
          <table:table-cell table:style-name="ce10" table:formula="of:=([.C22]-[.C21])/[.C21]" office:value-type="float" office:value="-1.59633107226814" calcext:value-type="float">
            <text:p>-1,5963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2-09-01" calcext:value-type="date">
            <text:p>IX-12</text:p>
          </table:table-cell>
          <table:table-cell table:style-name="ce6" office:value-type="float" office:value="1771.1" calcext:value-type="float">
            <text:p>1 771,10</text:p>
          </table:table-cell>
          <table:table-cell table:style-name="ce9" table:formula="of:=([.B23]-[.B22])/[.B22]" office:value-type="percentage" office:value="0.104521359526037" calcext:value-type="percentage">
            <text:p>10,45%</text:p>
          </table:table-cell>
          <table:table-cell table:style-name="ce10" table:formula="of:=([.C23]-[.C22])/[.C22]" office:value-type="float" office:value="-3.65163382153212" calcext:value-type="float">
            <text:p>-3,6516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1" office:value-type="date" office:date-value="2012-12-01" calcext:value-type="date">
            <text:p>XII-12</text:p>
          </table:table-cell>
          <table:table-cell table:style-name="ce6" office:value-type="float" office:value="1674.8" calcext:value-type="float">
            <text:p>1 674,80</text:p>
          </table:table-cell>
          <table:table-cell table:style-name="ce9" table:formula="of:=([.B24]-[.B23])/[.B23]" office:value-type="percentage" office:value="-0.0543729885381966" calcext:value-type="percentage">
            <text:p>-5,44%</text:p>
          </table:table-cell>
          <table:table-cell table:style-name="ce10" table:formula="of:=([.C24]-[.C23])/[.C23]" office:value-type="float" office:value="-1.52020935036395" calcext:value-type="float">
            <text:p>-1,5202</text:p>
          </table:table-cell>
          <table:table-cell table:number-columns-repeated="2"/>
          <table:table-cell table:style-name="ce1"/>
          <table:table-cell table:style-name="ce6"/>
        </table:table-row>
        <table:table-row table:style-name="ro1">
          <table:table-cell table:style-name="ce2" office:value-type="date" office:date-value="2013-03-01" calcext:value-type="date">
            <text:p>III-13</text:p>
          </table:table-cell>
          <table:table-cell table:style-name="ce7" office:value-type="float" office:value="1594.8" calcext:value-type="float">
            <text:p>1 594,80</text:p>
          </table:table-cell>
          <table:table-cell table:style-name="ce9" table:formula="of:=([.B25]-[.B24])/[.B24]" office:value-type="percentage" office:value="-0.0477668975400048" calcext:value-type="percentage">
            <text:p>-4,78%</text:p>
          </table:table-cell>
          <table:table-cell table:style-name="ce10" table:formula="of:=([.C25]-[.C24])/[.C24]" office:value-type="float" office:value="-0.121495823124585" calcext:value-type="float">
            <text:p>-0,1215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3-06-01" calcext:value-type="date">
            <text:p>VI-13</text:p>
          </table:table-cell>
          <table:table-cell table:style-name="ce7" office:value-type="float" office:value="1223.8" calcext:value-type="float">
            <text:p>1 223,80</text:p>
          </table:table-cell>
          <table:table-cell table:style-name="ce9" table:formula="of:=([.B26]-[.B25])/[.B25]" office:value-type="percentage" office:value="-0.232631050915475" calcext:value-type="percentage">
            <text:p>-23,26%</text:p>
          </table:table-cell>
          <table:table-cell table:style-name="ce10" table:formula="of:=([.C26]-[.C25])/[.C25]" office:value-type="float" office:value="3.87013105091548" calcext:value-type="float">
            <text:p>3,8701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3-09-01" calcext:value-type="date">
            <text:p>IX-13</text:p>
          </table:table-cell>
          <table:table-cell table:style-name="ce7" office:value-type="float" office:value="1326.5" calcext:value-type="float">
            <text:p>1 326,50</text:p>
          </table:table-cell>
          <table:table-cell table:style-name="ce9" table:formula="of:=([.B27]-[.B26])/[.B26]" office:value-type="percentage" office:value="0.083918941003432" calcext:value-type="percentage">
            <text:p>8,39%</text:p>
          </table:table-cell>
          <table:table-cell table:style-name="ce10" table:formula="of:=([.C27]-[.C26])/[.C26]" office:value-type="float" office:value="-1.36073834801152" calcext:value-type="float">
            <text:p>-1,3607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3-12-01" calcext:value-type="date">
            <text:p>XII-13</text:p>
          </table:table-cell>
          <table:table-cell table:style-name="ce7" office:value-type="float" office:value="1201.9" calcext:value-type="float">
            <text:p>1 201,90</text:p>
          </table:table-cell>
          <table:table-cell table:style-name="ce9" table:formula="of:=([.B28]-[.B27])/[.B27]" office:value-type="percentage" office:value="-0.0939313984168865" calcext:value-type="percentage">
            <text:p>-9,39%</text:p>
          </table:table-cell>
          <table:table-cell table:style-name="ce10" table:formula="of:=([.C28]-[.C27])/[.C27]" office:value-type="float" office:value="-2.11931105533189" calcext:value-type="float">
            <text:p>-2,1193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4-03-01" calcext:value-type="date">
            <text:p>III-14</text:p>
          </table:table-cell>
          <table:table-cell table:style-name="ce7" office:value-type="float" office:value="1283.4" calcext:value-type="float">
            <text:p>1 283,40</text:p>
          </table:table-cell>
          <table:table-cell table:style-name="ce9" table:formula="of:=([.B29]-[.B28])/[.B28]" office:value-type="percentage" office:value="0.0678093019385972" calcext:value-type="percentage">
            <text:p>6,78%</text:p>
          </table:table-cell>
          <table:table-cell table:style-name="ce10" table:formula="of:=([.C29]-[.C28])/[.C28]" office:value-type="float" office:value="-1.72190239985192" calcext:value-type="float">
            <text:p>-1,7219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4-06-01" calcext:value-type="date">
            <text:p>VI-14</text:p>
          </table:table-cell>
          <table:table-cell table:style-name="ce7" office:value-type="float" office:value="1321.8" calcext:value-type="float">
            <text:p>1 321,80</text:p>
          </table:table-cell>
          <table:table-cell table:style-name="ce9" table:formula="of:=([.B30]-[.B29])/[.B29]" office:value-type="percentage" office:value="0.029920523609163" calcext:value-type="percentage">
            <text:p>2,99%</text:p>
          </table:table-cell>
          <table:table-cell table:style-name="ce10" table:formula="of:=([.C30]-[.C29])/[.C29]" office:value-type="float" office:value="-0.558754879437386" calcext:value-type="float">
            <text:p>-0,5588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4-09-01" calcext:value-type="date">
            <text:p>IX-14</text:p>
          </table:table-cell>
          <table:table-cell table:style-name="ce7" office:value-type="float" office:value="1210.5" calcext:value-type="float">
            <text:p>1 210,50</text:p>
          </table:table-cell>
          <table:table-cell table:style-name="ce9" table:formula="of:=([.B31]-[.B30])/[.B30]" office:value-type="percentage" office:value="-0.0842033590558329" calcext:value-type="percentage">
            <text:p>-8,42%</text:p>
          </table:table-cell>
          <table:table-cell table:style-name="ce10" table:formula="of:=([.C31]-[.C30])/[.C30]" office:value-type="float" office:value="-3.81423414094418" calcext:value-type="float">
            <text:p>-3,8142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4-12-01" calcext:value-type="date">
            <text:p>XII-14</text:p>
          </table:table-cell>
          <table:table-cell table:style-name="ce7" office:value-type="float" office:value="1183.9" calcext:value-type="float">
            <text:p>1 183,90</text:p>
          </table:table-cell>
          <table:table-cell table:style-name="ce9" table:formula="of:=([.B32]-[.B31])/[.B31]" office:value-type="percentage" office:value="-0.0219743907476249" calcext:value-type="percentage">
            <text:p>-2,20%</text:p>
          </table:table-cell>
          <table:table-cell table:style-name="ce10" table:formula="of:=([.C32]-[.C31])/[.C31]" office:value-type="float" office:value="-0.739031898560552" calcext:value-type="float">
            <text:p>-0,7390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5-03-01" calcext:value-type="date">
            <text:p>III-15</text:p>
          </table:table-cell>
          <table:table-cell table:style-name="ce7" office:value-type="float" office:value="1183.1" calcext:value-type="float">
            <text:p>1 183,10</text:p>
          </table:table-cell>
          <table:table-cell table:style-name="ce9" table:formula="of:=([.B33]-[.B32])/[.B32]" office:value-type="percentage" office:value="-0.000675732747698439" calcext:value-type="percentage">
            <text:p>-0,07%</text:p>
          </table:table-cell>
          <table:table-cell table:style-name="ce10" table:formula="of:=([.C33]-[.C32])/[.C32]" office:value-type="float" office:value="-0.96924907928237" calcext:value-type="float">
            <text:p>-0,9692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5-06-01" calcext:value-type="date">
            <text:p>VI-15</text:p>
          </table:table-cell>
          <table:table-cell table:style-name="ce7" office:value-type="float" office:value="1171.5" calcext:value-type="float">
            <text:p>1 171,50</text:p>
          </table:table-cell>
          <table:table-cell table:style-name="ce9" table:formula="of:=([.B34]-[.B33])/[.B33]" office:value-type="percentage" office:value="-0.00980475023244012" calcext:value-type="percentage">
            <text:p>-0,98%</text:p>
          </table:table-cell>
          <table:table-cell table:style-name="ce10" table:formula="of:=([.C34]-[.C33])/[.C33]" office:value-type="float" office:value="13.509804750229" calcext:value-type="float">
            <text:p>13,5098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5-09-01" calcext:value-type="date">
            <text:p>IX-15</text:p>
          </table:table-cell>
          <table:table-cell table:style-name="ce7" office:value-type="float" office:value="1115.5" calcext:value-type="float">
            <text:p>1 115,50</text:p>
          </table:table-cell>
          <table:table-cell table:style-name="ce9" table:formula="of:=([.B35]-[.B34])/[.B34]" office:value-type="percentage" office:value="-0.047801963294921" calcext:value-type="percentage">
            <text:p>-4,78%</text:p>
          </table:table-cell>
          <table:table-cell table:style-name="ce10" table:formula="of:=([.C35]-[.C34])/[.C34]" office:value-type="float" office:value="3.87538817019151" calcext:value-type="float">
            <text:p>3,8754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5-12-01" calcext:value-type="date">
            <text:p>XII-15</text:p>
          </table:table-cell>
          <table:table-cell table:style-name="ce7" office:value-type="float" office:value="1060.3" calcext:value-type="float">
            <text:p>1 060,30</text:p>
          </table:table-cell>
          <table:table-cell table:style-name="ce9" table:formula="of:=([.B36]-[.B35])/[.B35]" office:value-type="percentage" office:value="-0.0494845360824743" calcext:value-type="percentage">
            <text:p>-4,95%</text:p>
          </table:table-cell>
          <table:table-cell table:style-name="ce10" table:formula="of:=([.C36]-[.C35])/[.C35]" office:value-type="float" office:value="0.0351988217967608" calcext:value-type="float">
            <text:p>0,0352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6-03-01" calcext:value-type="date">
            <text:p>III-16</text:p>
          </table:table-cell>
          <table:table-cell table:style-name="ce7" office:value-type="float" office:value="1234.2" calcext:value-type="float">
            <text:p>1 234,20</text:p>
          </table:table-cell>
          <table:table-cell table:style-name="ce9" table:formula="of:=([.B37]-[.B36])/[.B36]" office:value-type="percentage" office:value="0.164010185796473" calcext:value-type="percentage">
            <text:p>16,40%</text:p>
          </table:table-cell>
          <table:table-cell table:style-name="ce10" table:formula="of:=([.C37]-[.C36])/[.C36]" office:value-type="float" office:value="-4.31437250463705" calcext:value-type="float">
            <text:p>-4,3144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6-06-01" calcext:value-type="date">
            <text:p>VI-16</text:p>
          </table:table-cell>
          <table:table-cell table:style-name="ce7" office:value-type="float" office:value="1318.4" calcext:value-type="float">
            <text:p>1 318,40</text:p>
          </table:table-cell>
          <table:table-cell table:style-name="ce9" table:formula="of:=([.B38]-[.B37])/[.B37]" office:value-type="percentage" office:value="0.0682223302544158" calcext:value-type="percentage">
            <text:p>6,82%</text:p>
          </table:table-cell>
          <table:table-cell table:style-name="ce10" table:formula="of:=([.C38]-[.C37])/[.C37]" office:value-type="float" office:value="-0.584036016280868" calcext:value-type="float">
            <text:p>-0,5840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6-09-01" calcext:value-type="date">
            <text:p>IX-16</text:p>
          </table:table-cell>
          <table:table-cell table:style-name="ce7" office:value-type="float" office:value="1313.3" calcext:value-type="float">
            <text:p>1 313,30</text:p>
          </table:table-cell>
          <table:table-cell table:style-name="ce9" table:formula="of:=([.B39]-[.B38])/[.B38]" office:value-type="percentage" office:value="-0.00386832524271855" calcext:value-type="percentage">
            <text:p>-0,39%</text:p>
          </table:table-cell>
          <table:table-cell table:style-name="ce10" table:formula="of:=([.C39]-[.C38])/[.C38]" office:value-type="float" office:value="-1.05670174601619" calcext:value-type="float">
            <text:p>-1,0567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6-12-01" calcext:value-type="date">
            <text:p>XII-16</text:p>
          </table:table-cell>
          <table:table-cell table:style-name="ce7" office:value-type="float" office:value="1150" calcext:value-type="float">
            <text:p>1 150,00</text:p>
          </table:table-cell>
          <table:table-cell table:style-name="ce9" table:formula="of:=([.B40]-[.B39])/[.B39]" office:value-type="percentage" office:value="-0.124343257443082" calcext:value-type="percentage">
            <text:p>-12,43%</text:p>
          </table:table-cell>
          <table:table-cell table:style-name="ce10" table:formula="of:=([.C40]-[.C39])/[.C39]" office:value-type="float" office:value="31.1439511005795" calcext:value-type="float">
            <text:p>31,1440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7-03-01" calcext:value-type="date">
            <text:p>III-17</text:p>
          </table:table-cell>
          <table:table-cell table:style-name="ce7" office:value-type="float" office:value="1254.5" calcext:value-type="float">
            <text:p>1 254,50</text:p>
          </table:table-cell>
          <table:table-cell table:style-name="ce9" table:formula="of:=([.B41]-[.B40])/[.B40]" office:value-type="percentage" office:value="0.0908695652173913" calcext:value-type="percentage">
            <text:p>9,09%</text:p>
          </table:table-cell>
          <table:table-cell table:style-name="ce10" table:formula="of:=([.C41]-[.C40])/[.C40]" office:value-type="float" office:value="-1.73079608083282" calcext:value-type="float">
            <text:p>-1,7308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7-06-01" calcext:value-type="date">
            <text:p>VI-17</text:p>
          </table:table-cell>
          <table:table-cell table:style-name="ce7" office:value-type="float" office:value="1249.6" calcext:value-type="float">
            <text:p>1 249,60</text:p>
          </table:table-cell>
          <table:table-cell table:style-name="ce9" table:formula="of:=([.B42]-[.B41])/[.B41]" office:value-type="percentage" office:value="-0.0039059386209646" calcext:value-type="percentage">
            <text:p>-0,39%</text:p>
          </table:table-cell>
          <table:table-cell table:style-name="ce10" table:formula="of:=([.C42]-[.C41])/[.C41]" office:value-type="float" office:value="-1.04298401353215" calcext:value-type="float">
            <text:p>-1,0430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style-name="ce2" office:value-type="date" office:date-value="2017-09-01" calcext:value-type="date">
            <text:p>IX-17</text:p>
          </table:table-cell>
          <table:table-cell table:style-name="ce7" office:value-type="float" office:value="1284.8" calcext:value-type="float">
            <text:p>1 284,80</text:p>
          </table:table-cell>
          <table:table-cell table:style-name="ce9" table:formula="of:=([.B43]-[.B42])/[.B42]" office:value-type="percentage" office:value="0.0281690140845071" calcext:value-type="percentage">
            <text:p>2,82%</text:p>
          </table:table-cell>
          <table:table-cell table:style-name="ce10" table:formula="of:=([.C43]-[.C42])/[.C42]" office:value-type="float" office:value="-8.21184248347214" calcext:value-type="float">
            <text:p>-8,2118</text:p>
          </table:table-cell>
          <table:table-cell table:number-columns-repeated="2"/>
          <table:table-cell table:style-name="ce2"/>
          <table:table-cell table:style-name="ce7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lver" table:style-name="ta1">
        <table:table-column table:style-name="co1" table:number-columns-repeated="5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3" office:value-type="float" office:value="13.39" calcext:value-type="float">
            <text:p>13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oditi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3" office:value-type="float" office:value="12.353" calcext:value-type="float">
            <text:p>12,353</text:p>
          </table:table-cell>
          <table:table-cell table:style-name="ce9" table:formula="of:=([.B2]-[.B1])/[.B1]" office:value-type="percentage" office:value="-0.0774458551157581" calcext:value-type="percentage">
            <text:p>-7,74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3" office:value-type="float" office:value="13.794" calcext:value-type="float">
            <text:p>13,794</text:p>
          </table:table-cell>
          <table:table-cell table:style-name="ce9" table:formula="of:=([.B3]-[.B2])/[.B2]" office:value-type="percentage" office:value="0.116651825467498" calcext:value-type="percentage">
            <text:p>11,67%</text:p>
          </table:table-cell>
          <table:table-cell table:style-name="ce10" table:formula="of:=([.C3]-[.C2])/[.C2]" office:value-type="float" office:value="-2.50623716780115" calcext:value-type="float">
            <text:p>-2,5062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4" office:value-type="float" office:value="14.797" calcext:value-type="float">
            <text:p>14,797</text:p>
          </table:table-cell>
          <table:table-cell table:style-name="ce9" table:formula="of:=([.B4]-[.B3])/[.B3]" office:value-type="percentage" office:value="0.0727127736697115" calcext:value-type="percentage">
            <text:p>7,27%</text:p>
          </table:table-cell>
          <table:table-cell table:style-name="ce10" table:formula="of:=([.C4]-[.C3])/[.C3]" office:value-type="float" office:value="-0.376668360068046" calcext:value-type="float">
            <text:p>-0,3767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4" office:value-type="float" office:value="17.275" calcext:value-type="float">
            <text:p>17,275</text:p>
          </table:table-cell>
          <table:table-cell table:style-name="ce9" table:formula="of:=([.B5]-[.B4])/[.B4]" office:value-type="percentage" office:value="0.16746637831993" calcext:value-type="percentage">
            <text:p>16,75%</text:p>
          </table:table-cell>
          <table:table-cell table:style-name="ce10" table:formula="of:=([.C5]-[.C4])/[.C4]" office:value-type="float" office:value="1.30312185697419" calcext:value-type="float">
            <text:p>1,3031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4" office:value-type="float" office:value="17.42" calcext:value-type="float">
            <text:p>17,42</text:p>
          </table:table-cell>
          <table:table-cell table:style-name="ce9" table:formula="of:=([.B6]-[.B5])/[.B5]" office:value-type="percentage" office:value="0.00839363241678745" calcext:value-type="percentage">
            <text:p>0,84%</text:p>
          </table:table-cell>
          <table:table-cell table:style-name="ce10" table:formula="of:=([.C6]-[.C5])/[.C5]" office:value-type="float" office:value="-0.949878701020499" calcext:value-type="float">
            <text:p>-0,9499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4" office:value-type="float" office:value="12.231" calcext:value-type="float">
            <text:p>12,231</text:p>
          </table:table-cell>
          <table:table-cell table:style-name="ce9" table:formula="of:=([.B7]-[.B6])/[.B6]" office:value-type="percentage" office:value="-0.297876004592423" calcext:value-type="percentage">
            <text:p>-29,79%</text:p>
          </table:table-cell>
          <table:table-cell table:style-name="ce10" table:formula="of:=([.C7]-[.C6])/[.C6]" office:value-type="float" office:value="-36.4883308919585" calcext:value-type="float">
            <text:p>-36,4883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4" office:value-type="float" office:value="11.27" calcext:value-type="float">
            <text:p>11,27</text:p>
          </table:table-cell>
          <table:table-cell table:style-name="ce9" table:formula="of:=([.B8]-[.B7])/[.B7]" office:value-type="percentage" office:value="-0.0785708445752596" calcext:value-type="percentage">
            <text:p>-7,86%</text:p>
          </table:table-cell>
          <table:table-cell table:style-name="ce10" table:formula="of:=([.C8]-[.C7])/[.C7]" office:value-type="float" office:value="-0.736229695027747" calcext:value-type="float">
            <text:p>-0,7362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4" office:value-type="float" office:value="12.975" calcext:value-type="float">
            <text:p>12,975</text:p>
          </table:table-cell>
          <table:table-cell table:style-name="ce9" table:formula="of:=([.B9]-[.B8])/[.B8]" office:value-type="percentage" office:value="0.151286601597161" calcext:value-type="percentage">
            <text:p>15,13%</text:p>
          </table:table-cell>
          <table:table-cell table:style-name="ce10" table:formula="of:=([.C9]-[.C8])/[.C8]" office:value-type="float" office:value="-2.92548014998426" calcext:value-type="float">
            <text:p>-2,9255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4" office:value-type="float" office:value="13.574" calcext:value-type="float">
            <text:p>13,574</text:p>
          </table:table-cell>
          <table:table-cell table:style-name="ce9" table:formula="of:=([.B10]-[.B9])/[.B9]" office:value-type="percentage" office:value="0.0461657032755299" calcext:value-type="percentage">
            <text:p>4,62%</text:p>
          </table:table-cell>
          <table:table-cell table:style-name="ce10" table:formula="of:=([.C10]-[.C9])/[.C9]" office:value-type="float" office:value="-0.694846055181688" calcext:value-type="float">
            <text:p>-0,6948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4" office:value-type="float" office:value="16.636" calcext:value-type="float">
            <text:p>16,636</text:p>
          </table:table-cell>
          <table:table-cell table:style-name="ce9" table:formula="of:=([.B11]-[.B10])/[.B10]" office:value-type="percentage" office:value="0.225578311477825" calcext:value-type="percentage">
            <text:p>22,56%</text:p>
          </table:table-cell>
          <table:table-cell table:style-name="ce10" table:formula="of:=([.C11]-[.C10])/[.C10]" office:value-type="float" office:value="3.88627477700297" calcext:value-type="float">
            <text:p>3,8863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4" office:value-type="float" office:value="16.822" calcext:value-type="float">
            <text:p>16,822</text:p>
          </table:table-cell>
          <table:table-cell table:style-name="ce9" table:formula="of:=([.B12]-[.B11])/[.B11]" office:value-type="percentage" office:value="0.0111805722529454" calcext:value-type="percentage">
            <text:p>1,12%</text:p>
          </table:table-cell>
          <table:table-cell table:style-name="ce10" table:formula="of:=([.C12]-[.C11])/[.C11]" office:value-type="float" office:value="-0.950435960887825" calcext:value-type="float">
            <text:p>-0,9504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4" office:value-type="float" office:value="17.512" calcext:value-type="float">
            <text:p>17,512</text:p>
          </table:table-cell>
          <table:table-cell table:style-name="ce9" table:formula="of:=([.B13]-[.B12])/[.B12]" office:value-type="percentage" office:value="0.0410177148971586" calcext:value-type="percentage">
            <text:p>4,10%</text:p>
          </table:table-cell>
          <table:table-cell table:style-name="ce10" table:formula="of:=([.C13]-[.C12])/[.C12]" office:value-type="float" office:value="2.66865970445769" calcext:value-type="float">
            <text:p>2,6687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4" office:value-type="float" office:value="18.671" calcext:value-type="float">
            <text:p>18,671</text:p>
          </table:table-cell>
          <table:table-cell table:style-name="ce9" table:formula="of:=([.B14]-[.B13])/[.B13]" office:value-type="percentage" office:value="0.0661831886706258" calcext:value-type="percentage">
            <text:p>6,62%</text:p>
          </table:table-cell>
          <table:table-cell table:style-name="ce10" table:formula="of:=([.C14]-[.C13])/[.C13]" office:value-type="float" office:value="0.613526956256906" calcext:value-type="float">
            <text:p>0,6135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4" office:value-type="float" office:value="21.798" calcext:value-type="float">
            <text:p>21,798</text:p>
          </table:table-cell>
          <table:table-cell table:style-name="ce9" table:formula="of:=([.B15]-[.B14])/[.B14]" office:value-type="percentage" office:value="0.167478978094371" calcext:value-type="percentage">
            <text:p>16,75%</text:p>
          </table:table-cell>
          <table:table-cell table:style-name="ce10" table:formula="of:=([.C15]-[.C14])/[.C14]" office:value-type="float" office:value="1.53053655253548" calcext:value-type="float">
            <text:p>1,5305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4" office:value-type="float" office:value="30.91" calcext:value-type="float">
            <text:p>30,91</text:p>
          </table:table-cell>
          <table:table-cell table:style-name="ce9" table:formula="of:=([.B16]-[.B15])/[.B15]" office:value-type="percentage" office:value="0.418020001835031" calcext:value-type="percentage">
            <text:p>41,80%</text:p>
          </table:table-cell>
          <table:table-cell table:style-name="ce10" table:formula="of:=([.C16]-[.C15])/[.C15]" office:value-type="float" office:value="1.49595505412915" calcext:value-type="float">
            <text:p>1,4960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4" office:value-type="float" office:value="37.872" calcext:value-type="float">
            <text:p>37,872</text:p>
          </table:table-cell>
          <table:table-cell table:style-name="ce9" table:formula="of:=([.B17]-[.B16])/[.B16]" office:value-type="percentage" office:value="0.225234551924943" calcext:value-type="percentage">
            <text:p>22,52%</text:p>
          </table:table-cell>
          <table:table-cell table:style-name="ce10" table:formula="of:=([.C17]-[.C16])/[.C16]" office:value-type="float" office:value="-0.461187141916164" calcext:value-type="float">
            <text:p>-0,4612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4" office:value-type="float" office:value="34.812" calcext:value-type="float">
            <text:p>34,812</text:p>
          </table:table-cell>
          <table:table-cell table:style-name="ce9" table:formula="of:=([.B18]-[.B17])/[.B17]" office:value-type="percentage" office:value="-0.0807984790874525" calcext:value-type="percentage">
            <text:p>-8,08%</text:p>
          </table:table-cell>
          <table:table-cell table:style-name="ce10" table:formula="of:=([.C18]-[.C17])/[.C17]" office:value-type="float" office:value="-1.35873039192662" calcext:value-type="float">
            <text:p>-1,3587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4" office:value-type="float" office:value="30.041" calcext:value-type="float">
            <text:p>30,041</text:p>
          </table:table-cell>
          <table:table-cell table:style-name="ce9" table:formula="of:=([.B19]-[.B18])/[.B18]" office:value-type="percentage" office:value="-0.137050442376192" calcext:value-type="percentage">
            <text:p>-13,71%</text:p>
          </table:table-cell>
          <table:table-cell table:style-name="ce10" table:formula="of:=([.C19]-[.C18])/[.C18]" office:value-type="float" office:value="0.696200769173575" calcext:value-type="float">
            <text:p>0,6962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4" office:value-type="float" office:value="27.875" calcext:value-type="float">
            <text:p>27,875</text:p>
          </table:table-cell>
          <table:table-cell table:style-name="ce9" table:formula="of:=([.B20]-[.B19])/[.B19]" office:value-type="percentage" office:value="-0.0721014613361739" calcext:value-type="percentage">
            <text:p>-7,21%</text:p>
          </table:table-cell>
          <table:table-cell table:style-name="ce10" table:formula="of:=([.C20]-[.C19])/[.C19]" office:value-type="float" office:value="-0.473905665052423" calcext:value-type="float">
            <text:p>-0,4739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4" office:value-type="float" office:value="32.469" calcext:value-type="float">
            <text:p>32,469</text:p>
          </table:table-cell>
          <table:table-cell table:style-name="ce9" table:formula="of:=([.B21]-[.B20])/[.B20]" office:value-type="percentage" office:value="0.164807174887892" calcext:value-type="percentage">
            <text:p>16,48%</text:p>
          </table:table-cell>
          <table:table-cell table:style-name="ce10" table:formula="of:=([.C21]-[.C20])/[.C20]" office:value-type="float" office:value="-3.28576747036342" calcext:value-type="float">
            <text:p>-3,2858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4" office:value-type="float" office:value="27.58" calcext:value-type="float">
            <text:p>27,58</text:p>
          </table:table-cell>
          <table:table-cell table:style-name="ce9" table:formula="of:=([.B22]-[.B21])/[.B21]" office:value-type="percentage" office:value="-0.15057439403739" calcext:value-type="percentage">
            <text:p>-15,06%</text:p>
          </table:table-cell>
          <table:table-cell table:style-name="ce10" table:formula="of:=([.C22]-[.C21])/[.C21]" office:value-type="float" office:value="-1.91363979838751" calcext:value-type="float">
            <text:p>-1,9136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4" office:value-type="float" office:value="34.517" calcext:value-type="float">
            <text:p>34,517</text:p>
          </table:table-cell>
          <table:table-cell table:style-name="ce9" table:formula="of:=([.B23]-[.B22])/[.B22]" office:value-type="percentage" office:value="0.251522842639594" calcext:value-type="percentage">
            <text:p>25,15%</text:p>
          </table:table-cell>
          <table:table-cell table:style-name="ce10" table:formula="of:=([.C23]-[.C22])/[.C22]" office:value-type="float" office:value="-2.6704224131039" calcext:value-type="float">
            <text:p>-2,6704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4" office:value-type="float" office:value="30.173" calcext:value-type="float">
            <text:p>30,173</text:p>
          </table:table-cell>
          <table:table-cell table:style-name="ce9" table:formula="of:=([.B24]-[.B23])/[.B23]" office:value-type="percentage" office:value="-0.125851029927282" calcext:value-type="percentage">
            <text:p>-12,59%</text:p>
          </table:table-cell>
          <table:table-cell table:style-name="ce10" table:formula="of:=([.C24]-[.C23])/[.C23]" office:value-type="float" office:value="-1.50035626429212" calcext:value-type="float">
            <text:p>-1,5004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3" office:value-type="float" office:value="28.292" calcext:value-type="float">
            <text:p>28,292</text:p>
          </table:table-cell>
          <table:table-cell table:style-name="ce9" table:formula="of:=([.B25]-[.B24])/[.B24]" office:value-type="percentage" office:value="-0.0623405030987968" calcext:value-type="percentage">
            <text:p>-6,23%</text:p>
          </table:table-cell>
          <table:table-cell table:style-name="ce10" table:formula="of:=([.C25]-[.C24])/[.C24]" office:value-type="float" office:value="-0.504648447177448" calcext:value-type="float">
            <text:p>-0,5046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3" office:value-type="float" office:value="19.451" calcext:value-type="float">
            <text:p>19,451</text:p>
          </table:table-cell>
          <table:table-cell table:style-name="ce9" table:formula="of:=([.B26]-[.B25])/[.B25]" office:value-type="percentage" office:value="-0.312491163579811" calcext:value-type="percentage">
            <text:p>-31,25%</text:p>
          </table:table-cell>
          <table:table-cell table:style-name="ce10" table:formula="of:=([.C26]-[.C25])/[.C25]" office:value-type="float" office:value="4.01265065321299" calcext:value-type="float">
            <text:p>4,0127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3" office:value-type="float" office:value="21.656" calcext:value-type="float">
            <text:p>21,656</text:p>
          </table:table-cell>
          <table:table-cell table:style-name="ce9" table:formula="of:=([.B27]-[.B26])/[.B26]" office:value-type="percentage" office:value="0.113361780885301" calcext:value-type="percentage">
            <text:p>11,34%</text:p>
          </table:table-cell>
          <table:table-cell table:style-name="ce10" table:formula="of:=([.C27]-[.C26])/[.C26]" office:value-type="float" office:value="-1.36276795665727" calcext:value-type="float">
            <text:p>-1,3628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3" office:value-type="float" office:value="19.339" calcext:value-type="float">
            <text:p>19,339</text:p>
          </table:table-cell>
          <table:table-cell table:style-name="ce9" table:formula="of:=([.B28]-[.B27])/[.B27]" office:value-type="percentage" office:value="-0.106991134096786" calcext:value-type="percentage">
            <text:p>-10,70%</text:p>
          </table:table-cell>
          <table:table-cell table:style-name="ce10" table:formula="of:=([.C28]-[.C27])/[.C27]" office:value-type="float" office:value="-1.94380251669687" calcext:value-type="float">
            <text:p>-1,9438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3" office:value-type="float" office:value="19.734" calcext:value-type="float">
            <text:p>19,734</text:p>
          </table:table-cell>
          <table:table-cell table:style-name="ce9" table:formula="of:=([.B29]-[.B28])/[.B28]" office:value-type="percentage" office:value="0.0204250478308084" calcext:value-type="percentage">
            <text:p>2,04%</text:p>
          </table:table-cell>
          <table:table-cell table:style-name="ce10" table:formula="of:=([.C29]-[.C28])/[.C28]" office:value-type="float" office:value="-1.19090411559084" calcext:value-type="float">
            <text:p>-1,1909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3" office:value-type="float" office:value="21.007" calcext:value-type="float">
            <text:p>21,007</text:p>
          </table:table-cell>
          <table:table-cell table:style-name="ce9" table:formula="of:=([.B30]-[.B29])/[.B29]" office:value-type="percentage" office:value="0.0645079558123036" calcext:value-type="percentage">
            <text:p>6,45%</text:p>
          </table:table-cell>
          <table:table-cell table:style-name="ce10" table:formula="of:=([.C30]-[.C29])/[.C29]" office:value-type="float" office:value="2.15827685431425" calcext:value-type="float">
            <text:p>2,1583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3" office:value-type="float" office:value="17.006" calcext:value-type="float">
            <text:p>17,006</text:p>
          </table:table-cell>
          <table:table-cell table:style-name="ce9" table:formula="of:=([.B31]-[.B30])/[.B30]" office:value-type="percentage" office:value="-0.19046032274956" calcext:value-type="percentage">
            <text:p>-19,05%</text:p>
          </table:table-cell>
          <table:table-cell table:style-name="ce10" table:formula="of:=([.C31]-[.C30])/[.C30]" office:value-type="float" office:value="-3.95250904095822" calcext:value-type="float">
            <text:p>-3,9525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3" office:value-type="float" office:value="15.565" calcext:value-type="float">
            <text:p>15,565</text:p>
          </table:table-cell>
          <table:table-cell table:style-name="ce9" table:formula="of:=([.B32]-[.B31])/[.B31]" office:value-type="percentage" office:value="-0.0847347994825356" calcext:value-type="percentage">
            <text:p>-8,47%</text:p>
          </table:table-cell>
          <table:table-cell table:style-name="ce10" table:formula="of:=([.C32]-[.C31])/[.C31]" office:value-type="float" office:value="-0.555105240507467" calcext:value-type="float">
            <text:p>-0,5551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3" office:value-type="float" office:value="16.581" calcext:value-type="float">
            <text:p>16,581</text:p>
          </table:table-cell>
          <table:table-cell table:style-name="ce9" table:formula="of:=([.B33]-[.B32])/[.B32]" office:value-type="percentage" office:value="0.065274654673948" calcext:value-type="percentage">
            <text:p>6,53%</text:p>
          </table:table-cell>
          <table:table-cell table:style-name="ce10" table:formula="of:=([.C33]-[.C32])/[.C32]" office:value-type="float" office:value="-1.77034058111392" calcext:value-type="float">
            <text:p>-1,7703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3" office:value-type="float" office:value="15.551" calcext:value-type="float">
            <text:p>15,551</text:p>
          </table:table-cell>
          <table:table-cell table:style-name="ce9" table:formula="of:=([.B34]-[.B33])/[.B33]" office:value-type="percentage" office:value="-0.0621192931668777" calcext:value-type="percentage">
            <text:p>-6,21%</text:p>
          </table:table-cell>
          <table:table-cell table:style-name="ce10" table:formula="of:=([.C34]-[.C33])/[.C33]" office:value-type="float" office:value="-1.95166023439218" calcext:value-type="float">
            <text:p>-1,9517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3" office:value-type="float" office:value="14.566" calcext:value-type="float">
            <text:p>14,566</text:p>
          </table:table-cell>
          <table:table-cell table:style-name="ce9" table:formula="of:=([.B35]-[.B34])/[.B34]" office:value-type="percentage" office:value="-0.0633399781364542" calcext:value-type="percentage">
            <text:p>-6,33%</text:p>
          </table:table-cell>
          <table:table-cell table:style-name="ce10" table:formula="of:=([.C35]-[.C34])/[.C34]" office:value-type="float" office:value="0.0196506577481048" calcext:value-type="float">
            <text:p>0,0197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3" office:value-type="float" office:value="13.834" calcext:value-type="float">
            <text:p>13,834</text:p>
          </table:table-cell>
          <table:table-cell table:style-name="ce9" table:formula="of:=([.B36]-[.B35])/[.B35]" office:value-type="percentage" office:value="-0.0502540162021146" calcext:value-type="percentage">
            <text:p>-5,03%</text:p>
          </table:table-cell>
          <table:table-cell table:style-name="ce10" table:formula="of:=([.C36]-[.C35])/[.C35]" office:value-type="float" office:value="-0.206598775676056" calcext:value-type="float">
            <text:p>-0,2066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3" office:value-type="float" office:value="15.502" calcext:value-type="float">
            <text:p>15,502</text:p>
          </table:table-cell>
          <table:table-cell table:style-name="ce9" table:formula="of:=([.B37]-[.B36])/[.B36]" office:value-type="percentage" office:value="0.120572502529999" calcext:value-type="percentage">
            <text:p>12,06%</text:p>
          </table:table-cell>
          <table:table-cell table:style-name="ce10" table:formula="of:=([.C37]-[.C36])/[.C36]" office:value-type="float" office:value="-3.39926102712016" calcext:value-type="float">
            <text:p>-3,3993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3" office:value-type="float" office:value="18.694" calcext:value-type="float">
            <text:p>18,694</text:p>
          </table:table-cell>
          <table:table-cell table:style-name="ce9" table:formula="of:=([.B38]-[.B37])/[.B37]" office:value-type="percentage" office:value="0.205908914978712" calcext:value-type="percentage">
            <text:p>20,59%</text:p>
          </table:table-cell>
          <table:table-cell table:style-name="ce10" table:formula="of:=([.C38]-[.C37])/[.C37]" office:value-type="float" office:value="0.707760149769487" calcext:value-type="float">
            <text:p>0,7078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3" office:value-type="float" office:value="19.214" calcext:value-type="float">
            <text:p>19,214</text:p>
          </table:table-cell>
          <table:table-cell table:style-name="ce9" table:formula="of:=([.B39]-[.B38])/[.B38]" office:value-type="percentage" office:value="0.0278164116828929" calcext:value-type="percentage">
            <text:p>2,78%</text:p>
          </table:table-cell>
          <table:table-cell table:style-name="ce10" table:formula="of:=([.C39]-[.C38])/[.C38]" office:value-type="float" office:value="-0.864909143512467" calcext:value-type="float">
            <text:p>-0,8649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3" office:value-type="float" office:value="16.042" calcext:value-type="float">
            <text:p>16,042</text:p>
          </table:table-cell>
          <table:table-cell table:style-name="ce9" table:formula="of:=([.B40]-[.B39])/[.B39]" office:value-type="percentage" office:value="-0.165087956698241" calcext:value-type="percentage">
            <text:p>-16,51%</text:p>
          </table:table-cell>
          <table:table-cell table:style-name="ce10" table:formula="of:=([.C40]-[.C39])/[.C39]" office:value-type="float" office:value="-6.93491204330176" calcext:value-type="float">
            <text:p>-6,9349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3" office:value-type="float" office:value="18.332" calcext:value-type="float">
            <text:p>18,332</text:p>
          </table:table-cell>
          <table:table-cell table:style-name="ce9" table:formula="of:=([.B41]-[.B40])/[.B40]" office:value-type="percentage" office:value="0.142750280513652" calcext:value-type="percentage">
            <text:p>14,28%</text:p>
          </table:table-cell>
          <table:table-cell table:style-name="ce10" table:formula="of:=([.C41]-[.C40])/[.C40]" office:value-type="float" office:value="-1.86469227294745" calcext:value-type="float">
            <text:p>-1,8647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3" office:value-type="float" office:value="16.627" calcext:value-type="float">
            <text:p>16,627</text:p>
          </table:table-cell>
          <table:table-cell table:style-name="ce9" table:formula="of:=([.B42]-[.B41])/[.B41]" office:value-type="percentage" office:value="-0.0930067641283003" calcext:value-type="percentage">
            <text:p>-9,30%</text:p>
          </table:table-cell>
          <table:table-cell table:style-name="ce10" table:formula="of:=([.C42]-[.C41])/[.C41]" office:value-type="float" office:value="-1.65153472058786" calcext:value-type="float">
            <text:p>-1,6515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3" office:value-type="float" office:value="16.748" calcext:value-type="float">
            <text:p>16,748</text:p>
          </table:table-cell>
          <table:table-cell table:style-name="ce9" table:formula="of:=([.B43]-[.B42])/[.B42]" office:value-type="percentage" office:value="0.00727732002165166" calcext:value-type="percentage">
            <text:p>0,73%</text:p>
          </table:table-cell>
          <table:table-cell table:style-name="ce10" table:formula="of:=([.C43]-[.C42])/[.C42]" office:value-type="float" office:value="-1.07824506195714" calcext:value-type="float">
            <text:p>-1,0782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lladium" table:style-name="ta1">
        <table:table-column table:style-name="co1" table:number-columns-repeated="5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3" office:value-type="float" office:value="354.35" calcext:value-type="float">
            <text:p>354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oditi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3" office:value-type="float" office:value="364.15" calcext:value-type="float">
            <text:p>364,15</text:p>
          </table:table-cell>
          <table:table-cell table:style-name="ce9" table:formula="of:=([.B2]-[.B1])/[.B1]" office:value-type="percentage" office:value="0.0276562720474106" calcext:value-type="percentage">
            <text:p>2,77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3" office:value-type="float" office:value="341.9" calcext:value-type="float">
            <text:p>341,9</text:p>
          </table:table-cell>
          <table:table-cell table:style-name="ce9" table:formula="of:=([.B3]-[.B2])/[.B2]" office:value-type="percentage" office:value="-0.0611011945626802" calcext:value-type="percentage">
            <text:p>-6,11%</text:p>
          </table:table-cell>
          <table:table-cell table:style-name="ce10" table:formula="of:=([.C3]-[.C2])/[.C2]" office:value-type="float" office:value="-3.20930696870264" calcext:value-type="float">
            <text:p>-3,2093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4" office:value-type="float" office:value="365.05" calcext:value-type="float">
            <text:p>365,05</text:p>
          </table:table-cell>
          <table:table-cell table:style-name="ce9" table:formula="of:=([.B4]-[.B3])/[.B3]" office:value-type="percentage" office:value="0.0677098566832408" calcext:value-type="percentage">
            <text:p>6,77%</text:p>
          </table:table-cell>
          <table:table-cell table:style-name="ce10" table:formula="of:=([.C4]-[.C3])/[.C3]" office:value-type="float" office:value="-2.10815929488549" calcext:value-type="float">
            <text:p>-2,1082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4" office:value-type="float" office:value="452.5" calcext:value-type="float">
            <text:p>452,5</text:p>
          </table:table-cell>
          <table:table-cell table:style-name="ce9" table:formula="of:=([.B5]-[.B4])/[.B4]" office:value-type="percentage" office:value="0.239556225174634" calcext:value-type="percentage">
            <text:p>23,96%</text:p>
          </table:table-cell>
          <table:table-cell table:style-name="ce10" table:formula="of:=([.C5]-[.C4])/[.C4]" office:value-type="float" office:value="2.5379815718016" calcext:value-type="float">
            <text:p>2,5380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4" office:value-type="float" office:value="471.2" calcext:value-type="float">
            <text:p>471,2</text:p>
          </table:table-cell>
          <table:table-cell table:style-name="ce9" table:formula="of:=([.B6]-[.B5])/[.B5]" office:value-type="percentage" office:value="0.0413259668508287" calcext:value-type="percentage">
            <text:p>4,13%</text:p>
          </table:table-cell>
          <table:table-cell table:style-name="ce10" table:formula="of:=([.C6]-[.C5])/[.C5]" office:value-type="float" office:value="-0.827489488863407" calcext:value-type="float">
            <text:p>-0,8275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4" office:value-type="float" office:value="224.55" calcext:value-type="float">
            <text:p>224,55</text:p>
          </table:table-cell>
          <table:table-cell table:style-name="ce9" table:formula="of:=([.B7]-[.B6])/[.B6]" office:value-type="percentage" office:value="-0.523450764006791" calcext:value-type="percentage">
            <text:p>-52,35%</text:p>
          </table:table-cell>
          <table:table-cell table:style-name="ce10" table:formula="of:=([.C7]-[.C6])/[.C6]" office:value-type="float" office:value="-13.6663888081857" calcext:value-type="float">
            <text:p>-13,6664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4" office:value-type="float" office:value="186.65" calcext:value-type="float">
            <text:p>186,65</text:p>
          </table:table-cell>
          <table:table-cell table:style-name="ce9" table:formula="of:=([.B8]-[.B7])/[.B7]" office:value-type="percentage" office:value="-0.168782008461367" calcext:value-type="percentage">
            <text:p>-16,88%</text:p>
          </table:table-cell>
          <table:table-cell table:style-name="ce10" table:formula="of:=([.C8]-[.C7])/[.C7]" office:value-type="float" office:value="-0.677558960523024" calcext:value-type="float">
            <text:p>-0,6776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4" office:value-type="float" office:value="218.8" calcext:value-type="float">
            <text:p>218,8</text:p>
          </table:table-cell>
          <table:table-cell table:style-name="ce9" table:formula="of:=([.B9]-[.B8])/[.B8]" office:value-type="percentage" office:value="0.172247522100188" calcext:value-type="percentage">
            <text:p>17,22%</text:p>
          </table:table-cell>
          <table:table-cell table:style-name="ce10" table:formula="of:=([.C9]-[.C8])/[.C8]" office:value-type="float" office:value="-2.02053248252235" calcext:value-type="float">
            <text:p>-2,0205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4" office:value-type="float" office:value="247" calcext:value-type="float">
            <text:p>247</text:p>
          </table:table-cell>
          <table:table-cell table:style-name="ce9" table:formula="of:=([.B10]-[.B9])/[.B9]" office:value-type="percentage" office:value="0.128884826325411" calcext:value-type="percentage">
            <text:p>12,89%</text:p>
          </table:table-cell>
          <table:table-cell table:style-name="ce10" table:formula="of:=([.C10]-[.C9])/[.C9]" office:value-type="float" office:value="-0.251746412639564" calcext:value-type="float">
            <text:p>-0,2517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4" office:value-type="float" office:value="298.55" calcext:value-type="float">
            <text:p>298,55</text:p>
          </table:table-cell>
          <table:table-cell table:style-name="ce9" table:formula="of:=([.B11]-[.B10])/[.B10]" office:value-type="percentage" office:value="0.208704453441296" calcext:value-type="percentage">
            <text:p>20,87%</text:p>
          </table:table-cell>
          <table:table-cell table:style-name="ce10" table:formula="of:=([.C11]-[.C10])/[.C10]" office:value-type="float" office:value="0.619309730955868" calcext:value-type="float">
            <text:p>0,6193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4" office:value-type="float" office:value="407.25" calcext:value-type="float">
            <text:p>407,25</text:p>
          </table:table-cell>
          <table:table-cell table:style-name="ce9" table:formula="of:=([.B12]-[.B11])/[.B11]" office:value-type="percentage" office:value="0.364093116730866" calcext:value-type="percentage">
            <text:p>36,41%</text:p>
          </table:table-cell>
          <table:table-cell table:style-name="ce10" table:formula="of:=([.C12]-[.C11])/[.C11]" office:value-type="float" office:value="0.744539279001432" calcext:value-type="float">
            <text:p>0,7445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4" office:value-type="float" office:value="478.15" calcext:value-type="float">
            <text:p>478,15</text:p>
          </table:table-cell>
          <table:table-cell table:style-name="ce9" table:formula="of:=([.B13]-[.B12])/[.B12]" office:value-type="percentage" office:value="0.174094536525476" calcext:value-type="percentage">
            <text:p>17,41%</text:p>
          </table:table-cell>
          <table:table-cell table:style-name="ce10" table:formula="of:=([.C13]-[.C12])/[.C12]" office:value-type="float" office:value="-0.52184062668187" calcext:value-type="float">
            <text:p>-0,5218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4" office:value-type="float" office:value="444.4" calcext:value-type="float">
            <text:p>444,4</text:p>
          </table:table-cell>
          <table:table-cell table:style-name="ce9" table:formula="of:=([.B14]-[.B13])/[.B13]" office:value-type="percentage" office:value="-0.0705845445989752" calcext:value-type="percentage">
            <text:p>-7,06%</text:p>
          </table:table-cell>
          <table:table-cell table:style-name="ce10" table:formula="of:=([.C14]-[.C13])/[.C13]" office:value-type="float" office:value="-1.40543802239679" calcext:value-type="float">
            <text:p>-1,4054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4" office:value-type="float" office:value="571.25" calcext:value-type="float">
            <text:p>571,25</text:p>
          </table:table-cell>
          <table:table-cell table:style-name="ce9" table:formula="of:=([.B15]-[.B14])/[.B14]" office:value-type="percentage" office:value="0.28544104410441" calcext:value-type="percentage">
            <text:p>28,54%</text:p>
          </table:table-cell>
          <table:table-cell table:style-name="ce10" table:formula="of:=([.C15]-[.C14])/[.C14]" office:value-type="float" office:value="-5.04395956262293" calcext:value-type="float">
            <text:p>-5,0440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4" office:value-type="float" office:value="803.3" calcext:value-type="float">
            <text:p>803,3</text:p>
          </table:table-cell>
          <table:table-cell table:style-name="ce9" table:formula="of:=([.B16]-[.B15])/[.B15]" office:value-type="percentage" office:value="0.406214442013129" calcext:value-type="percentage">
            <text:p>40,62%</text:p>
          </table:table-cell>
          <table:table-cell table:style-name="ce10" table:formula="of:=([.C16]-[.C15])/[.C15]" office:value-type="float" office:value="0.423111533548557" calcext:value-type="float">
            <text:p>0,4231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4" office:value-type="float" office:value="767.9" calcext:value-type="float">
            <text:p>767,9</text:p>
          </table:table-cell>
          <table:table-cell table:style-name="ce9" table:formula="of:=([.B17]-[.B16])/[.B16]" office:value-type="percentage" office:value="-0.0440682185982821" calcext:value-type="percentage">
            <text:p>-4,41%</text:p>
          </table:table-cell>
          <table:table-cell table:style-name="ce10" table:formula="of:=([.C17]-[.C16])/[.C16]" office:value-type="float" office:value="-1.10848511042564" calcext:value-type="float">
            <text:p>-1,1085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4" office:value-type="float" office:value="759.4" calcext:value-type="float">
            <text:p>759,4</text:p>
          </table:table-cell>
          <table:table-cell table:style-name="ce9" table:formula="of:=([.B18]-[.B17])/[.B17]" office:value-type="percentage" office:value="-0.0110691496288579" calcext:value-type="percentage">
            <text:p>-1,11%</text:p>
          </table:table-cell>
          <table:table-cell table:style-name="ce10" table:formula="of:=([.C18]-[.C17])/[.C17]" office:value-type="float" office:value="-0.748817856020859" calcext:value-type="float">
            <text:p>-0,7488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4" office:value-type="float" office:value="614.05" calcext:value-type="float">
            <text:p>614,05</text:p>
          </table:table-cell>
          <table:table-cell table:style-name="ce9" table:formula="of:=([.B19]-[.B18])/[.B18]" office:value-type="percentage" office:value="-0.191401106136424" calcext:value-type="percentage">
            <text:p>-19,14%</text:p>
          </table:table-cell>
          <table:table-cell table:style-name="ce10" table:formula="of:=([.C19]-[.C18])/[.C18]" office:value-type="float" office:value="16.2914011061364" calcext:value-type="float">
            <text:p>16,2914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4" office:value-type="float" office:value="655.6" calcext:value-type="float">
            <text:p>655,6</text:p>
          </table:table-cell>
          <table:table-cell table:style-name="ce9" table:formula="of:=([.B20]-[.B19])/[.B19]" office:value-type="percentage" office:value="0.0676654995521539" calcext:value-type="percentage">
            <text:p>6,77%</text:p>
          </table:table-cell>
          <table:table-cell table:style-name="ce10" table:formula="of:=([.C20]-[.C19])/[.C19]" office:value-type="float" office:value="-1.35352721265845" calcext:value-type="float">
            <text:p>-1,3535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4" office:value-type="float" office:value="653.15" calcext:value-type="float">
            <text:p>653,15</text:p>
          </table:table-cell>
          <table:table-cell table:style-name="ce9" table:formula="of:=([.B21]-[.B20])/[.B20]" office:value-type="percentage" office:value="-0.0037370347773033" calcext:value-type="percentage">
            <text:p>-0,37%</text:p>
          </table:table-cell>
          <table:table-cell table:style-name="ce10" table:formula="of:=([.C21]-[.C20])/[.C20]" office:value-type="float" office:value="-1.0552280675091" calcext:value-type="float">
            <text:p>-1,0552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4" office:value-type="float" office:value="583.05" calcext:value-type="float">
            <text:p>583,05</text:p>
          </table:table-cell>
          <table:table-cell table:style-name="ce9" table:formula="of:=([.B22]-[.B21])/[.B21]" office:value-type="percentage" office:value="-0.107326035367067" calcext:value-type="percentage">
            <text:p>-10,73%</text:p>
          </table:table-cell>
          <table:table-cell table:style-name="ce10" table:formula="of:=([.C22]-[.C21])/[.C21]" office:value-type="float" office:value="27.7195709333257" calcext:value-type="float">
            <text:p>27,7196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4" office:value-type="float" office:value="639.65" calcext:value-type="float">
            <text:p>639,65</text:p>
          </table:table-cell>
          <table:table-cell table:style-name="ce9" table:formula="of:=([.B23]-[.B22])/[.B22]" office:value-type="percentage" office:value="0.0970757224937827" calcext:value-type="percentage">
            <text:p>9,71%</text:p>
          </table:table-cell>
          <table:table-cell table:style-name="ce10" table:formula="of:=([.C23]-[.C22])/[.C22]" office:value-type="float" office:value="-1.90449369681618" calcext:value-type="float">
            <text:p>-1,9045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4" office:value-type="float" office:value="702.65" calcext:value-type="float">
            <text:p>702,65</text:p>
          </table:table-cell>
          <table:table-cell table:style-name="ce9" table:formula="of:=([.B24]-[.B23])/[.B23]" office:value-type="percentage" office:value="0.0984913624638474" calcext:value-type="percentage">
            <text:p>9,85%</text:p>
          </table:table-cell>
          <table:table-cell table:style-name="ce10" table:formula="of:=([.C24]-[.C23])/[.C23]" office:value-type="float" office:value="0.0145828424831486" calcext:value-type="float">
            <text:p>0,0146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3" office:value-type="float" office:value="767.1" calcext:value-type="float">
            <text:p>767,1</text:p>
          </table:table-cell>
          <table:table-cell table:style-name="ce9" table:formula="of:=([.B25]-[.B24])/[.B24]" office:value-type="percentage" office:value="0.0917241870063332" calcext:value-type="percentage">
            <text:p>9,17%</text:p>
          </table:table-cell>
          <table:table-cell table:style-name="ce10" table:formula="of:=([.C25]-[.C24])/[.C24]" office:value-type="float" office:value="-0.0687083139904594" calcext:value-type="float">
            <text:p>-0,0687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3" office:value-type="float" office:value="659.2" calcext:value-type="float">
            <text:p>659,2</text:p>
          </table:table-cell>
          <table:table-cell table:style-name="ce9" table:formula="of:=([.B26]-[.B25])/[.B25]" office:value-type="percentage" office:value="-0.140659627167253" calcext:value-type="percentage">
            <text:p>-14,07%</text:p>
          </table:table-cell>
          <table:table-cell table:style-name="ce10" table:formula="of:=([.C26]-[.C25])/[.C25]" office:value-type="float" office:value="-2.53350639300342" calcext:value-type="float">
            <text:p>-2,5335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3" office:value-type="float" office:value="726.15" calcext:value-type="float">
            <text:p>726,15</text:p>
          </table:table-cell>
          <table:table-cell table:style-name="ce9" table:formula="of:=([.B27]-[.B26])/[.B26]" office:value-type="percentage" office:value="0.1015625" calcext:value-type="percentage">
            <text:p>10,16%</text:p>
          </table:table-cell>
          <table:table-cell table:style-name="ce10" table:formula="of:=([.C27]-[.C26])/[.C26]" office:value-type="float" office:value="-1.72204442771084" calcext:value-type="float">
            <text:p>-1,7220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3" office:value-type="float" office:value="717.4" calcext:value-type="float">
            <text:p>717,4</text:p>
          </table:table-cell>
          <table:table-cell table:style-name="ce9" table:formula="of:=([.B28]-[.B27])/[.B27]" office:value-type="percentage" office:value="-0.0120498519589616" calcext:value-type="percentage">
            <text:p>-1,20%</text:p>
          </table:table-cell>
          <table:table-cell table:style-name="ce10" table:formula="of:=([.C28]-[.C27])/[.C27]" office:value-type="float" office:value="-1.11864469621131" calcext:value-type="float">
            <text:p>-1,1186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3" office:value-type="float" office:value="777.5" calcext:value-type="float">
            <text:p>777,5</text:p>
          </table:table-cell>
          <table:table-cell table:style-name="ce9" table:formula="of:=([.B29]-[.B28])/[.B28]" office:value-type="percentage" office:value="0.0837747421243379" calcext:value-type="percentage">
            <text:p>8,38%</text:p>
          </table:table-cell>
          <table:table-cell table:style-name="ce10" table:formula="of:=([.C29]-[.C28])/[.C28]" office:value-type="float" office:value="-7.95234617069577" calcext:value-type="float">
            <text:p>-7,9523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3" office:value-type="float" office:value="843.55" calcext:value-type="float">
            <text:p>843,55</text:p>
          </table:table-cell>
          <table:table-cell table:style-name="ce9" table:formula="of:=([.B30]-[.B29])/[.B29]" office:value-type="percentage" office:value="0.0849517684887459" calcext:value-type="percentage">
            <text:p>8,50%</text:p>
          </table:table-cell>
          <table:table-cell table:style-name="ce10" table:formula="of:=([.C30]-[.C29])/[.C29]" office:value-type="float" office:value="0.0140498954047637" calcext:value-type="float">
            <text:p>0,0140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3" office:value-type="float" office:value="774.95" calcext:value-type="float">
            <text:p>774,95</text:p>
          </table:table-cell>
          <table:table-cell table:style-name="ce9" table:formula="of:=([.B31]-[.B30])/[.B30]" office:value-type="percentage" office:value="-0.0813229802619879" calcext:value-type="percentage">
            <text:p>-8,13%</text:p>
          </table:table-cell>
          <table:table-cell table:style-name="ce10" table:formula="of:=([.C31]-[.C30])/[.C30]" office:value-type="float" office:value="-1.95728413555936" calcext:value-type="float">
            <text:p>-1,9573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3" office:value-type="float" office:value="798.4" calcext:value-type="float">
            <text:p>798,4</text:p>
          </table:table-cell>
          <table:table-cell table:style-name="ce9" table:formula="of:=([.B32]-[.B31])/[.B31]" office:value-type="percentage" office:value="0.0302600167752757" calcext:value-type="percentage">
            <text:p>3,03%</text:p>
          </table:table-cell>
          <table:table-cell table:style-name="ce10" table:formula="of:=([.C32]-[.C31])/[.C31]" office:value-type="float" office:value="-1.37209675146915" calcext:value-type="float">
            <text:p>-1,3721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3" office:value-type="float" office:value="735" calcext:value-type="float">
            <text:p>735</text:p>
          </table:table-cell>
          <table:table-cell table:style-name="ce9" table:formula="of:=([.B33]-[.B32])/[.B32]" office:value-type="percentage" office:value="-0.0794088176352705" calcext:value-type="percentage">
            <text:p>-7,94%</text:p>
          </table:table-cell>
          <table:table-cell table:style-name="ce10" table:formula="of:=([.C33]-[.C32])/[.C32]" office:value-type="float" office:value="-3.62421591584022" calcext:value-type="float">
            <text:p>-3,6242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3" office:value-type="float" office:value="671.65" calcext:value-type="float">
            <text:p>671,65</text:p>
          </table:table-cell>
          <table:table-cell table:style-name="ce9" table:formula="of:=([.B34]-[.B33])/[.B33]" office:value-type="percentage" office:value="-0.0861904761904762" calcext:value-type="percentage">
            <text:p>-8,62%</text:p>
          </table:table-cell>
          <table:table-cell table:style-name="ce10" table:formula="of:=([.C34]-[.C33])/[.C33]" office:value-type="float" office:value="0.085401832657354" calcext:value-type="float">
            <text:p>0,0854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3" office:value-type="float" office:value="650.95" calcext:value-type="float">
            <text:p>650,95</text:p>
          </table:table-cell>
          <table:table-cell table:style-name="ce9" table:formula="of:=([.B35]-[.B34])/[.B34]" office:value-type="percentage" office:value="-0.0308196233157149" calcext:value-type="percentage">
            <text:p>-3,08%</text:p>
          </table:table-cell>
          <table:table-cell table:style-name="ce10" table:formula="of:=([.C35]-[.C34])/[.C34]" office:value-type="float" office:value="-0.642424259872921" calcext:value-type="float">
            <text:p>-0,6424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3" office:value-type="float" office:value="562.25" calcext:value-type="float">
            <text:p>562,25</text:p>
          </table:table-cell>
          <table:table-cell table:style-name="ce9" table:formula="of:=([.B36]-[.B35])/[.B35]" office:value-type="percentage" office:value="-0.136262385743913" calcext:value-type="percentage">
            <text:p>-13,63%</text:p>
          </table:table-cell>
          <table:table-cell table:style-name="ce10" table:formula="of:=([.C36]-[.C35])/[.C35]" office:value-type="float" office:value="3.4212865403333" calcext:value-type="float">
            <text:p>3,4213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3" office:value-type="float" office:value="564" calcext:value-type="float">
            <text:p>564</text:p>
          </table:table-cell>
          <table:table-cell table:style-name="ce9" table:formula="of:=([.B37]-[.B36])/[.B36]" office:value-type="percentage" office:value="0.00311249444197421" calcext:value-type="percentage">
            <text:p>0,31%</text:p>
          </table:table-cell>
          <table:table-cell table:style-name="ce10" table:formula="of:=([.C37]-[.C36])/[.C36]" office:value-type="float" office:value="-1.02284191947016" calcext:value-type="float">
            <text:p>-1,0228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3" office:value-type="float" office:value="599.35" calcext:value-type="float">
            <text:p>599,35</text:p>
          </table:table-cell>
          <table:table-cell table:style-name="ce9" table:formula="of:=([.B38]-[.B37])/[.B37]" office:value-type="percentage" office:value="0.0626773049645391" calcext:value-type="percentage">
            <text:p>6,27%</text:p>
          </table:table-cell>
          <table:table-cell table:style-name="ce10" table:formula="of:=([.C38]-[.C37])/[.C37]" office:value-type="float" office:value="19.1373226950355" calcext:value-type="float">
            <text:p>19,1373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3" office:value-type="float" office:value="722.95" calcext:value-type="float">
            <text:p>722,95</text:p>
          </table:table-cell>
          <table:table-cell table:style-name="ce9" table:formula="of:=([.B39]-[.B38])/[.B38]" office:value-type="percentage" office:value="0.20622340869275" calcext:value-type="percentage">
            <text:p>20,62%</text:p>
          </table:table-cell>
          <table:table-cell table:style-name="ce10" table:formula="of:=([.C39]-[.C38])/[.C38]" office:value-type="float" office:value="2.29024052341474" calcext:value-type="float">
            <text:p>2,2902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3" office:value-type="float" office:value="683.95" calcext:value-type="float">
            <text:p>683,95</text:p>
          </table:table-cell>
          <table:table-cell table:style-name="ce9" table:formula="of:=([.B40]-[.B39])/[.B39]" office:value-type="percentage" office:value="-0.053945639394149" calcext:value-type="percentage">
            <text:p>-5,39%</text:p>
          </table:table-cell>
          <table:table-cell table:style-name="ce10" table:formula="of:=([.C40]-[.C39])/[.C39]" office:value-type="float" office:value="-1.26158834118838" calcext:value-type="float">
            <text:p>-1,2616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3" office:value-type="float" office:value="798.5" calcext:value-type="float">
            <text:p>798,5</text:p>
          </table:table-cell>
          <table:table-cell table:style-name="ce9" table:formula="of:=([.B41]-[.B40])/[.B40]" office:value-type="percentage" office:value="0.167483003143505" calcext:value-type="percentage">
            <text:p>16,75%</text:p>
          </table:table-cell>
          <table:table-cell table:style-name="ce10" table:formula="of:=([.C41]-[.C40])/[.C40]" office:value-type="float" office:value="-4.10466249032299" calcext:value-type="float">
            <text:p>-4,1047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3" office:value-type="float" office:value="836.65" calcext:value-type="float">
            <text:p>836,65</text:p>
          </table:table-cell>
          <table:table-cell table:style-name="ce9" table:formula="of:=([.B42]-[.B41])/[.B41]" office:value-type="percentage" office:value="0.047777082028804" calcext:value-type="percentage">
            <text:p>4,78%</text:p>
          </table:table-cell>
          <table:table-cell table:style-name="ce10" table:formula="of:=([.C42]-[.C41])/[.C41]" office:value-type="float" office:value="-0.714734742439105" calcext:value-type="float">
            <text:p>-0,7147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3" office:value-type="float" office:value="925.2" calcext:value-type="float">
            <text:p>925,2</text:p>
          </table:table-cell>
          <table:table-cell table:style-name="ce9" table:formula="of:=([.B43]-[.B42])/[.B42]" office:value-type="percentage" office:value="0.105838761728321" calcext:value-type="percentage">
            <text:p>10,58%</text:p>
          </table:table-cell>
          <table:table-cell table:style-name="ce10" table:formula="of:=([.C43]-[.C42])/[.C42]" office:value-type="float" office:value="1.21526215570287" calcext:value-type="float">
            <text:p>1,2153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pper" table:style-name="ta1">
        <table:table-column table:style-name="co1" table:number-columns-repeated="5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3" office:value-type="float" office:value="3.143" calcext:value-type="float">
            <text:p>3,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oditi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3" office:value-type="float" office:value="3.454" calcext:value-type="float">
            <text:p>3,454</text:p>
          </table:table-cell>
          <table:table-cell table:style-name="ce9" table:formula="of:=([.B2]-[.B1])/[.B1]" office:value-type="percentage" office:value="0.0989500477251035" calcext:value-type="percentage">
            <text:p>9,90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3" office:value-type="float" office:value="3.631" calcext:value-type="float">
            <text:p>3,631</text:p>
          </table:table-cell>
          <table:table-cell table:style-name="ce9" table:formula="of:=([.B3]-[.B2])/[.B2]" office:value-type="percentage" office:value="0.0512449334105385" calcext:value-type="percentage">
            <text:p>5,12%</text:p>
          </table:table-cell>
          <table:table-cell table:style-name="ce10" table:formula="of:=([.C3]-[.C2])/[.C2]" office:value-type="float" office:value="-0.482113100613111" calcext:value-type="float">
            <text:p>-0,4821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4" office:value-type="float" office:value="3.03" calcext:value-type="float">
            <text:p>3,03</text:p>
          </table:table-cell>
          <table:table-cell table:style-name="ce9" table:formula="of:=([.B4]-[.B3])/[.B3]" office:value-type="percentage" office:value="-0.165519140732581" calcext:value-type="percentage">
            <text:p>-16,55%</text:p>
          </table:table-cell>
          <table:table-cell table:style-name="ce10" table:formula="of:=([.C4]-[.C3])/[.C3]" office:value-type="float" office:value="-4.22996108525612" calcext:value-type="float">
            <text:p>-4,2300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4" office:value-type="float" office:value="3.864" calcext:value-type="float">
            <text:p>3,864</text:p>
          </table:table-cell>
          <table:table-cell table:style-name="ce9" table:formula="of:=([.B5]-[.B4])/[.B4]" office:value-type="percentage" office:value="0.275247524752475" calcext:value-type="percentage">
            <text:p>27,52%</text:p>
          </table:table-cell>
          <table:table-cell table:style-name="ce10" table:formula="of:=([.C5]-[.C4])/[.C4]" office:value-type="float" office:value="-2.66293471277244" calcext:value-type="float">
            <text:p>-2,6629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4" office:value-type="float" office:value="3.896" calcext:value-type="float">
            <text:p>3,896</text:p>
          </table:table-cell>
          <table:table-cell table:style-name="ce9" table:formula="of:=([.B6]-[.B5])/[.B5]" office:value-type="percentage" office:value="0.00828157349896481" calcext:value-type="percentage">
            <text:p>0,83%</text:p>
          </table:table-cell>
          <table:table-cell table:style-name="ce10" table:formula="of:=([.C6]-[.C5])/[.C5]" office:value-type="float" office:value="-0.96991226894261" calcext:value-type="float">
            <text:p>-0,9699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4" office:value-type="float" office:value="2.888" calcext:value-type="float">
            <text:p>2,888</text:p>
          </table:table-cell>
          <table:table-cell table:style-name="ce9" table:formula="of:=([.B7]-[.B6])/[.B6]" office:value-type="percentage" office:value="-0.258726899383984" calcext:value-type="percentage">
            <text:p>-25,87%</text:p>
          </table:table-cell>
          <table:table-cell table:style-name="ce10" table:formula="of:=([.C7]-[.C6])/[.C6]" office:value-type="float" office:value="-32.241273100616" calcext:value-type="float">
            <text:p>-32,2413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4" office:value-type="float" office:value="1.395" calcext:value-type="float">
            <text:p>1,395</text:p>
          </table:table-cell>
          <table:table-cell table:style-name="ce9" table:formula="of:=([.B8]-[.B7])/[.B7]" office:value-type="percentage" office:value="-0.51696675900277" calcext:value-type="percentage">
            <text:p>-51,70%</text:p>
          </table:table-cell>
          <table:table-cell table:style-name="ce10" table:formula="of:=([.C8]-[.C7])/[.C7]" office:value-type="float" office:value="0.998117552653564" calcext:value-type="float">
            <text:p>0,9981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4" office:value-type="float" office:value="1.839" calcext:value-type="float">
            <text:p>1,839</text:p>
          </table:table-cell>
          <table:table-cell table:style-name="ce9" table:formula="of:=([.B9]-[.B8])/[.B8]" office:value-type="percentage" office:value="0.318279569892473" calcext:value-type="percentage">
            <text:p>31,83%</text:p>
          </table:table-cell>
          <table:table-cell table:style-name="ce10" table:formula="of:=([.C9]-[.C8])/[.C8]" office:value-type="float" office:value="-1.61566737967144" calcext:value-type="float">
            <text:p>-1,6157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4" office:value-type="float" office:value="2.258" calcext:value-type="float">
            <text:p>2,258</text:p>
          </table:table-cell>
          <table:table-cell table:style-name="ce9" table:formula="of:=([.B10]-[.B9])/[.B9]" office:value-type="percentage" office:value="0.22784121805329" calcext:value-type="percentage">
            <text:p>22,78%</text:p>
          </table:table-cell>
          <table:table-cell table:style-name="ce10" table:formula="of:=([.C10]-[.C9])/[.C9]" office:value-type="float" office:value="-0.284147524359596" calcext:value-type="float">
            <text:p>-0,2841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4" office:value-type="float" office:value="2.809" calcext:value-type="float">
            <text:p>2,809</text:p>
          </table:table-cell>
          <table:table-cell table:style-name="ce9" table:formula="of:=([.B11]-[.B10])/[.B10]" office:value-type="percentage" office:value="0.244021257750222" calcext:value-type="percentage">
            <text:p>24,40%</text:p>
          </table:table-cell>
          <table:table-cell table:style-name="ce10" table:formula="of:=([.C11]-[.C10])/[.C10]" office:value-type="float" office:value="0.0710145417724518" calcext:value-type="float">
            <text:p>0,0710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4" office:value-type="float" office:value="3.328" calcext:value-type="float">
            <text:p>3,328</text:p>
          </table:table-cell>
          <table:table-cell table:style-name="ce9" table:formula="of:=([.B12]-[.B11])/[.B11]" office:value-type="percentage" office:value="0.184763260946956" calcext:value-type="percentage">
            <text:p>18,48%</text:p>
          </table:table-cell>
          <table:table-cell table:style-name="ce10" table:formula="of:=([.C12]-[.C11])/[.C11]" office:value-type="float" office:value="-0.242839485992329" calcext:value-type="float">
            <text:p>-0,2428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4" office:value-type="float" office:value="3.546" calcext:value-type="float">
            <text:p>3,546</text:p>
          </table:table-cell>
          <table:table-cell table:style-name="ce9" table:formula="of:=([.B13]-[.B12])/[.B12]" office:value-type="percentage" office:value="0.0655048076923078" calcext:value-type="percentage">
            <text:p>6,55%</text:p>
          </table:table-cell>
          <table:table-cell table:style-name="ce10" table:formula="of:=([.C13]-[.C12])/[.C12]" office:value-type="float" office:value="-0.645466272046835" calcext:value-type="float">
            <text:p>-0,6455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4" office:value-type="float" office:value="2.936" calcext:value-type="float">
            <text:p>2,936</text:p>
          </table:table-cell>
          <table:table-cell table:style-name="ce9" table:formula="of:=([.B14]-[.B13])/[.B13]" office:value-type="percentage" office:value="-0.172024816694868" calcext:value-type="percentage">
            <text:p>-17,20%</text:p>
          </table:table-cell>
          <table:table-cell table:style-name="ce10" table:formula="of:=([.C14]-[.C13])/[.C13]" office:value-type="float" office:value="-3.62614032091981" calcext:value-type="float">
            <text:p>-3,6261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4" office:value-type="float" office:value="3.646" calcext:value-type="float">
            <text:p>3,646</text:p>
          </table:table-cell>
          <table:table-cell table:style-name="ce9" table:formula="of:=([.B15]-[.B14])/[.B14]" office:value-type="percentage" office:value="0.241825613079019" calcext:value-type="percentage">
            <text:p>24,18%</text:p>
          </table:table-cell>
          <table:table-cell table:style-name="ce10" table:formula="of:=([.C15]-[.C14])/[.C14]" office:value-type="float" office:value="-2.40576003930853" calcext:value-type="float">
            <text:p>-2,4058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4" office:value-type="float" office:value="4.439" calcext:value-type="float">
            <text:p>4,439</text:p>
          </table:table-cell>
          <table:table-cell table:style-name="ce9" table:formula="of:=([.B16]-[.B15])/[.B15]" office:value-type="percentage" office:value="0.21749862863412" calcext:value-type="percentage">
            <text:p>21,75%</text:p>
          </table:table-cell>
          <table:table-cell table:style-name="ce10" table:formula="of:=([.C16]-[.C15])/[.C15]" office:value-type="float" office:value="-0.100597220183415" calcext:value-type="float">
            <text:p>-0,1006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4" office:value-type="float" office:value="4.3" calcext:value-type="float">
            <text:p>4,3</text:p>
          </table:table-cell>
          <table:table-cell table:style-name="ce9" table:formula="of:=([.B17]-[.B16])/[.B16]" office:value-type="percentage" office:value="-0.0313133588646092" calcext:value-type="percentage">
            <text:p>-3,13%</text:p>
          </table:table-cell>
          <table:table-cell table:style-name="ce10" table:formula="of:=([.C17]-[.C16])/[.C16]" office:value-type="float" office:value="-1.14397037379617" calcext:value-type="float">
            <text:p>-1,1440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4" office:value-type="float" office:value="4.272" calcext:value-type="float">
            <text:p>4,272</text:p>
          </table:table-cell>
          <table:table-cell table:style-name="ce9" table:formula="of:=([.B18]-[.B17])/[.B17]" office:value-type="percentage" office:value="-0.00651162790697665" calcext:value-type="percentage">
            <text:p>-0,65%</text:p>
          </table:table-cell>
          <table:table-cell table:style-name="ce10" table:formula="of:=([.C18]-[.C17])/[.C17]" office:value-type="float" office:value="-0.792049523172163" calcext:value-type="float">
            <text:p>-0,7920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4" office:value-type="float" office:value="3.145" calcext:value-type="float">
            <text:p>3,145</text:p>
          </table:table-cell>
          <table:table-cell table:style-name="ce9" table:formula="of:=([.B19]-[.B18])/[.B18]" office:value-type="percentage" office:value="-0.263810861423221" calcext:value-type="percentage">
            <text:p>-26,38%</text:p>
          </table:table-cell>
          <table:table-cell table:style-name="ce10" table:formula="of:=([.C19]-[.C18])/[.C18]" office:value-type="float" office:value="39.5138108614238" calcext:value-type="float">
            <text:p>39,5138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4" office:value-type="float" office:value="3.432" calcext:value-type="float">
            <text:p>3,432</text:p>
          </table:table-cell>
          <table:table-cell table:style-name="ce9" table:formula="of:=([.B20]-[.B19])/[.B19]" office:value-type="percentage" office:value="0.0912559618441971" calcext:value-type="percentage">
            <text:p>9,13%</text:p>
          </table:table-cell>
          <table:table-cell table:style-name="ce10" table:formula="of:=([.C20]-[.C19])/[.C19]" office:value-type="float" office:value="-1.34591434693736" calcext:value-type="float">
            <text:p>-1,3459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4" office:value-type="float" office:value="3.824" calcext:value-type="float">
            <text:p>3,824</text:p>
          </table:table-cell>
          <table:table-cell table:style-name="ce9" table:formula="of:=([.B21]-[.B20])/[.B20]" office:value-type="percentage" office:value="0.114219114219114" calcext:value-type="percentage">
            <text:p>11,42%</text:p>
          </table:table-cell>
          <table:table-cell table:style-name="ce10" table:formula="of:=([.C21]-[.C20])/[.C20]" office:value-type="float" office:value="0.251634544317471" calcext:value-type="float">
            <text:p>0,2516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4" office:value-type="float" office:value="3.49" calcext:value-type="float">
            <text:p>3,49</text:p>
          </table:table-cell>
          <table:table-cell table:style-name="ce9" table:formula="of:=([.B22]-[.B21])/[.B21]" office:value-type="percentage" office:value="-0.0873430962343095" calcext:value-type="percentage">
            <text:p>-8,73%</text:p>
          </table:table-cell>
          <table:table-cell table:style-name="ce10" table:formula="of:=([.C22]-[.C21])/[.C21]" office:value-type="float" office:value="-1.76469772009222" calcext:value-type="float">
            <text:p>-1,7647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4" office:value-type="float" office:value="3.773" calcext:value-type="float">
            <text:p>3,773</text:p>
          </table:table-cell>
          <table:table-cell table:style-name="ce9" table:formula="of:=([.B23]-[.B22])/[.B22]" office:value-type="percentage" office:value="0.0810888252148997" calcext:value-type="percentage">
            <text:p>8,11%</text:p>
          </table:table-cell>
          <table:table-cell table:style-name="ce10" table:formula="of:=([.C23]-[.C22])/[.C22]" office:value-type="float" office:value="-1.92839421443646" calcext:value-type="float">
            <text:p>-1,9284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4" office:value-type="float" office:value="3.641" calcext:value-type="float">
            <text:p>3,641</text:p>
          </table:table-cell>
          <table:table-cell table:style-name="ce9" table:formula="of:=([.B24]-[.B23])/[.B23]" office:value-type="percentage" office:value="-0.0349854227405248" calcext:value-type="percentage">
            <text:p>-3,50%</text:p>
          </table:table-cell>
          <table:table-cell table:style-name="ce10" table:formula="of:=([.C24]-[.C23])/[.C23]" office:value-type="float" office:value="-1.43144567266584" calcext:value-type="float">
            <text:p>-1,4314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3" office:value-type="float" office:value="3.395" calcext:value-type="float">
            <text:p>3,395</text:p>
          </table:table-cell>
          <table:table-cell table:style-name="ce9" table:formula="of:=([.B25]-[.B24])/[.B24]" office:value-type="percentage" office:value="-0.0675638560834936" calcext:value-type="percentage">
            <text:p>-6,76%</text:p>
          </table:table-cell>
          <table:table-cell table:style-name="ce10" table:formula="of:=([.C25]-[.C24])/[.C24]" office:value-type="float" office:value="0.931200219719856" calcext:value-type="float">
            <text:p>0,9312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3" office:value-type="float" office:value="3.05" calcext:value-type="float">
            <text:p>3,05</text:p>
          </table:table-cell>
          <table:table-cell table:style-name="ce9" table:formula="of:=([.B26]-[.B25])/[.B25]" office:value-type="percentage" office:value="-0.101620029455081" calcext:value-type="percentage">
            <text:p>-10,16%</text:p>
          </table:table-cell>
          <table:table-cell table:style-name="ce10" table:formula="of:=([.C26]-[.C25])/[.C25]" office:value-type="float" office:value="0.504059053845326" calcext:value-type="float">
            <text:p>0,5041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3" office:value-type="float" office:value="3.321" calcext:value-type="float">
            <text:p>3,321</text:p>
          </table:table-cell>
          <table:table-cell table:style-name="ce9" table:formula="of:=([.B27]-[.B26])/[.B26]" office:value-type="percentage" office:value="0.0888524590163936" calcext:value-type="percentage">
            <text:p>8,89%</text:p>
          </table:table-cell>
          <table:table-cell table:style-name="ce10" table:formula="of:=([.C27]-[.C26])/[.C26]" office:value-type="float" office:value="-1.87435970539321" calcext:value-type="float">
            <text:p>-1,8744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3" office:value-type="float" office:value="3.442" calcext:value-type="float">
            <text:p>3,442</text:p>
          </table:table-cell>
          <table:table-cell table:style-name="ce9" table:formula="of:=([.B28]-[.B27])/[.B27]" office:value-type="percentage" office:value="0.0364348087925324" calcext:value-type="percentage">
            <text:p>3,64%</text:p>
          </table:table-cell>
          <table:table-cell table:style-name="ce10" table:formula="of:=([.C28]-[.C27])/[.C27]" office:value-type="float" office:value="-0.589940343847884" calcext:value-type="float">
            <text:p>-0,5899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3" office:value-type="float" office:value="3.046" calcext:value-type="float">
            <text:p>3,046</text:p>
          </table:table-cell>
          <table:table-cell table:style-name="ce9" table:formula="of:=([.B29]-[.B28])/[.B28]" office:value-type="percentage" office:value="-0.115049389889599" calcext:value-type="percentage">
            <text:p>-11,50%</text:p>
          </table:table-cell>
          <table:table-cell table:style-name="ce10" table:formula="of:=([.C29]-[.C28])/[.C28]" office:value-type="float" office:value="-4.15767788283768" calcext:value-type="float">
            <text:p>-4,1577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3" office:value-type="float" office:value="3.188" calcext:value-type="float">
            <text:p>3,188</text:p>
          </table:table-cell>
          <table:table-cell table:style-name="ce9" table:formula="of:=([.B30]-[.B29])/[.B29]" office:value-type="percentage" office:value="0.0466185160866712" calcext:value-type="percentage">
            <text:p>4,66%</text:p>
          </table:table-cell>
          <table:table-cell table:style-name="ce10" table:formula="of:=([.C30]-[.C29])/[.C29]" office:value-type="float" office:value="-1.40520437467253" calcext:value-type="float">
            <text:p>-1,4052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3" office:value-type="float" office:value="3.006" calcext:value-type="float">
            <text:p>3,006</text:p>
          </table:table-cell>
          <table:table-cell table:style-name="ce9" table:formula="of:=([.B31]-[.B30])/[.B30]" office:value-type="percentage" office:value="-0.0570890840652448" calcext:value-type="percentage">
            <text:p>-5,71%</text:p>
          </table:table-cell>
          <table:table-cell table:style-name="ce10" table:formula="of:=([.C31]-[.C30])/[.C30]" office:value-type="float" office:value="-2.22460105677982" calcext:value-type="float">
            <text:p>-2,2246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3" office:value-type="float" office:value="2.838" calcext:value-type="float">
            <text:p>2,838</text:p>
          </table:table-cell>
          <table:table-cell table:style-name="ce9" table:formula="of:=([.B32]-[.B31])/[.B31]" office:value-type="percentage" office:value="-0.0558882235528941" calcext:value-type="percentage">
            <text:p>-5,59%</text:p>
          </table:table-cell>
          <table:table-cell table:style-name="ce10" table:formula="of:=([.C32]-[.C31])/[.C31]" office:value-type="float" office:value="-0.0210348533701864" calcext:value-type="float">
            <text:p>-0,0210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3" office:value-type="float" office:value="2.747" calcext:value-type="float">
            <text:p>2,747</text:p>
          </table:table-cell>
          <table:table-cell table:style-name="ce9" table:formula="of:=([.B33]-[.B32])/[.B32]" office:value-type="percentage" office:value="-0.0320648343904159" calcext:value-type="percentage">
            <text:p>-3,21%</text:p>
          </table:table-cell>
          <table:table-cell table:style-name="ce10" table:formula="of:=([.C33]-[.C32])/[.C32]" office:value-type="float" office:value="-0.426268498942915" calcext:value-type="float">
            <text:p>-0,4263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3" office:value-type="float" office:value="2.623" calcext:value-type="float">
            <text:p>2,623</text:p>
          </table:table-cell>
          <table:table-cell table:style-name="ce9" table:formula="of:=([.B34]-[.B33])/[.B33]" office:value-type="percentage" office:value="-0.0451401528940661" calcext:value-type="percentage">
            <text:p>-4,51%</text:p>
          </table:table-cell>
          <table:table-cell table:style-name="ce10" table:formula="of:=([.C34]-[.C33])/[.C33]" office:value-type="float" office:value="0.407777515531422" calcext:value-type="float">
            <text:p>0,4078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3" office:value-type="float" office:value="2.345" calcext:value-type="float">
            <text:p>2,345</text:p>
          </table:table-cell>
          <table:table-cell table:style-name="ce9" table:formula="of:=([.B35]-[.B34])/[.B34]" office:value-type="percentage" office:value="-0.105985512771636" calcext:value-type="percentage">
            <text:p>-10,60%</text:p>
          </table:table-cell>
          <table:table-cell table:style-name="ce10" table:formula="of:=([.C35]-[.C34])/[.C34]" office:value-type="float" office:value="1.34792099664261" calcext:value-type="float">
            <text:p>1,3479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3" office:value-type="float" office:value="2.126" calcext:value-type="float">
            <text:p>2,126</text:p>
          </table:table-cell>
          <table:table-cell table:style-name="ce9" table:formula="of:=([.B36]-[.B35])/[.B35]" office:value-type="percentage" office:value="-0.0933901918976547" calcext:value-type="percentage">
            <text:p>-9,34%</text:p>
          </table:table-cell>
          <table:table-cell table:style-name="ce10" table:formula="of:=([.C36]-[.C35])/[.C35]" office:value-type="float" office:value="-0.118840023929682" calcext:value-type="float">
            <text:p>-0,1188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3" office:value-type="float" office:value="2.182" calcext:value-type="float">
            <text:p>2,182</text:p>
          </table:table-cell>
          <table:table-cell table:style-name="ce9" table:formula="of:=([.B37]-[.B36])/[.B36]" office:value-type="percentage" office:value="0.026340545625588" calcext:value-type="percentage">
            <text:p>2,63%</text:p>
          </table:table-cell>
          <table:table-cell table:style-name="ce10" table:formula="of:=([.C37]-[.C36])/[.C36]" office:value-type="float" office:value="-1.28204830818267" calcext:value-type="float">
            <text:p>-1,2820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3" office:value-type="float" office:value="2.195" calcext:value-type="float">
            <text:p>2,195</text:p>
          </table:table-cell>
          <table:table-cell table:style-name="ce9" table:formula="of:=([.B38]-[.B37])/[.B37]" office:value-type="percentage" office:value="0.00595783684692938" calcext:value-type="percentage">
            <text:p>0,60%</text:p>
          </table:table-cell>
          <table:table-cell table:style-name="ce10" table:formula="of:=([.C38]-[.C37])/[.C37]" office:value-type="float" office:value="-0.773814979704074" calcext:value-type="float">
            <text:p>-0,7738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3" office:value-type="float" office:value="2.202" calcext:value-type="float">
            <text:p>2,202</text:p>
          </table:table-cell>
          <table:table-cell table:style-name="ce9" table:formula="of:=([.B39]-[.B38])/[.B38]" office:value-type="percentage" office:value="0.00318906605922557" calcext:value-type="percentage">
            <text:p>0,32%</text:p>
          </table:table-cell>
          <table:table-cell table:style-name="ce10" table:formula="of:=([.C39]-[.C38])/[.C38]" office:value-type="float" office:value="-0.464727527597674" calcext:value-type="float">
            <text:p>-0,4647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3" office:value-type="float" office:value="2.498" calcext:value-type="float">
            <text:p>2,498</text:p>
          </table:table-cell>
          <table:table-cell table:style-name="ce9" table:formula="of:=([.B40]-[.B39])/[.B39]" office:value-type="percentage" office:value="0.134423251589464" calcext:value-type="percentage">
            <text:p>13,44%</text:p>
          </table:table-cell>
          <table:table-cell table:style-name="ce10" table:formula="of:=([.C40]-[.C39])/[.C39]" office:value-type="float" office:value="41.1512910341242" calcext:value-type="float">
            <text:p>41,1513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3" office:value-type="float" office:value="2.647" calcext:value-type="float">
            <text:p>2,647</text:p>
          </table:table-cell>
          <table:table-cell table:style-name="ce9" table:formula="of:=([.B41]-[.B40])/[.B40]" office:value-type="percentage" office:value="0.0596477181745396" calcext:value-type="percentage">
            <text:p>5,96%</text:p>
          </table:table-cell>
          <table:table-cell table:style-name="ce10" table:formula="of:=([.C41]-[.C40])/[.C40]" office:value-type="float" office:value="-0.556269339796162" calcext:value-type="float">
            <text:p>-0,5563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3" office:value-type="float" office:value="2.699" calcext:value-type="float">
            <text:p>2,699</text:p>
          </table:table-cell>
          <table:table-cell table:style-name="ce9" table:formula="of:=([.B42]-[.B41])/[.B41]" office:value-type="percentage" office:value="0.0196448809973553" calcext:value-type="percentage">
            <text:p>1,96%</text:p>
          </table:table-cell>
          <table:table-cell table:style-name="ce10" table:formula="of:=([.C42]-[.C41])/[.C41]" office:value-type="float" office:value="-0.670651592406754" calcext:value-type="float">
            <text:p>-0,6707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3" office:value-type="float" office:value="2.938" calcext:value-type="float">
            <text:p>2,938</text:p>
          </table:table-cell>
          <table:table-cell table:style-name="ce9" table:formula="of:=([.B43]-[.B42])/[.B42]" office:value-type="percentage" office:value="0.0885513153019638" calcext:value-type="percentage">
            <text:p>8,86%</text:p>
          </table:table-cell>
          <table:table-cell table:style-name="ce10" table:formula="of:=([.C43]-[.C42])/[.C42]" office:value-type="float" office:value="3.50760253085192" calcext:value-type="float">
            <text:p>3,5076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inc" table:style-name="ta1">
        <table:table-column table:style-name="co1" table:number-columns-repeated="5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5" office:value-type="float" office:value="3255" calcext:value-type="float">
            <text:p>3 255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oditi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5" office:value-type="float" office:value="3348.5" calcext:value-type="float">
            <text:p>3 348,50</text:p>
          </table:table-cell>
          <table:table-cell table:style-name="ce9" table:formula="of:=([.B2]-[.B1])/[.B1]" office:value-type="percentage" office:value="0.0287250384024578" calcext:value-type="percentage">
            <text:p>2,87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5" office:value-type="float" office:value="3067" calcext:value-type="float">
            <text:p>3 067,00</text:p>
          </table:table-cell>
          <table:table-cell table:style-name="ce9" table:formula="of:=([.B3]-[.B2])/[.B2]" office:value-type="percentage" office:value="-0.0840674929072719" calcext:value-type="percentage">
            <text:p>-8,41%</text:p>
          </table:table-cell>
          <table:table-cell table:style-name="ce10" table:formula="of:=([.C3]-[.C2])/[.C2]" office:value-type="float" office:value="-3.9266276942585" calcext:value-type="float">
            <text:p>-3,9266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6" office:value-type="float" office:value="2355.5" calcext:value-type="float">
            <text:p>2 355,50</text:p>
          </table:table-cell>
          <table:table-cell table:style-name="ce9" table:formula="of:=([.B4]-[.B3])/[.B3]" office:value-type="percentage" office:value="-0.23198565373329" calcext:value-type="percentage">
            <text:p>-23,20%</text:p>
          </table:table-cell>
          <table:table-cell table:style-name="ce10" table:formula="of:=([.C4]-[.C3])/[.C3]" office:value-type="float" office:value="1.75951673721464" calcext:value-type="float">
            <text:p>1,7595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6" office:value-type="float" office:value="2302.75" calcext:value-type="float">
            <text:p>2 302,75</text:p>
          </table:table-cell>
          <table:table-cell table:style-name="ce9" table:formula="of:=([.B5]-[.B4])/[.B4]" office:value-type="percentage" office:value="-0.0223943960942475" calcext:value-type="percentage">
            <text:p>-2,24%</text:p>
          </table:table-cell>
          <table:table-cell table:style-name="ce10" table:formula="of:=([.C5]-[.C4])/[.C4]" office:value-type="float" office:value="-0.903466461249393" calcext:value-type="float">
            <text:p>-0,9035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6" office:value-type="float" office:value="1909.25" calcext:value-type="float">
            <text:p>1 909,25</text:p>
          </table:table-cell>
          <table:table-cell table:style-name="ce9" table:formula="of:=([.B6]-[.B5])/[.B5]" office:value-type="percentage" office:value="-0.170882640321355" calcext:value-type="percentage">
            <text:p>-17,09%</text:p>
          </table:table-cell>
          <table:table-cell table:style-name="ce10" table:formula="of:=([.C6]-[.C5])/[.C5]" office:value-type="float" office:value="6.63059828013178" calcext:value-type="float">
            <text:p>6,6306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6" office:value-type="float" office:value="1661.5" calcext:value-type="float">
            <text:p>1 661,50</text:p>
          </table:table-cell>
          <table:table-cell table:style-name="ce9" table:formula="of:=([.B7]-[.B6])/[.B6]" office:value-type="percentage" office:value="-0.129762995940814" calcext:value-type="percentage">
            <text:p>-12,98%</text:p>
          </table:table-cell>
          <table:table-cell table:style-name="ce10" table:formula="of:=([.C7]-[.C6])/[.C6]" office:value-type="float" office:value="-0.240630904948639" calcext:value-type="float">
            <text:p>-0,2406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6" office:value-type="float" office:value="1143" calcext:value-type="float">
            <text:p>1 143,00</text:p>
          </table:table-cell>
          <table:table-cell table:style-name="ce9" table:formula="of:=([.B8]-[.B7])/[.B7]" office:value-type="percentage" office:value="-0.3120674089678" calcext:value-type="percentage">
            <text:p>-31,21%</text:p>
          </table:table-cell>
          <table:table-cell table:style-name="ce10" table:formula="of:=([.C8]-[.C7])/[.C7]" office:value-type="float" office:value="1.40490292864489" calcext:value-type="float">
            <text:p>1,4049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6" office:value-type="float" office:value="1328" calcext:value-type="float">
            <text:p>1 328,00</text:p>
          </table:table-cell>
          <table:table-cell table:style-name="ce9" table:formula="of:=([.B9]-[.B8])/[.B8]" office:value-type="percentage" office:value="0.161854768153981" calcext:value-type="percentage">
            <text:p>16,19%</text:p>
          </table:table-cell>
          <table:table-cell table:style-name="ce10" table:formula="of:=([.C9]-[.C8])/[.C8]" office:value-type="float" office:value="-1.51865322524173" calcext:value-type="float">
            <text:p>-1,5187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6" office:value-type="float" office:value="1546" calcext:value-type="float">
            <text:p>1 546,00</text:p>
          </table:table-cell>
          <table:table-cell table:style-name="ce9" table:formula="of:=([.B10]-[.B9])/[.B9]" office:value-type="percentage" office:value="0.164156626506024" calcext:value-type="percentage">
            <text:p>16,42%</text:p>
          </table:table-cell>
          <table:table-cell table:style-name="ce10" table:formula="of:=([.C10]-[.C9])/[.C9]" office:value-type="float" office:value="0.0142217518723542" calcext:value-type="float">
            <text:p>0,0142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6" office:value-type="float" office:value="1950" calcext:value-type="float">
            <text:p>1 950,00</text:p>
          </table:table-cell>
          <table:table-cell table:style-name="ce9" table:formula="of:=([.B11]-[.B10])/[.B10]" office:value-type="percentage" office:value="0.261319534282018" calcext:value-type="percentage">
            <text:p>26,13%</text:p>
          </table:table-cell>
          <table:table-cell table:style-name="ce10" table:formula="of:=([.C11]-[.C10])/[.C10]" office:value-type="float" office:value="0.591891474892294" calcext:value-type="float">
            <text:p>0,5919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6" office:value-type="float" office:value="2575" calcext:value-type="float">
            <text:p>2 575,00</text:p>
          </table:table-cell>
          <table:table-cell table:style-name="ce9" table:formula="of:=([.B12]-[.B11])/[.B11]" office:value-type="percentage" office:value="0.320512820512821" calcext:value-type="percentage">
            <text:p>32,05%</text:p>
          </table:table-cell>
          <table:table-cell table:style-name="ce10" table:formula="of:=([.C12]-[.C11])/[.C11]" office:value-type="float" office:value="0.226516882457477" calcext:value-type="float">
            <text:p>0,2265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6" office:value-type="float" office:value="2370" calcext:value-type="float">
            <text:p>2 370,00</text:p>
          </table:table-cell>
          <table:table-cell table:style-name="ce9" table:formula="of:=([.B13]-[.B12])/[.B12]" office:value-type="percentage" office:value="-0.0796116504854369" calcext:value-type="percentage">
            <text:p>-7,96%</text:p>
          </table:table-cell>
          <table:table-cell table:style-name="ce10" table:formula="of:=([.C13]-[.C12])/[.C12]" office:value-type="float" office:value="-1.24838834951456" calcext:value-type="float">
            <text:p>-1,2484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6" office:value-type="float" office:value="1782" calcext:value-type="float">
            <text:p>1 782,00</text:p>
          </table:table-cell>
          <table:table-cell table:style-name="ce9" table:formula="of:=([.B14]-[.B13])/[.B13]" office:value-type="percentage" office:value="-0.248101265822785" calcext:value-type="percentage">
            <text:p>-24,81%</text:p>
          </table:table-cell>
          <table:table-cell table:style-name="ce10" table:formula="of:=([.C14]-[.C13])/[.C13]" office:value-type="float" office:value="2.11639394874961" calcext:value-type="float">
            <text:p>2,1164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6" office:value-type="float" office:value="2193" calcext:value-type="float">
            <text:p>2 193,00</text:p>
          </table:table-cell>
          <table:table-cell table:style-name="ce9" table:formula="of:=([.B15]-[.B14])/[.B14]" office:value-type="percentage" office:value="0.230639730639731" calcext:value-type="percentage">
            <text:p>23,06%</text:p>
          </table:table-cell>
          <table:table-cell table:style-name="ce10" table:formula="of:=([.C15]-[.C14])/[.C14]" office:value-type="float" office:value="-1.92961932247647" calcext:value-type="float">
            <text:p>-1,9296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6" office:value-type="float" office:value="2446" calcext:value-type="float">
            <text:p>2 446,00</text:p>
          </table:table-cell>
          <table:table-cell table:style-name="ce9" table:formula="of:=([.B16]-[.B15])/[.B15]" office:value-type="percentage" office:value="0.115367077063384" calcext:value-type="percentage">
            <text:p>11,54%</text:p>
          </table:table-cell>
          <table:table-cell table:style-name="ce10" table:formula="of:=([.C16]-[.C15])/[.C15]" office:value-type="float" office:value="-0.499795300907666" calcext:value-type="float">
            <text:p>-0,4998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6" office:value-type="float" office:value="2360" calcext:value-type="float">
            <text:p>2 360,00</text:p>
          </table:table-cell>
          <table:table-cell table:style-name="ce9" table:formula="of:=([.B17]-[.B16])/[.B16]" office:value-type="percentage" office:value="-0.0351594439901881" calcext:value-type="percentage">
            <text:p>-3,52%</text:p>
          </table:table-cell>
          <table:table-cell table:style-name="ce10" table:formula="of:=([.C17]-[.C16])/[.C16]" office:value-type="float" office:value="-1.30476150462641" calcext:value-type="float">
            <text:p>-1,3048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6" office:value-type="float" office:value="2346.25" calcext:value-type="float">
            <text:p>2 346,25</text:p>
          </table:table-cell>
          <table:table-cell table:style-name="ce9" table:formula="of:=([.B18]-[.B17])/[.B17]" office:value-type="percentage" office:value="-0.00582627118644068" calcext:value-type="percentage">
            <text:p>-0,58%</text:p>
          </table:table-cell>
          <table:table-cell table:style-name="ce10" table:formula="of:=([.C18]-[.C17])/[.C17]" office:value-type="float" office:value="-0.834290007883327" calcext:value-type="float">
            <text:p>-0,8343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6" office:value-type="float" office:value="1866.5" calcext:value-type="float">
            <text:p>1 866,50</text:p>
          </table:table-cell>
          <table:table-cell table:style-name="ce9" table:formula="of:=([.B19]-[.B18])/[.B18]" office:value-type="percentage" office:value="-0.204475226425146" calcext:value-type="percentage">
            <text:p>-20,45%</text:p>
          </table:table-cell>
          <table:table-cell table:style-name="ce10" table:formula="of:=([.C19]-[.C18])/[.C18]" office:value-type="float" office:value="34.0953843173342" calcext:value-type="float">
            <text:p>34,0954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6" office:value-type="float" office:value="1840" calcext:value-type="float">
            <text:p>1 840,00</text:p>
          </table:table-cell>
          <table:table-cell table:style-name="ce9" table:formula="of:=([.B20]-[.B19])/[.B19]" office:value-type="percentage" office:value="-0.014197696222877" calcext:value-type="percentage">
            <text:p>-1,42%</text:p>
          </table:table-cell>
          <table:table-cell table:style-name="ce10" table:formula="of:=([.C20]-[.C19])/[.C19]" office:value-type="float" office:value="-0.930565201119489" calcext:value-type="float">
            <text:p>-0,9306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6" office:value-type="float" office:value="2004.5" calcext:value-type="float">
            <text:p>2 004,50</text:p>
          </table:table-cell>
          <table:table-cell table:style-name="ce9" table:formula="of:=([.B21]-[.B20])/[.B20]" office:value-type="percentage" office:value="0.0894021739130435" calcext:value-type="percentage">
            <text:p>8,94%</text:p>
          </table:table-cell>
          <table:table-cell table:style-name="ce10" table:formula="of:=([.C21]-[.C20])/[.C20]" office:value-type="float" office:value="-7.29694934372436" calcext:value-type="float">
            <text:p>-7,2969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6" office:value-type="float" office:value="1877" calcext:value-type="float">
            <text:p>1 877,00</text:p>
          </table:table-cell>
          <table:table-cell table:style-name="ce9" table:formula="of:=([.B22]-[.B21])/[.B21]" office:value-type="percentage" office:value="-0.0636068845098528" calcext:value-type="percentage">
            <text:p>-6,36%</text:p>
          </table:table-cell>
          <table:table-cell table:style-name="ce10" table:formula="of:=([.C22]-[.C21])/[.C21]" office:value-type="float" office:value="-1.71146910333209" calcext:value-type="float">
            <text:p>-1,7115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6" office:value-type="float" office:value="2093.5" calcext:value-type="float">
            <text:p>2 093,50</text:p>
          </table:table-cell>
          <table:table-cell table:style-name="ce9" table:formula="of:=([.B23]-[.B22])/[.B22]" office:value-type="percentage" office:value="0.115343633457645" calcext:value-type="percentage">
            <text:p>11,53%</text:p>
          </table:table-cell>
          <table:table-cell table:style-name="ce10" table:formula="of:=([.C23]-[.C22])/[.C22]" office:value-type="float" office:value="-2.81338284914392" calcext:value-type="float">
            <text:p>-2,8134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6" office:value-type="float" office:value="2071" calcext:value-type="float">
            <text:p>2 071,00</text:p>
          </table:table-cell>
          <table:table-cell table:style-name="ce9" table:formula="of:=([.B24]-[.B23])/[.B23]" office:value-type="percentage" office:value="-0.0107475519465011" calcext:value-type="percentage">
            <text:p>-1,07%</text:p>
          </table:table-cell>
          <table:table-cell table:style-name="ce10" table:formula="of:=([.C24]-[.C23])/[.C23]" office:value-type="float" office:value="-1.09317854505119" calcext:value-type="float">
            <text:p>-1,0932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5" office:value-type="float" office:value="1896" calcext:value-type="float">
            <text:p>1 896,00</text:p>
          </table:table-cell>
          <table:table-cell table:style-name="ce9" table:formula="of:=([.B25]-[.B24])/[.B24]" office:value-type="percentage" office:value="-0.0845002414292612" calcext:value-type="percentage">
            <text:p>-8,45%</text:p>
          </table:table-cell>
          <table:table-cell table:style-name="ce10" table:formula="of:=([.C25]-[.C24])/[.C24]" office:value-type="float" office:value="6.86227801920704" calcext:value-type="float">
            <text:p>6,8623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5" office:value-type="float" office:value="1855" calcext:value-type="float">
            <text:p>1 855,00</text:p>
          </table:table-cell>
          <table:table-cell table:style-name="ce9" table:formula="of:=([.B26]-[.B25])/[.B25]" office:value-type="percentage" office:value="-0.0216244725738397" calcext:value-type="percentage">
            <text:p>-2,16%</text:p>
          </table:table-cell>
          <table:table-cell table:style-name="ce10" table:formula="of:=([.C26]-[.C25])/[.C25]" office:value-type="float" office:value="-0.744089813140446" calcext:value-type="float">
            <text:p>-0,7441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5" office:value-type="float" office:value="1917.75" calcext:value-type="float">
            <text:p>1 917,75</text:p>
          </table:table-cell>
          <table:table-cell table:style-name="ce9" table:formula="of:=([.B27]-[.B26])/[.B26]" office:value-type="percentage" office:value="0.0338274932614555" calcext:value-type="percentage">
            <text:p>3,38%</text:p>
          </table:table-cell>
          <table:table-cell table:style-name="ce10" table:formula="of:=([.C27]-[.C26])/[.C26]" office:value-type="float" office:value="-2.5643152981395" calcext:value-type="float">
            <text:p>-2,5643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5" office:value-type="float" office:value="2058.25" calcext:value-type="float">
            <text:p>2 058,25</text:p>
          </table:table-cell>
          <table:table-cell table:style-name="ce9" table:formula="of:=([.B28]-[.B27])/[.B27]" office:value-type="percentage" office:value="0.0732629383391996" calcext:value-type="percentage">
            <text:p>7,33%</text:p>
          </table:table-cell>
          <table:table-cell table:style-name="ce10" table:formula="of:=([.C28]-[.C27])/[.C27]" office:value-type="float" office:value="1.165780886362" calcext:value-type="float">
            <text:p>1,1658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5" office:value-type="float" office:value="1983" calcext:value-type="float">
            <text:p>1 983,00</text:p>
          </table:table-cell>
          <table:table-cell table:style-name="ce9" table:formula="of:=([.B29]-[.B28])/[.B28]" office:value-type="percentage" office:value="-0.0365601846228592" calcext:value-type="percentage">
            <text:p>-3,66%</text:p>
          </table:table-cell>
          <table:table-cell table:style-name="ce10" table:formula="of:=([.C29]-[.C28])/[.C28]" office:value-type="float" office:value="-1.49902700398924" calcext:value-type="float">
            <text:p>-1,4990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5" office:value-type="float" office:value="2216.75" calcext:value-type="float">
            <text:p>2 216,75</text:p>
          </table:table-cell>
          <table:table-cell table:style-name="ce9" table:formula="of:=([.B30]-[.B29])/[.B29]" office:value-type="percentage" office:value="0.117876954109934" calcext:value-type="percentage">
            <text:p>11,79%</text:p>
          </table:table-cell>
          <table:table-cell table:style-name="ce10" table:formula="of:=([.C30]-[.C29])/[.C29]" office:value-type="float" office:value="-4.22418924646874" calcext:value-type="float">
            <text:p>-4,2242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5" office:value-type="float" office:value="2271" calcext:value-type="float">
            <text:p>2 271,00</text:p>
          </table:table-cell>
          <table:table-cell table:style-name="ce9" table:formula="of:=([.B31]-[.B30])/[.B30]" office:value-type="percentage" office:value="0.0244727641817977" calcext:value-type="percentage">
            <text:p>2,45%</text:p>
          </table:table-cell>
          <table:table-cell table:style-name="ce10" table:formula="of:=([.C31]-[.C30])/[.C30]" office:value-type="float" office:value="-0.792387202684471" calcext:value-type="float">
            <text:p>-0,7924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5" office:value-type="float" office:value="2177.25" calcext:value-type="float">
            <text:p>2 177,25</text:p>
          </table:table-cell>
          <table:table-cell table:style-name="ce9" table:formula="of:=([.B32]-[.B31])/[.B31]" office:value-type="percentage" office:value="-0.0412813738441215" calcext:value-type="percentage">
            <text:p>-4,13%</text:p>
          </table:table-cell>
          <table:table-cell table:style-name="ce10" table:formula="of:=([.C32]-[.C31])/[.C31]" office:value-type="float" office:value="-2.68682922523422" calcext:value-type="float">
            <text:p>-2,6868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5" office:value-type="float" office:value="2080" calcext:value-type="float">
            <text:p>2 080,00</text:p>
          </table:table-cell>
          <table:table-cell table:style-name="ce9" table:formula="of:=([.B33]-[.B32])/[.B32]" office:value-type="percentage" office:value="-0.0446664370191756" calcext:value-type="percentage">
            <text:p>-4,47%</text:p>
          </table:table-cell>
          <table:table-cell table:style-name="ce10" table:formula="of:=([.C33]-[.C32])/[.C32]" office:value-type="float" office:value="0.0819997703525089" calcext:value-type="float">
            <text:p>0,0820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5" office:value-type="float" office:value="1999" calcext:value-type="float">
            <text:p>1 999,00</text:p>
          </table:table-cell>
          <table:table-cell table:style-name="ce9" table:formula="of:=([.B34]-[.B33])/[.B33]" office:value-type="percentage" office:value="-0.0389423076923077" calcext:value-type="percentage">
            <text:p>-3,89%</text:p>
          </table:table-cell>
          <table:table-cell table:style-name="ce10" table:formula="of:=([.C34]-[.C33])/[.C33]" office:value-type="float" office:value="-0.128152807988926" calcext:value-type="float">
            <text:p>-0,1282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5" office:value-type="float" office:value="1685.5" calcext:value-type="float">
            <text:p>1 685,50</text:p>
          </table:table-cell>
          <table:table-cell table:style-name="ce9" table:formula="of:=([.B35]-[.B34])/[.B34]" office:value-type="percentage" office:value="-0.156828414207104" calcext:value-type="percentage">
            <text:p>-15,68%</text:p>
          </table:table-cell>
          <table:table-cell table:style-name="ce10" table:formula="of:=([.C35]-[.C34])/[.C34]" office:value-type="float" office:value="3.02719878457747" calcext:value-type="float">
            <text:p>3,0272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5" office:value-type="float" office:value="1607" calcext:value-type="float">
            <text:p>1 607,00</text:p>
          </table:table-cell>
          <table:table-cell table:style-name="ce9" table:formula="of:=([.B36]-[.B35])/[.B35]" office:value-type="percentage" office:value="-0.0465737169979235" calcext:value-type="percentage">
            <text:p>-4,66%</text:p>
          </table:table-cell>
          <table:table-cell table:style-name="ce10" table:formula="of:=([.C36]-[.C35])/[.C35]" office:value-type="float" office:value="-0.703027558919142" calcext:value-type="float">
            <text:p>-0,7030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5" office:value-type="float" office:value="1817.5" calcext:value-type="float">
            <text:p>1 817,50</text:p>
          </table:table-cell>
          <table:table-cell table:style-name="ce9" table:formula="of:=([.B37]-[.B36])/[.B36]" office:value-type="percentage" office:value="0.130989421281892" calcext:value-type="percentage">
            <text:p>13,10%</text:p>
          </table:table-cell>
          <table:table-cell table:style-name="ce10" table:formula="of:=([.C37]-[.C36])/[.C36]" office:value-type="float" office:value="-3.81251808370227" calcext:value-type="float">
            <text:p>-3,8125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5" office:value-type="float" office:value="2106" calcext:value-type="float">
            <text:p>2 106,00</text:p>
          </table:table-cell>
          <table:table-cell table:style-name="ce9" table:formula="of:=([.B38]-[.B37])/[.B37]" office:value-type="percentage" office:value="0.158734525447043" calcext:value-type="percentage">
            <text:p>15,87%</text:p>
          </table:table-cell>
          <table:table-cell table:style-name="ce10" table:formula="of:=([.C38]-[.C37])/[.C37]" office:value-type="float" office:value="0.211811792842744" calcext:value-type="float">
            <text:p>0,2118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5" office:value-type="float" office:value="2370.25" calcext:value-type="float">
            <text:p>2 370,25</text:p>
          </table:table-cell>
          <table:table-cell table:style-name="ce9" table:formula="of:=([.B39]-[.B38])/[.B38]" office:value-type="percentage" office:value="0.125474833808167" calcext:value-type="percentage">
            <text:p>12,55%</text:p>
          </table:table-cell>
          <table:table-cell table:style-name="ce10" table:formula="of:=([.C39]-[.C38])/[.C38]" office:value-type="float" office:value="-0.209530293080264" calcext:value-type="float">
            <text:p>-0,2095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5" office:value-type="float" office:value="2588.5" calcext:value-type="float">
            <text:p>2 588,50</text:p>
          </table:table-cell>
          <table:table-cell table:style-name="ce9" table:formula="of:=([.B40]-[.B39])/[.B39]" office:value-type="percentage" office:value="0.092078894631368" calcext:value-type="percentage">
            <text:p>9,21%</text:p>
          </table:table-cell>
          <table:table-cell table:style-name="ce10" table:formula="of:=([.C40]-[.C39])/[.C39]" office:value-type="float" office:value="-0.266156472682456" calcext:value-type="float">
            <text:p>-0,2662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5" office:value-type="float" office:value="2767.5" calcext:value-type="float">
            <text:p>2 767,50</text:p>
          </table:table-cell>
          <table:table-cell table:style-name="ce9" table:formula="of:=([.B41]-[.B40])/[.B40]" office:value-type="percentage" office:value="0.069152018543558" calcext:value-type="percentage">
            <text:p>6,92%</text:p>
          </table:table-cell>
          <table:table-cell table:style-name="ce10" table:formula="of:=([.C41]-[.C40])/[.C40]" office:value-type="float" office:value="-0.248991651991439" calcext:value-type="float">
            <text:p>-0,2490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5" office:value-type="float" office:value="2758.5" calcext:value-type="float">
            <text:p>2 758,50</text:p>
          </table:table-cell>
          <table:table-cell table:style-name="ce9" table:formula="of:=([.B42]-[.B41])/[.B41]" office:value-type="percentage" office:value="-0.0032520325203252" calcext:value-type="percentage">
            <text:p>-0,33%</text:p>
          </table:table-cell>
          <table:table-cell table:style-name="ce10" table:formula="of:=([.C42]-[.C41])/[.C41]" office:value-type="float" office:value="-1.04702729708861" calcext:value-type="float">
            <text:p>-1,0470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5" office:value-type="float" office:value="3152.5" calcext:value-type="float">
            <text:p>3 152,50</text:p>
          </table:table-cell>
          <table:table-cell table:style-name="ce9" table:formula="of:=([.B43]-[.B42])/[.B42]" office:value-type="percentage" office:value="0.142831248867138" calcext:value-type="percentage">
            <text:p>14,28%</text:p>
          </table:table-cell>
          <table:table-cell table:style-name="ce10" table:formula="of:=([.C43]-[.C42])/[.C42]" office:value-type="float" office:value="-44.9206090266449" calcext:value-type="float">
            <text:p>-44,9206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nP" table:style-name="ta2">
        <table:table-column table:style-name="co1" table:number-columns-repeated="2" table:default-cell-style-name="ce3"/>
        <table:table-column table:style-name="co1" table:number-columns-repeated="3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5" office:value-type="float" office:value="1431.25" calcext:value-type="float">
            <text:p>1 431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Index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5" office:value-type="float" office:value="1515.5" calcext:value-type="float">
            <text:p>1 515,50</text:p>
          </table:table-cell>
          <table:table-cell table:style-name="ce9" table:formula="of:=([.B2]-[.B1])/[.B1]" office:value-type="percentage" office:value="0.0588646288209607" calcext:value-type="percentage">
            <text:p>5,89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5" office:value-type="float" office:value="1538" calcext:value-type="float">
            <text:p>1 538,00</text:p>
          </table:table-cell>
          <table:table-cell table:style-name="ce9" table:formula="of:=([.B3]-[.B2])/[.B2]" office:value-type="percentage" office:value="0.0148465852853844" calcext:value-type="percentage">
            <text:p>1,48%</text:p>
          </table:table-cell>
          <table:table-cell table:style-name="ce10" table:formula="of:=([.C3]-[.C2])/[.C2]" office:value-type="float" office:value="-0.747784270745325" calcext:value-type="float">
            <text:p>-0,7478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6" office:value-type="float" office:value="1477.25" calcext:value-type="float">
            <text:p>1 477,25</text:p>
          </table:table-cell>
          <table:table-cell table:style-name="ce9" table:formula="of:=([.B4]-[.B3])/[.B3]" office:value-type="percentage" office:value="-0.0394993498049415" calcext:value-type="percentage">
            <text:p>-3,95%</text:p>
          </table:table-cell>
          <table:table-cell table:style-name="ce10" table:formula="of:=([.C4]-[.C3])/[.C3]" office:value-type="float" office:value="-3.66050065019506" calcext:value-type="float">
            <text:p>-3,6605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6" office:value-type="float" office:value="1324" calcext:value-type="float">
            <text:p>1 324,00</text:p>
          </table:table-cell>
          <table:table-cell table:style-name="ce9" table:formula="of:=([.B5]-[.B4])/[.B4]" office:value-type="percentage" office:value="-0.103740057539347" calcext:value-type="percentage">
            <text:p>-10,37%</text:p>
          </table:table-cell>
          <table:table-cell table:style-name="ce10" table:formula="of:=([.C5]-[.C4])/[.C4]" office:value-type="float" office:value="1.62637380239531" calcext:value-type="float">
            <text:p>1,6264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6" office:value-type="float" office:value="1281" calcext:value-type="float">
            <text:p>1 281,00</text:p>
          </table:table-cell>
          <table:table-cell table:style-name="ce9" table:formula="of:=([.B6]-[.B5])/[.B5]" office:value-type="percentage" office:value="-0.0324773413897281" calcext:value-type="percentage">
            <text:p>-3,25%</text:p>
          </table:table-cell>
          <table:table-cell table:style-name="ce10" table:formula="of:=([.C6]-[.C5])/[.C5]" office:value-type="float" office:value="-0.68693538291696" calcext:value-type="float">
            <text:p>-0,6869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6" office:value-type="float" office:value="1169" calcext:value-type="float">
            <text:p>1 169,00</text:p>
          </table:table-cell>
          <table:table-cell table:style-name="ce9" table:formula="of:=([.B7]-[.B6])/[.B6]" office:value-type="percentage" office:value="-0.087431693989071" calcext:value-type="percentage">
            <text:p>-8,74%</text:p>
          </table:table-cell>
          <table:table-cell table:style-name="ce10" table:formula="of:=([.C7]-[.C6])/[.C6]" office:value-type="float" office:value="1.69208285677977" calcext:value-type="float">
            <text:p>1,6921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4" office:value-type="float" office:value="900" calcext:value-type="float">
            <text:p>900</text:p>
          </table:table-cell>
          <table:table-cell table:style-name="ce9" table:formula="of:=([.B8]-[.B7])/[.B7]" office:value-type="percentage" office:value="-0.23011120615911" calcext:value-type="percentage">
            <text:p>-23,01%</text:p>
          </table:table-cell>
          <table:table-cell table:style-name="ce10" table:formula="of:=([.C8]-[.C7])/[.C7]" office:value-type="float" office:value="1.63189692044482" calcext:value-type="float">
            <text:p>1,6319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4" office:value-type="float" office:value="794.75" calcext:value-type="float">
            <text:p>794,75</text:p>
          </table:table-cell>
          <table:table-cell table:style-name="ce9" table:formula="of:=([.B9]-[.B8])/[.B8]" office:value-type="percentage" office:value="-0.116944444444444" calcext:value-type="percentage">
            <text:p>-11,69%</text:p>
          </table:table-cell>
          <table:table-cell table:style-name="ce10" table:formula="of:=([.C9]-[.C8])/[.C8]" office:value-type="float" office:value="-0.491791615035109" calcext:value-type="float">
            <text:p>-0,4918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4" office:value-type="float" office:value="915.5" calcext:value-type="float">
            <text:p>915,5</text:p>
          </table:table-cell>
          <table:table-cell table:style-name="ce9" table:formula="of:=([.B10]-[.B9])/[.B9]" office:value-type="percentage" office:value="0.151934570619692" calcext:value-type="percentage">
            <text:p>15,19%</text:p>
          </table:table-cell>
          <table:table-cell table:style-name="ce10" table:formula="of:=([.C10]-[.C9])/[.C9]" office:value-type="float" office:value="-2.29920297917076" calcext:value-type="float">
            <text:p>-2,2992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6" office:value-type="float" office:value="1053" calcext:value-type="float">
            <text:p>1 053,00</text:p>
          </table:table-cell>
          <table:table-cell table:style-name="ce9" table:formula="of:=([.B11]-[.B10])/[.B10]" office:value-type="percentage" office:value="0.150191152375751" calcext:value-type="percentage">
            <text:p>15,02%</text:p>
          </table:table-cell>
          <table:table-cell table:style-name="ce10" table:formula="of:=([.C11]-[.C10])/[.C10]" office:value-type="float" office:value="-0.0114747962680906" calcext:value-type="float">
            <text:p>-0,0115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6" office:value-type="float" office:value="1110.75" calcext:value-type="float">
            <text:p>1 110,75</text:p>
          </table:table-cell>
          <table:table-cell table:style-name="ce9" table:formula="of:=([.B12]-[.B11])/[.B11]" office:value-type="percentage" office:value="0.0548433048433048" calcext:value-type="percentage">
            <text:p>5,48%</text:p>
          </table:table-cell>
          <table:table-cell table:style-name="ce10" table:formula="of:=([.C12]-[.C11])/[.C11]" office:value-type="float" office:value="-0.634843304843305" calcext:value-type="float">
            <text:p>-0,6348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6" office:value-type="float" office:value="1165.25" calcext:value-type="float">
            <text:p>1 165,25</text:p>
          </table:table-cell>
          <table:table-cell table:style-name="ce9" table:formula="of:=([.B13]-[.B12])/[.B12]" office:value-type="percentage" office:value="0.0490659464325906" calcext:value-type="percentage">
            <text:p>4,91%</text:p>
          </table:table-cell>
          <table:table-cell table:style-name="ce10" table:formula="of:=([.C13]-[.C12])/[.C12]" office:value-type="float" office:value="-0.105343002709647" calcext:value-type="float">
            <text:p>-0,1053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6" office:value-type="float" office:value="1026.5" calcext:value-type="float">
            <text:p>1 026,50</text:p>
          </table:table-cell>
          <table:table-cell table:style-name="ce9" table:formula="of:=([.B14]-[.B13])/[.B13]" office:value-type="percentage" office:value="-0.119073160266037" calcext:value-type="percentage">
            <text:p>-11,91%</text:p>
          </table:table-cell>
          <table:table-cell table:style-name="ce10" table:formula="of:=([.C14]-[.C13])/[.C13]" office:value-type="float" office:value="-3.42679839936699" calcext:value-type="float">
            <text:p>-3,4268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6" office:value-type="float" office:value="1136.75" calcext:value-type="float">
            <text:p>1 136,75</text:p>
          </table:table-cell>
          <table:table-cell table:style-name="ce9" table:formula="of:=([.B15]-[.B14])/[.B14]" office:value-type="percentage" office:value="0.107403799318071" calcext:value-type="percentage">
            <text:p>10,74%</text:p>
          </table:table-cell>
          <table:table-cell table:style-name="ce10" table:formula="of:=([.C15]-[.C14])/[.C14]" office:value-type="float" office:value="-1.90199839391267" calcext:value-type="float">
            <text:p>-1,9020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6" office:value-type="float" office:value="1253" calcext:value-type="float">
            <text:p>1 253,00</text:p>
          </table:table-cell>
          <table:table-cell table:style-name="ce9" table:formula="of:=([.B16]-[.B15])/[.B15]" office:value-type="percentage" office:value="0.102265229821861" calcext:value-type="percentage">
            <text:p>10,23%</text:p>
          </table:table-cell>
          <table:table-cell table:style-name="ce10" table:formula="of:=([.C16]-[.C15])/[.C15]" office:value-type="float" office:value="-0.0478434611143776" calcext:value-type="float">
            <text:p>-0,0478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6" office:value-type="float" office:value="1321" calcext:value-type="float">
            <text:p>1 321,00</text:p>
          </table:table-cell>
          <table:table-cell table:style-name="ce9" table:formula="of:=([.B17]-[.B16])/[.B16]" office:value-type="percentage" office:value="0.0542697525937749" calcext:value-type="percentage">
            <text:p>5,43%</text:p>
          </table:table-cell>
          <table:table-cell table:style-name="ce10" table:formula="of:=([.C17]-[.C16])/[.C16]" office:value-type="float" office:value="-0.469323516034635" calcext:value-type="float">
            <text:p>-0,4693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6" office:value-type="float" office:value="1315.5" calcext:value-type="float">
            <text:p>1 315,50</text:p>
          </table:table-cell>
          <table:table-cell table:style-name="ce9" table:formula="of:=([.B18]-[.B17])/[.B17]" office:value-type="percentage" office:value="-0.00416351249053747" calcext:value-type="percentage">
            <text:p>-0,42%</text:p>
          </table:table-cell>
          <table:table-cell table:style-name="ce10" table:formula="of:=([.C18]-[.C17])/[.C17]" office:value-type="float" office:value="-1.07671884045064" calcext:value-type="float">
            <text:p>-1,0767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6" office:value-type="float" office:value="1126" calcext:value-type="float">
            <text:p>1 126,00</text:p>
          </table:table-cell>
          <table:table-cell table:style-name="ce9" table:formula="of:=([.B19]-[.B18])/[.B18]" office:value-type="percentage" office:value="-0.144051691372102" calcext:value-type="percentage">
            <text:p>-14,41%</text:p>
          </table:table-cell>
          <table:table-cell table:style-name="ce10" table:formula="of:=([.C19]-[.C18])/[.C18]" office:value-type="float" office:value="33.5985971459176" calcext:value-type="float">
            <text:p>33,5986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6" office:value-type="float" office:value="1252.5" calcext:value-type="float">
            <text:p>1 252,50</text:p>
          </table:table-cell>
          <table:table-cell table:style-name="ce9" table:formula="of:=([.B20]-[.B19])/[.B19]" office:value-type="percentage" office:value="0.11234458259325" calcext:value-type="percentage">
            <text:p>11,23%</text:p>
          </table:table-cell>
          <table:table-cell table:style-name="ce10" table:formula="of:=([.C20]-[.C19])/[.C19]" office:value-type="float" office:value="-1.77989075673573" calcext:value-type="float">
            <text:p>-1,7799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6" office:value-type="float" office:value="1403.25" calcext:value-type="float">
            <text:p>1 403,25</text:p>
          </table:table-cell>
          <table:table-cell table:style-name="ce9" table:formula="of:=([.B21]-[.B20])/[.B20]" office:value-type="percentage" office:value="0.120359281437126" calcext:value-type="percentage">
            <text:p>12,04%</text:p>
          </table:table-cell>
          <table:table-cell table:style-name="ce10" table:formula="of:=([.C21]-[.C20])/[.C20]" office:value-type="float" office:value="0.0713403233059572" calcext:value-type="float">
            <text:p>0,0713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6" office:value-type="float" office:value="1356.5" calcext:value-type="float">
            <text:p>1 356,50</text:p>
          </table:table-cell>
          <table:table-cell table:style-name="ce9" table:formula="of:=([.B22]-[.B21])/[.B21]" office:value-type="percentage" office:value="-0.033315517548548" calcext:value-type="percentage">
            <text:p>-3,33%</text:p>
          </table:table-cell>
          <table:table-cell table:style-name="ce10" table:formula="of:=([.C22]-[.C21])/[.C21]" office:value-type="float" office:value="-1.27680056868694" calcext:value-type="float">
            <text:p>-1,2768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6" office:value-type="float" office:value="1434.25" calcext:value-type="float">
            <text:p>1 434,25</text:p>
          </table:table-cell>
          <table:table-cell table:style-name="ce9" table:formula="of:=([.B23]-[.B22])/[.B22]" office:value-type="percentage" office:value="0.0573166236638408" calcext:value-type="percentage">
            <text:p>5,73%</text:p>
          </table:table-cell>
          <table:table-cell table:style-name="ce10" table:formula="of:=([.C23]-[.C22])/[.C22]" office:value-type="float" office:value="-2.72041822794192" calcext:value-type="float">
            <text:p>-2,7204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6" office:value-type="float" office:value="1420" calcext:value-type="float">
            <text:p>1 420,00</text:p>
          </table:table-cell>
          <table:table-cell table:style-name="ce9" table:formula="of:=([.B24]-[.B23])/[.B23]" office:value-type="percentage" office:value="-0.00993550636221022" calcext:value-type="percentage">
            <text:p>-0,99%</text:p>
          </table:table-cell>
          <table:table-cell table:style-name="ce10" table:formula="of:=([.C24]-[.C23])/[.C23]" office:value-type="float" office:value="-1.17334423640306" calcext:value-type="float">
            <text:p>-1,1733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5" office:value-type="float" office:value="1562.75" calcext:value-type="float">
            <text:p>1 562,75</text:p>
          </table:table-cell>
          <table:table-cell table:style-name="ce9" table:formula="of:=([.B25]-[.B24])/[.B24]" office:value-type="percentage" office:value="0.100528169014085" calcext:value-type="percentage">
            <text:p>10,05%</text:p>
          </table:table-cell>
          <table:table-cell table:style-name="ce10" table:formula="of:=([.C25]-[.C24])/[.C24]" office:value-type="float" office:value="-11.1180720286632" calcext:value-type="float">
            <text:p>-11,1181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5" office:value-type="float" office:value="1599.25" calcext:value-type="float">
            <text:p>1 599,25</text:p>
          </table:table-cell>
          <table:table-cell table:style-name="ce9" table:formula="of:=([.B26]-[.B25])/[.B25]" office:value-type="percentage" office:value="0.0233562629979203" calcext:value-type="percentage">
            <text:p>2,34%</text:p>
          </table:table-cell>
          <table:table-cell table:style-name="ce10" table:formula="of:=([.C26]-[.C25])/[.C25]" office:value-type="float" office:value="-0.7676644941713" calcext:value-type="float">
            <text:p>-0,7677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5" office:value-type="float" office:value="1674.25" calcext:value-type="float">
            <text:p>1 674,25</text:p>
          </table:table-cell>
          <table:table-cell table:style-name="ce9" table:formula="of:=([.B27]-[.B26])/[.B26]" office:value-type="percentage" office:value="0.0468969829607629" calcext:value-type="percentage">
            <text:p>4,69%</text:p>
          </table:table-cell>
          <table:table-cell table:style-name="ce10" table:formula="of:=([.C27]-[.C26])/[.C26]" office:value-type="float" office:value="1.00789753758718" calcext:value-type="float">
            <text:p>1,0079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5" office:value-type="float" office:value="1841" calcext:value-type="float">
            <text:p>1 841,00</text:p>
          </table:table-cell>
          <table:table-cell table:style-name="ce9" table:formula="of:=([.B28]-[.B27])/[.B27]" office:value-type="percentage" office:value="0.0995968344034642" calcext:value-type="percentage">
            <text:p>9,96%</text:p>
          </table:table-cell>
          <table:table-cell table:style-name="ce10" table:formula="of:=([.C28]-[.C27])/[.C27]" office:value-type="float" office:value="1.12373649892987" calcext:value-type="float">
            <text:p>1,1237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5" office:value-type="float" office:value="1864.5" calcext:value-type="float">
            <text:p>1 864,50</text:p>
          </table:table-cell>
          <table:table-cell table:style-name="ce9" table:formula="of:=([.B29]-[.B28])/[.B28]" office:value-type="percentage" office:value="0.0127648017381858" calcext:value-type="percentage">
            <text:p>1,28%</text:p>
          </table:table-cell>
          <table:table-cell table:style-name="ce10" table:formula="of:=([.C29]-[.C28])/[.C28]" office:value-type="float" office:value="-0.871835266505802" calcext:value-type="float">
            <text:p>-0,8718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5" office:value-type="float" office:value="1952.5" calcext:value-type="float">
            <text:p>1 952,50</text:p>
          </table:table-cell>
          <table:table-cell table:style-name="ce9" table:formula="of:=([.B30]-[.B29])/[.B29]" office:value-type="percentage" office:value="0.0471976401179941" calcext:value-type="percentage">
            <text:p>4,72%</text:p>
          </table:table-cell>
          <table:table-cell table:style-name="ce10" table:formula="of:=([.C30]-[.C29])/[.C29]" office:value-type="float" office:value="2.69748321094584" calcext:value-type="float">
            <text:p>2,6975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5" office:value-type="float" office:value="1965.5" calcext:value-type="float">
            <text:p>1 965,50</text:p>
          </table:table-cell>
          <table:table-cell table:style-name="ce9" table:formula="of:=([.B31]-[.B30])/[.B30]" office:value-type="percentage" office:value="0.00665813060179257" calcext:value-type="percentage">
            <text:p>0,67%</text:p>
          </table:table-cell>
          <table:table-cell table:style-name="ce10" table:formula="of:=([.C31]-[.C30])/[.C30]" office:value-type="float" office:value="-0.85893085787452" calcext:value-type="float">
            <text:p>-0,8589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5" office:value-type="float" office:value="2052.5" calcext:value-type="float">
            <text:p>2 052,50</text:p>
          </table:table-cell>
          <table:table-cell table:style-name="ce9" table:formula="of:=([.B32]-[.B31])/[.B31]" office:value-type="percentage" office:value="0.0442635461714576" calcext:value-type="percentage">
            <text:p>4,43%</text:p>
          </table:table-cell>
          <table:table-cell table:style-name="ce10" table:formula="of:=([.C32]-[.C31])/[.C31]" office:value-type="float" office:value="5.64804414613624" calcext:value-type="float">
            <text:p>5,6480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5" office:value-type="float" office:value="2060.75" calcext:value-type="float">
            <text:p>2 060,75</text:p>
          </table:table-cell>
          <table:table-cell table:style-name="ce9" table:formula="of:=([.B33]-[.B32])/[.B32]" office:value-type="percentage" office:value="0.00401948842874543" calcext:value-type="percentage">
            <text:p>0,40%</text:p>
          </table:table-cell>
          <table:table-cell table:style-name="ce10" table:formula="of:=([.C33]-[.C32])/[.C32]" office:value-type="float" office:value="-0.909191902221849" calcext:value-type="float">
            <text:p>-0,9092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5" office:value-type="float" office:value="2054.5" calcext:value-type="float">
            <text:p>2 054,50</text:p>
          </table:table-cell>
          <table:table-cell table:style-name="ce9" table:formula="of:=([.B34]-[.B33])/[.B33]" office:value-type="percentage" office:value="-0.00303287637995875" calcext:value-type="percentage">
            <text:p>-0,30%</text:p>
          </table:table-cell>
          <table:table-cell table:style-name="ce10" table:formula="of:=([.C34]-[.C33])/[.C33]" office:value-type="float" office:value="-1.7545428811958" calcext:value-type="float">
            <text:p>-1,7545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5" office:value-type="float" office:value="1908.75" calcext:value-type="float">
            <text:p>1 908,75</text:p>
          </table:table-cell>
          <table:table-cell table:style-name="ce9" table:formula="of:=([.B35]-[.B34])/[.B34]" office:value-type="percentage" office:value="-0.0709418349963495" calcext:value-type="percentage">
            <text:p>-7,09%</text:p>
          </table:table-cell>
          <table:table-cell table:style-name="ce10" table:formula="of:=([.C35]-[.C34])/[.C34]" office:value-type="float" office:value="22.3909418349964" calcext:value-type="float">
            <text:p>22,3909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5" office:value-type="float" office:value="2035.5" calcext:value-type="float">
            <text:p>2 035,50</text:p>
          </table:table-cell>
          <table:table-cell table:style-name="ce9" table:formula="of:=([.B36]-[.B35])/[.B35]" office:value-type="percentage" office:value="0.0664047151277014" calcext:value-type="percentage">
            <text:p>6,64%</text:p>
          </table:table-cell>
          <table:table-cell table:style-name="ce10" table:formula="of:=([.C36]-[.C35])/[.C35]" office:value-type="float" office:value="-1.9360445092958" calcext:value-type="float">
            <text:p>-1,9360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5" office:value-type="float" office:value="2051.5" calcext:value-type="float">
            <text:p>2 051,50</text:p>
          </table:table-cell>
          <table:table-cell table:style-name="ce9" table:formula="of:=([.B37]-[.B36])/[.B36]" office:value-type="percentage" office:value="0.00786047654139032" calcext:value-type="percentage">
            <text:p>0,79%</text:p>
          </table:table-cell>
          <table:table-cell table:style-name="ce10" table:formula="of:=([.C37]-[.C36])/[.C36]" office:value-type="float" office:value="-0.881627734924033" calcext:value-type="float">
            <text:p>-0,8816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5" office:value-type="float" office:value="2090.25" calcext:value-type="float">
            <text:p>2 090,25</text:p>
          </table:table-cell>
          <table:table-cell table:style-name="ce9" table:formula="of:=([.B38]-[.B37])/[.B37]" office:value-type="percentage" office:value="0.0188886180843285" calcext:value-type="percentage">
            <text:p>1,89%</text:p>
          </table:table-cell>
          <table:table-cell table:style-name="ce10" table:formula="of:=([.C38]-[.C37])/[.C37]" office:value-type="float" office:value="1.40298638191567" calcext:value-type="float">
            <text:p>1,4030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5" office:value-type="float" office:value="2160.5" calcext:value-type="float">
            <text:p>2 160,50</text:p>
          </table:table-cell>
          <table:table-cell table:style-name="ce9" table:formula="of:=([.B39]-[.B38])/[.B38]" office:value-type="percentage" office:value="0.0336084200454491" calcext:value-type="percentage">
            <text:p>3,36%</text:p>
          </table:table-cell>
          <table:table-cell table:style-name="ce10" table:formula="of:=([.C39]-[.C38])/[.C38]" office:value-type="float" office:value="0.779294805761003" calcext:value-type="float">
            <text:p>0,7793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5" office:value-type="float" office:value="2236.25" calcext:value-type="float">
            <text:p>2 236,25</text:p>
          </table:table-cell>
          <table:table-cell table:style-name="ce9" table:formula="of:=([.B40]-[.B39])/[.B39]" office:value-type="percentage" office:value="0.0350613283962046" calcext:value-type="percentage">
            <text:p>3,51%</text:p>
          </table:table-cell>
          <table:table-cell table:style-name="ce10" table:formula="of:=([.C40]-[.C39])/[.C39]" office:value-type="float" office:value="0.0432304865504145" calcext:value-type="float">
            <text:p>0,0432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5" office:value-type="float" office:value="2359.25" calcext:value-type="float">
            <text:p>2 359,25</text:p>
          </table:table-cell>
          <table:table-cell table:style-name="ce9" table:formula="of:=([.B41]-[.B40])/[.B40]" office:value-type="percentage" office:value="0.0550027948574623" calcext:value-type="percentage">
            <text:p>5,50%</text:p>
          </table:table-cell>
          <table:table-cell table:style-name="ce10" table:formula="of:=([.C41]-[.C40])/[.C40]" office:value-type="float" office:value="0.568759581380162" calcext:value-type="float">
            <text:p>0,5688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5" office:value-type="float" office:value="2421" calcext:value-type="float">
            <text:p>2 421,00</text:p>
          </table:table-cell>
          <table:table-cell table:style-name="ce9" table:formula="of:=([.B42]-[.B41])/[.B41]" office:value-type="percentage" office:value="0.0261735721097806" calcext:value-type="percentage">
            <text:p>2,62%</text:p>
          </table:table-cell>
          <table:table-cell table:style-name="ce10" table:formula="of:=([.C42]-[.C41])/[.C41]" office:value-type="float" office:value="-0.524141051784577" calcext:value-type="float">
            <text:p>-0,5241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5" office:value-type="float" office:value="2516" calcext:value-type="float">
            <text:p>2 516,00</text:p>
          </table:table-cell>
          <table:table-cell table:style-name="ce9" table:formula="of:=([.B43]-[.B42])/[.B42]" office:value-type="percentage" office:value="0.0392399834779017" calcext:value-type="percentage">
            <text:p>3,92%</text:p>
          </table:table-cell>
          <table:table-cell table:style-name="ce10" table:formula="of:=([.C43]-[.C42])/[.C42]" office:value-type="float" office:value="0.499221554983637" calcext:value-type="float">
            <text:p>0,4992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ospi" table:style-name="ta2">
        <table:table-column table:style-name="co1" table:number-columns-repeated="5" table:default-cell-style-name="ce8"/>
        <table:table-row table:style-name="ro1">
          <table:table-cell table:style-name="ce2" office:value-type="date" office:date-value="2007-03-01" calcext:value-type="date">
            <text:p>III-07</text:p>
          </table:table-cell>
          <table:table-cell table:style-name="ce3" office:value-type="float" office:value="188.7" calcext:value-type="float">
            <text:p>18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Indexes</text:p>
          </table:table-cell>
        </table:table-row>
        <table:table-row table:style-name="ro1">
          <table:table-cell table:style-name="ce2" office:value-type="date" office:date-value="2007-06-01" calcext:value-type="date">
            <text:p>VI-07</text:p>
          </table:table-cell>
          <table:table-cell table:style-name="ce3" office:value-type="float" office:value="221.8" calcext:value-type="float">
            <text:p>221,8</text:p>
          </table:table-cell>
          <table:table-cell table:style-name="ce9" table:formula="of:=([.B2]-[.B1])/[.B1]" office:value-type="percentage" office:value="0.17541070482247" calcext:value-type="percentage">
            <text:p>17,54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07-09-01" calcext:value-type="date">
            <text:p>IX-07</text:p>
          </table:table-cell>
          <table:table-cell table:style-name="ce3" office:value-type="float" office:value="249.6" calcext:value-type="float">
            <text:p>249,6</text:p>
          </table:table-cell>
          <table:table-cell table:style-name="ce9" table:formula="of:=([.B3]-[.B2])/[.B2]" office:value-type="percentage" office:value="0.125338142470694" calcext:value-type="percentage">
            <text:p>12,53%</text:p>
          </table:table-cell>
          <table:table-cell table:style-name="ce10" table:formula="of:=([.C3]-[.C2])/[.C2]" office:value-type="float" office:value="-0.285458988392145" calcext:value-type="float">
            <text:p>-0,2855</text:p>
          </table:table-cell>
          <table:table-cell/>
        </table:table-row>
        <table:table-row table:style-name="ro1">
          <table:table-cell table:style-name="ce17" office:value-type="date" office:date-value="2007-12-01" calcext:value-type="date">
            <text:p>XII-07</text:p>
          </table:table-cell>
          <table:table-cell table:style-name="ce18" office:value-type="float" office:value="241.95" calcext:value-type="float">
            <text:p>241,95</text:p>
          </table:table-cell>
          <table:table-cell table:style-name="ce9" table:formula="of:=([.B4]-[.B3])/[.B3]" office:value-type="percentage" office:value="-0.0306490384615385" calcext:value-type="percentage">
            <text:p>-3,06%</text:p>
          </table:table-cell>
          <table:table-cell table:style-name="ce10" table:formula="of:=([.C4]-[.C3])/[.C3]" office:value-type="float" office:value="-1.24453081765357" calcext:value-type="float">
            <text:p>-1,2445</text:p>
          </table:table-cell>
          <table:table-cell/>
        </table:table-row>
        <table:table-row table:style-name="ro1">
          <table:table-cell table:style-name="ce17" office:value-type="date" office:date-value="2008-03-01" calcext:value-type="date">
            <text:p>III-08</text:p>
          </table:table-cell>
          <table:table-cell table:style-name="ce18" office:value-type="float" office:value="217.6" calcext:value-type="float">
            <text:p>217,6</text:p>
          </table:table-cell>
          <table:table-cell table:style-name="ce9" table:formula="of:=([.B5]-[.B4])/[.B4]" office:value-type="percentage" office:value="-0.100640628228973" calcext:value-type="percentage">
            <text:p>-10,06%</text:p>
          </table:table-cell>
          <table:table-cell table:style-name="ce10" table:formula="of:=([.C5]-[.C4])/[.C4]" office:value-type="float" office:value="2.28364716417668" calcext:value-type="float">
            <text:p>2,2836</text:p>
          </table:table-cell>
          <table:table-cell/>
        </table:table-row>
        <table:table-row table:style-name="ro1">
          <table:table-cell table:style-name="ce17" office:value-type="date" office:date-value="2008-06-01" calcext:value-type="date">
            <text:p>VI-08</text:p>
          </table:table-cell>
          <table:table-cell table:style-name="ce18" office:value-type="float" office:value="214.95" calcext:value-type="float">
            <text:p>214,95</text:p>
          </table:table-cell>
          <table:table-cell table:style-name="ce9" table:formula="of:=([.B6]-[.B5])/[.B5]" office:value-type="percentage" office:value="-0.0121783088235294" calcext:value-type="percentage">
            <text:p>-1,22%</text:p>
          </table:table-cell>
          <table:table-cell table:style-name="ce10" table:formula="of:=([.C6]-[.C5])/[.C5]" office:value-type="float" office:value="-0.878992122387969" calcext:value-type="float">
            <text:p>-0,8790</text:p>
          </table:table-cell>
          <table:table-cell/>
        </table:table-row>
        <table:table-row table:style-name="ro1">
          <table:table-cell table:style-name="ce17" office:value-type="date" office:date-value="2008-09-01" calcext:value-type="date">
            <text:p>IX-08</text:p>
          </table:table-cell>
          <table:table-cell table:style-name="ce18" office:value-type="float" office:value="185.95" calcext:value-type="float">
            <text:p>185,95</text:p>
          </table:table-cell>
          <table:table-cell table:style-name="ce9" table:formula="of:=([.B7]-[.B6])/[.B6]" office:value-type="percentage" office:value="-0.134915096534078" calcext:value-type="percentage">
            <text:p>-13,49%</text:p>
          </table:table-cell>
          <table:table-cell table:style-name="ce10" table:formula="of:=([.C7]-[.C6])/[.C6]" office:value-type="float" office:value="10.0783113229492" calcext:value-type="float">
            <text:p>10,0783</text:p>
          </table:table-cell>
          <table:table-cell/>
        </table:table-row>
        <table:table-row table:style-name="ro1">
          <table:table-cell table:style-name="ce17" office:value-type="date" office:date-value="2008-12-01" calcext:value-type="date">
            <text:p>XII-08</text:p>
          </table:table-cell>
          <table:table-cell table:style-name="ce18" office:value-type="float" office:value="146.9" calcext:value-type="float">
            <text:p>146,9</text:p>
          </table:table-cell>
          <table:table-cell table:style-name="ce9" table:formula="of:=([.B8]-[.B7])/[.B7]" office:value-type="percentage" office:value="-0.210002688894864" calcext:value-type="percentage">
            <text:p>-21,00%</text:p>
          </table:table-cell>
          <table:table-cell table:style-name="ce10" table:formula="of:=([.C8]-[.C7])/[.C7]" office:value-type="float" office:value="0.556554413032794" calcext:value-type="float">
            <text:p>0,5566</text:p>
          </table:table-cell>
          <table:table-cell/>
        </table:table-row>
        <table:table-row table:style-name="ro1">
          <table:table-cell table:style-name="ce17" office:value-type="date" office:date-value="2009-03-01" calcext:value-type="date">
            <text:p>III-09</text:p>
          </table:table-cell>
          <table:table-cell table:style-name="ce18" office:value-type="float" office:value="158.2" calcext:value-type="float">
            <text:p>158,2</text:p>
          </table:table-cell>
          <table:table-cell table:style-name="ce9" table:formula="of:=([.B9]-[.B8])/[.B8]" office:value-type="percentage" office:value="0.0769230769230768" calcext:value-type="percentage">
            <text:p>7,69%</text:p>
          </table:table-cell>
          <table:table-cell table:style-name="ce10" table:formula="of:=([.C9]-[.C8])/[.C8]" office:value-type="float" office:value="-1.36629567615483" calcext:value-type="float">
            <text:p>-1,3663</text:p>
          </table:table-cell>
          <table:table-cell/>
        </table:table-row>
        <table:table-row table:style-name="ro1">
          <table:table-cell table:style-name="ce17" office:value-type="date" office:date-value="2009-06-01" calcext:value-type="date">
            <text:p>VI-09</text:p>
          </table:table-cell>
          <table:table-cell table:style-name="ce18" office:value-type="float" office:value="178.6" calcext:value-type="float">
            <text:p>178,6</text:p>
          </table:table-cell>
          <table:table-cell table:style-name="ce9" table:formula="of:=([.B10]-[.B9])/[.B9]" office:value-type="percentage" office:value="0.128950695322377" calcext:value-type="percentage">
            <text:p>12,90%</text:p>
          </table:table-cell>
          <table:table-cell table:style-name="ce10" table:formula="of:=([.C10]-[.C9])/[.C9]" office:value-type="float" office:value="0.676359039190901" calcext:value-type="float">
            <text:p>0,6764</text:p>
          </table:table-cell>
          <table:table-cell/>
        </table:table-row>
        <table:table-row table:style-name="ro1">
          <table:table-cell table:style-name="ce17" office:value-type="date" office:date-value="2009-09-01" calcext:value-type="date">
            <text:p>IX-09</text:p>
          </table:table-cell>
          <table:table-cell table:style-name="ce18" office:value-type="float" office:value="221.3" calcext:value-type="float">
            <text:p>221,3</text:p>
          </table:table-cell>
          <table:table-cell table:style-name="ce9" table:formula="of:=([.B11]-[.B10])/[.B10]" office:value-type="percentage" office:value="0.239081746920493" calcext:value-type="percentage">
            <text:p>23,91%</text:p>
          </table:table-cell>
          <table:table-cell table:style-name="ce10" table:formula="of:=([.C11]-[.C10])/[.C10]" office:value-type="float" office:value="0.854055507981468" calcext:value-type="float">
            <text:p>0,8541</text:p>
          </table:table-cell>
          <table:table-cell/>
        </table:table-row>
        <table:table-row table:style-name="ro1">
          <table:table-cell table:style-name="ce17" office:value-type="date" office:date-value="2009-12-01" calcext:value-type="date">
            <text:p>XII-09</text:p>
          </table:table-cell>
          <table:table-cell table:style-name="ce18" office:value-type="float" office:value="222.5" calcext:value-type="float">
            <text:p>222,5</text:p>
          </table:table-cell>
          <table:table-cell table:style-name="ce9" table:formula="of:=([.B12]-[.B11])/[.B11]" office:value-type="percentage" office:value="0.00542250338906457" calcext:value-type="percentage">
            <text:p>0,54%</text:p>
          </table:table-cell>
          <table:table-cell table:style-name="ce10" table:formula="of:=([.C12]-[.C11])/[.C11]" office:value-type="float" office:value="-0.977319458892578" calcext:value-type="float">
            <text:p>-0,9773</text:p>
          </table:table-cell>
          <table:table-cell/>
        </table:table-row>
        <table:table-row table:style-name="ro1">
          <table:table-cell table:style-name="ce17" office:value-type="date" office:date-value="2010-03-01" calcext:value-type="date">
            <text:p>III-10</text:p>
          </table:table-cell>
          <table:table-cell table:style-name="ce18" office:value-type="float" office:value="222.65" calcext:value-type="float">
            <text:p>222,65</text:p>
          </table:table-cell>
          <table:table-cell table:style-name="ce9" table:formula="of:=([.B13]-[.B12])/[.B12]" office:value-type="percentage" office:value="0.000674157303370812" calcext:value-type="percentage">
            <text:p>0,07%</text:p>
          </table:table-cell>
          <table:table-cell table:style-name="ce10" table:formula="of:=([.C13]-[.C12])/[.C12]" office:value-type="float" office:value="-0.875674157303365" calcext:value-type="float">
            <text:p>-0,8757</text:p>
          </table:table-cell>
          <table:table-cell/>
        </table:table-row>
        <table:table-row table:style-name="ro1">
          <table:table-cell table:style-name="ce17" office:value-type="date" office:date-value="2010-06-01" calcext:value-type="date">
            <text:p>VI-10</text:p>
          </table:table-cell>
          <table:table-cell table:style-name="ce18" office:value-type="float" office:value="220.75" calcext:value-type="float">
            <text:p>220,75</text:p>
          </table:table-cell>
          <table:table-cell table:style-name="ce9" table:formula="of:=([.B14]-[.B13])/[.B13]" office:value-type="percentage" office:value="-0.008533572872221" calcext:value-type="percentage">
            <text:p>-0,85%</text:p>
          </table:table-cell>
          <table:table-cell table:style-name="ce10" table:formula="of:=([.C14]-[.C13])/[.C13]" office:value-type="float" office:value="-13.658133093794" calcext:value-type="float">
            <text:p>-13,6581</text:p>
          </table:table-cell>
          <table:table-cell/>
        </table:table-row>
        <table:table-row table:style-name="ro1">
          <table:table-cell table:style-name="ce17" office:value-type="date" office:date-value="2010-09-01" calcext:value-type="date">
            <text:p>IX-10</text:p>
          </table:table-cell>
          <table:table-cell table:style-name="ce18" office:value-type="float" office:value="243.75" calcext:value-type="float">
            <text:p>243,75</text:p>
          </table:table-cell>
          <table:table-cell table:style-name="ce9" table:formula="of:=([.B15]-[.B14])/[.B14]" office:value-type="percentage" office:value="0.104190260475651" calcext:value-type="percentage">
            <text:p>10,42%</text:p>
          </table:table-cell>
          <table:table-cell table:style-name="ce10" table:formula="of:=([.C15]-[.C14])/[.C14]" office:value-type="float" office:value="-13.2094534183704" calcext:value-type="float">
            <text:p>-13,2095</text:p>
          </table:table-cell>
          <table:table-cell/>
        </table:table-row>
        <table:table-row table:style-name="ro1">
          <table:table-cell table:style-name="ce17" office:value-type="date" office:date-value="2010-12-01" calcext:value-type="date">
            <text:p>XII-10</text:p>
          </table:table-cell>
          <table:table-cell table:style-name="ce18" office:value-type="float" office:value="274" calcext:value-type="float">
            <text:p>274</text:p>
          </table:table-cell>
          <table:table-cell table:style-name="ce9" table:formula="of:=([.B16]-[.B15])/[.B15]" office:value-type="percentage" office:value="0.124102564102564" calcext:value-type="percentage">
            <text:p>12,41%</text:p>
          </table:table-cell>
          <table:table-cell table:style-name="ce10" table:formula="of:=([.C16]-[.C15])/[.C15]" office:value-type="float" office:value="0.191114827201784" calcext:value-type="float">
            <text:p>0,1911</text:p>
          </table:table-cell>
          <table:table-cell/>
        </table:table-row>
        <table:table-row table:style-name="ro1">
          <table:table-cell table:style-name="ce17" office:value-type="date" office:date-value="2011-03-01" calcext:value-type="date">
            <text:p>III-11</text:p>
          </table:table-cell>
          <table:table-cell table:style-name="ce18" office:value-type="float" office:value="280.75" calcext:value-type="float">
            <text:p>280,75</text:p>
          </table:table-cell>
          <table:table-cell table:style-name="ce9" table:formula="of:=([.B17]-[.B16])/[.B16]" office:value-type="percentage" office:value="0.0246350364963504" calcext:value-type="percentage">
            <text:p>2,46%</text:p>
          </table:table-cell>
          <table:table-cell table:style-name="ce10" table:formula="of:=([.C17]-[.C16])/[.C16]" office:value-type="float" office:value="-0.801494540628582" calcext:value-type="float">
            <text:p>-0,8015</text:p>
          </table:table-cell>
          <table:table-cell/>
        </table:table-row>
        <table:table-row table:style-name="ro1">
          <table:table-cell table:style-name="ce17" office:value-type="date" office:date-value="2011-06-01" calcext:value-type="date">
            <text:p>VI-11</text:p>
          </table:table-cell>
          <table:table-cell table:style-name="ce18" office:value-type="float" office:value="276.6" calcext:value-type="float">
            <text:p>276,6</text:p>
          </table:table-cell>
          <table:table-cell table:style-name="ce9" table:formula="of:=([.B18]-[.B17])/[.B17]" office:value-type="percentage" office:value="-0.0147818343722172" calcext:value-type="percentage">
            <text:p>-1,48%</text:p>
          </table:table-cell>
          <table:table-cell table:style-name="ce10" table:formula="of:=([.C18]-[.C17])/[.C17]" office:value-type="float" office:value="-1.60003298044259" calcext:value-type="float">
            <text:p>-1,6000</text:p>
          </table:table-cell>
          <table:table-cell/>
        </table:table-row>
        <table:table-row table:style-name="ro1">
          <table:table-cell table:style-name="ce17" office:value-type="date" office:date-value="2011-09-01" calcext:value-type="date">
            <text:p>IX-11</text:p>
          </table:table-cell>
          <table:table-cell table:style-name="ce18" office:value-type="float" office:value="228.8" calcext:value-type="float">
            <text:p>228,8</text:p>
          </table:table-cell>
          <table:table-cell table:style-name="ce9" table:formula="of:=([.B19]-[.B18])/[.B18]" office:value-type="percentage" office:value="-0.172812725958062" calcext:value-type="percentage">
            <text:p>-17,28%</text:p>
          </table:table-cell>
          <table:table-cell table:style-name="ce10" table:formula="of:=([.C19]-[.C18])/[.C18]" office:value-type="float" office:value="10.6908850151148" calcext:value-type="float">
            <text:p>10,6909</text:p>
          </table:table-cell>
          <table:table-cell/>
        </table:table-row>
        <table:table-row table:style-name="ro1">
          <table:table-cell table:style-name="ce17" office:value-type="date" office:date-value="2011-12-01" calcext:value-type="date">
            <text:p>XII-11</text:p>
          </table:table-cell>
          <table:table-cell table:style-name="ce18" office:value-type="float" office:value="238.6" calcext:value-type="float">
            <text:p>238,6</text:p>
          </table:table-cell>
          <table:table-cell table:style-name="ce9" table:formula="of:=([.B20]-[.B19])/[.B19]" office:value-type="percentage" office:value="0.0428321678321678" calcext:value-type="percentage">
            <text:p>4,28%</text:p>
          </table:table-cell>
          <table:table-cell table:style-name="ce10" table:formula="of:=([.C20]-[.C19])/[.C19]" office:value-type="float" office:value="-1.24785308833426" calcext:value-type="float">
            <text:p>-1,2479</text:p>
          </table:table-cell>
          <table:table-cell/>
        </table:table-row>
        <table:table-row table:style-name="ro1">
          <table:table-cell table:style-name="ce17" office:value-type="date" office:date-value="2012-03-01" calcext:value-type="date">
            <text:p>III-12</text:p>
          </table:table-cell>
          <table:table-cell table:style-name="ce18" office:value-type="float" office:value="267.75" calcext:value-type="float">
            <text:p>267,75</text:p>
          </table:table-cell>
          <table:table-cell table:style-name="ce9" table:formula="of:=([.B21]-[.B20])/[.B20]" office:value-type="percentage" office:value="0.122170997485331" calcext:value-type="percentage">
            <text:p>12,22%</text:p>
          </table:table-cell>
          <table:table-cell table:style-name="ce10" table:formula="of:=([.C21]-[.C20])/[.C20]" office:value-type="float" office:value="1.85231879843304" calcext:value-type="float">
            <text:p>1,8523</text:p>
          </table:table-cell>
          <table:table-cell/>
        </table:table-row>
        <table:table-row table:style-name="ro1">
          <table:table-cell table:style-name="ce17" office:value-type="date" office:date-value="2012-06-01" calcext:value-type="date">
            <text:p>VI-12</text:p>
          </table:table-cell>
          <table:table-cell table:style-name="ce18" office:value-type="float" office:value="245.7" calcext:value-type="float">
            <text:p>245,7</text:p>
          </table:table-cell>
          <table:table-cell table:style-name="ce9" table:formula="of:=([.B22]-[.B21])/[.B21]" office:value-type="percentage" office:value="-0.0823529411764706" calcext:value-type="percentage">
            <text:p>-8,24%</text:p>
          </table:table-cell>
          <table:table-cell table:style-name="ce10" table:formula="of:=([.C22]-[.C21])/[.C21]" office:value-type="float" office:value="-1.67407930582181" calcext:value-type="float">
            <text:p>-1,6741</text:p>
          </table:table-cell>
          <table:table-cell/>
        </table:table-row>
        <table:table-row table:style-name="ro1">
          <table:table-cell table:style-name="ce17" office:value-type="date" office:date-value="2012-09-01" calcext:value-type="date">
            <text:p>IX-12</text:p>
          </table:table-cell>
          <table:table-cell table:style-name="ce18" office:value-type="float" office:value="264.2" calcext:value-type="float">
            <text:p>264,2</text:p>
          </table:table-cell>
          <table:table-cell table:style-name="ce9" table:formula="of:=([.B23]-[.B22])/[.B22]" office:value-type="percentage" office:value="0.0752950752950753" calcext:value-type="percentage">
            <text:p>7,53%</text:p>
          </table:table-cell>
          <table:table-cell table:style-name="ce10" table:formula="of:=([.C23]-[.C22])/[.C22]" office:value-type="float" office:value="-1.91429734286877" calcext:value-type="float">
            <text:p>-1,9143</text:p>
          </table:table-cell>
          <table:table-cell/>
        </table:table-row>
        <table:table-row table:style-name="ro1">
          <table:table-cell table:style-name="ce17" office:value-type="date" office:date-value="2012-12-01" calcext:value-type="date">
            <text:p>XII-12</text:p>
          </table:table-cell>
          <table:table-cell table:style-name="ce18" office:value-type="float" office:value="266.1" calcext:value-type="float">
            <text:p>266,1</text:p>
          </table:table-cell>
          <table:table-cell table:style-name="ce9" table:formula="of:=([.B24]-[.B23])/[.B23]" office:value-type="percentage" office:value="0.00719152157456485" calcext:value-type="percentage">
            <text:p>0,72%</text:p>
          </table:table-cell>
          <table:table-cell table:style-name="ce10" table:formula="of:=([.C24]-[.C23])/[.C23]" office:value-type="float" office:value="-0.90448881887186" calcext:value-type="float">
            <text:p>-0,9045</text:p>
          </table:table-cell>
          <table:table-cell/>
        </table:table-row>
        <table:table-row table:style-name="ro1">
          <table:table-cell table:style-name="ce2" office:value-type="date" office:date-value="2013-03-01" calcext:value-type="date">
            <text:p>III-13</text:p>
          </table:table-cell>
          <table:table-cell table:style-name="ce3" office:value-type="float" office:value="264.9" calcext:value-type="float">
            <text:p>264,9</text:p>
          </table:table-cell>
          <table:table-cell table:style-name="ce9" table:formula="of:=([.B25]-[.B24])/[.B24]" office:value-type="percentage" office:value="-0.00450958286358529" calcext:value-type="percentage">
            <text:p>-0,45%</text:p>
          </table:table-cell>
          <table:table-cell table:style-name="ce10" table:formula="of:=([.C25]-[.C24])/[.C24]" office:value-type="float" office:value="-1.62706936450485" calcext:value-type="float">
            <text:p>-1,6271</text:p>
          </table:table-cell>
          <table:table-cell/>
        </table:table-row>
        <table:table-row table:style-name="ro1">
          <table:table-cell table:style-name="ce2" office:value-type="date" office:date-value="2013-06-01" calcext:value-type="date">
            <text:p>VI-13</text:p>
          </table:table-cell>
          <table:table-cell table:style-name="ce3" office:value-type="float" office:value="242" calcext:value-type="float">
            <text:p>242</text:p>
          </table:table-cell>
          <table:table-cell table:style-name="ce9" table:formula="of:=([.B26]-[.B25])/[.B25]" office:value-type="percentage" office:value="-0.0864477161192902" calcext:value-type="percentage">
            <text:p>-8,64%</text:p>
          </table:table-cell>
          <table:table-cell table:style-name="ce10" table:formula="of:=([.C26]-[.C25])/[.C25]" office:value-type="float" office:value="18.1697810494519" calcext:value-type="float">
            <text:p>18,1698</text:p>
          </table:table-cell>
          <table:table-cell/>
        </table:table-row>
        <table:table-row table:style-name="ro1">
          <table:table-cell table:style-name="ce2" office:value-type="date" office:date-value="2013-09-01" calcext:value-type="date">
            <text:p>IX-13</text:p>
          </table:table-cell>
          <table:table-cell table:style-name="ce3" office:value-type="float" office:value="263.05" calcext:value-type="float">
            <text:p>263,05</text:p>
          </table:table-cell>
          <table:table-cell table:style-name="ce9" table:formula="of:=([.B27]-[.B26])/[.B26]" office:value-type="percentage" office:value="0.0869834710743802" calcext:value-type="percentage">
            <text:p>8,70%</text:p>
          </table:table-cell>
          <table:table-cell table:style-name="ce10" table:formula="of:=([.C27]-[.C26])/[.C26]" office:value-type="float" office:value="-2.00619744487351" calcext:value-type="float">
            <text:p>-2,0062</text:p>
          </table:table-cell>
          <table:table-cell/>
        </table:table-row>
        <table:table-row table:style-name="ro1">
          <table:table-cell table:style-name="ce2" office:value-type="date" office:date-value="2013-12-01" calcext:value-type="date">
            <text:p>XII-13</text:p>
          </table:table-cell>
          <table:table-cell table:style-name="ce3" office:value-type="float" office:value="265.65" calcext:value-type="float">
            <text:p>265,65</text:p>
          </table:table-cell>
          <table:table-cell table:style-name="ce9" table:formula="of:=([.B28]-[.B27])/[.B27]" office:value-type="percentage" office:value="0.00988405246150909" calcext:value-type="percentage">
            <text:p>0,99%</text:p>
          </table:table-cell>
          <table:table-cell table:style-name="ce10" table:formula="of:=([.C28]-[.C27])/[.C27]" office:value-type="float" office:value="-0.886368613031582" calcext:value-type="float">
            <text:p>-0,8864</text:p>
          </table:table-cell>
          <table:table-cell/>
        </table:table-row>
        <table:table-row table:style-name="ro1">
          <table:table-cell table:style-name="ce2" office:value-type="date" office:date-value="2014-03-01" calcext:value-type="date">
            <text:p>III-14</text:p>
          </table:table-cell>
          <table:table-cell table:style-name="ce3" office:value-type="float" office:value="258.4" calcext:value-type="float">
            <text:p>258,4</text:p>
          </table:table-cell>
          <table:table-cell table:style-name="ce9" table:formula="of:=([.B29]-[.B28])/[.B28]" office:value-type="percentage" office:value="-0.0272915490306795" calcext:value-type="percentage">
            <text:p>-2,73%</text:p>
          </table:table-cell>
          <table:table-cell table:style-name="ce10" table:formula="of:=([.C29]-[.C28])/[.C28]" office:value-type="float" office:value="-3.7611699894309" calcext:value-type="float">
            <text:p>-3,7612</text:p>
          </table:table-cell>
          <table:table-cell/>
        </table:table-row>
        <table:table-row table:style-name="ro1">
          <table:table-cell table:style-name="ce2" office:value-type="date" office:date-value="2014-06-01" calcext:value-type="date">
            <text:p>VI-14</text:p>
          </table:table-cell>
          <table:table-cell table:style-name="ce3" office:value-type="float" office:value="260.6" calcext:value-type="float">
            <text:p>260,6</text:p>
          </table:table-cell>
          <table:table-cell table:style-name="ce9" table:formula="of:=([.B30]-[.B29])/[.B29]" office:value-type="percentage" office:value="0.00851393188854507" calcext:value-type="percentage">
            <text:p>0,85%</text:p>
          </table:table-cell>
          <table:table-cell table:style-name="ce10" table:formula="of:=([.C30]-[.C29])/[.C29]" office:value-type="float" office:value="-1.31196220775062" calcext:value-type="float">
            <text:p>-1,3120</text:p>
          </table:table-cell>
          <table:table-cell/>
        </table:table-row>
        <table:table-row table:style-name="ro1">
          <table:table-cell table:style-name="ce2" office:value-type="date" office:date-value="2014-09-01" calcext:value-type="date">
            <text:p>IX-14</text:p>
          </table:table-cell>
          <table:table-cell table:style-name="ce3" office:value-type="float" office:value="257" calcext:value-type="float">
            <text:p>257</text:p>
          </table:table-cell>
          <table:table-cell table:style-name="ce9" table:formula="of:=([.B31]-[.B30])/[.B30]" office:value-type="percentage" office:value="-0.0138142747505757" calcext:value-type="percentage">
            <text:p>-1,38%</text:p>
          </table:table-cell>
          <table:table-cell table:style-name="ce10" table:formula="of:=([.C31]-[.C30])/[.C30]" office:value-type="float" office:value="-2.62254936161304" calcext:value-type="float">
            <text:p>-2,6225</text:p>
          </table:table-cell>
          <table:table-cell/>
        </table:table-row>
        <table:table-row table:style-name="ro1">
          <table:table-cell table:style-name="ce2" office:value-type="date" office:date-value="2014-12-01" calcext:value-type="date">
            <text:p>XII-14</text:p>
          </table:table-cell>
          <table:table-cell table:style-name="ce3" office:value-type="float" office:value="244" calcext:value-type="float">
            <text:p>244</text:p>
          </table:table-cell>
          <table:table-cell table:style-name="ce9" table:formula="of:=([.B32]-[.B31])/[.B31]" office:value-type="percentage" office:value="-0.0505836575875486" calcext:value-type="percentage">
            <text:p>-5,06%</text:p>
          </table:table-cell>
          <table:table-cell table:style-name="ce10" table:formula="of:=([.C32]-[.C31])/[.C31]" office:value-type="float" office:value="2.66169476869864" calcext:value-type="float">
            <text:p>2,6617</text:p>
          </table:table-cell>
          <table:table-cell/>
        </table:table-row>
        <table:table-row table:style-name="ro1">
          <table:table-cell table:style-name="ce2" office:value-type="date" office:date-value="2015-03-01" calcext:value-type="date">
            <text:p>III-15</text:p>
          </table:table-cell>
          <table:table-cell table:style-name="ce3" office:value-type="float" office:value="257.6" calcext:value-type="float">
            <text:p>257,6</text:p>
          </table:table-cell>
          <table:table-cell table:style-name="ce9" table:formula="of:=([.B33]-[.B32])/[.B32]" office:value-type="percentage" office:value="0.0557377049180329" calcext:value-type="percentage">
            <text:p>5,57%</text:p>
          </table:table-cell>
          <table:table-cell table:style-name="ce10" table:formula="of:=([.C33]-[.C32])/[.C32]" office:value-type="float" office:value="-2.10189155107188" calcext:value-type="float">
            <text:p>-2,1019</text:p>
          </table:table-cell>
          <table:table-cell/>
        </table:table-row>
        <table:table-row table:style-name="ro1">
          <table:table-cell table:style-name="ce2" office:value-type="date" office:date-value="2015-06-01" calcext:value-type="date">
            <text:p>VI-15</text:p>
          </table:table-cell>
          <table:table-cell table:style-name="ce3" office:value-type="float" office:value="252.25" calcext:value-type="float">
            <text:p>252,25</text:p>
          </table:table-cell>
          <table:table-cell table:style-name="ce9" table:formula="of:=([.B34]-[.B33])/[.B33]" office:value-type="percentage" office:value="-0.0207686335403728" calcext:value-type="percentage">
            <text:p>-2,08%</text:p>
          </table:table-cell>
          <table:table-cell table:style-name="ce10" table:formula="of:=([.C34]-[.C33])/[.C33]" office:value-type="float" office:value="-1.3726137194008" calcext:value-type="float">
            <text:p>-1,3726</text:p>
          </table:table-cell>
          <table:table-cell/>
        </table:table-row>
        <table:table-row table:style-name="ro1">
          <table:table-cell table:style-name="ce2" office:value-type="date" office:date-value="2015-09-01" calcext:value-type="date">
            <text:p>IX-15</text:p>
          </table:table-cell>
          <table:table-cell table:style-name="ce3" office:value-type="float" office:value="236.4" calcext:value-type="float">
            <text:p>236,4</text:p>
          </table:table-cell>
          <table:table-cell table:style-name="ce9" table:formula="of:=([.B35]-[.B34])/[.B34]" office:value-type="percentage" office:value="-0.0628344895936571" calcext:value-type="percentage">
            <text:p>-6,28%</text:p>
          </table:table-cell>
          <table:table-cell table:style-name="ce10" table:formula="of:=([.C35]-[.C34])/[.C34]" office:value-type="float" office:value="2.02545131202355" calcext:value-type="float">
            <text:p>2,0255</text:p>
          </table:table-cell>
          <table:table-cell/>
        </table:table-row>
        <table:table-row table:style-name="ro1">
          <table:table-cell table:style-name="ce2" office:value-type="date" office:date-value="2015-12-01" calcext:value-type="date">
            <text:p>XII-15</text:p>
          </table:table-cell>
          <table:table-cell table:style-name="ce3" office:value-type="float" office:value="240.45" calcext:value-type="float">
            <text:p>240,45</text:p>
          </table:table-cell>
          <table:table-cell table:style-name="ce9" table:formula="of:=([.B36]-[.B35])/[.B35]" office:value-type="percentage" office:value="0.0171319796954314" calcext:value-type="percentage">
            <text:p>1,71%</text:p>
          </table:table-cell>
          <table:table-cell table:style-name="ce10" table:formula="of:=([.C36]-[.C35])/[.C35]" office:value-type="float" office:value="-1.27265248442729" calcext:value-type="float">
            <text:p>-1,2727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III-16</text:p>
          </table:table-cell>
          <table:table-cell table:style-name="ce3" office:value-type="float" office:value="246.4" calcext:value-type="float">
            <text:p>246,4</text:p>
          </table:table-cell>
          <table:table-cell table:style-name="ce9" table:formula="of:=([.B37]-[.B36])/[.B36]" office:value-type="percentage" office:value="0.0247452692867541" calcext:value-type="percentage">
            <text:p>2,47%</text:p>
          </table:table-cell>
          <table:table-cell table:style-name="ce10" table:formula="of:=([.C37]-[.C36])/[.C36]" office:value-type="float" office:value="0.444390533182392" calcext:value-type="float">
            <text:p>0,4444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VI-16</text:p>
          </table:table-cell>
          <table:table-cell table:style-name="ce3" office:value-type="float" office:value="244.25" calcext:value-type="float">
            <text:p>244,25</text:p>
          </table:table-cell>
          <table:table-cell table:style-name="ce9" table:formula="of:=([.B38]-[.B37])/[.B37]" office:value-type="percentage" office:value="-0.00872564935064937" calcext:value-type="percentage">
            <text:p>-0,87%</text:p>
          </table:table-cell>
          <table:table-cell table:style-name="ce10" table:formula="of:=([.C38]-[.C37])/[.C37]" office:value-type="float" office:value="-1.35261888846448" calcext:value-type="float">
            <text:p>-1,3526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IX-16</text:p>
          </table:table-cell>
          <table:table-cell table:style-name="ce3" office:value-type="float" office:value="258.2" calcext:value-type="float">
            <text:p>258,2</text:p>
          </table:table-cell>
          <table:table-cell table:style-name="ce9" table:formula="of:=([.B39]-[.B38])/[.B38]" office:value-type="percentage" office:value="0.0571136131013306" calcext:value-type="percentage">
            <text:p>5,71%</text:p>
          </table:table-cell>
          <table:table-cell table:style-name="ce10" table:formula="of:=([.C39]-[.C38])/[.C38]" office:value-type="float" office:value="-7.54548570612456" calcext:value-type="float">
            <text:p>-7,5455</text:p>
          </table:table-cell>
          <table:table-cell/>
        </table:table-row>
        <table:table-row table:style-name="ro1">
          <table:table-cell table:style-name="ce2" office:value-type="date" office:date-value="2016-12-01" calcext:value-type="date">
            <text:p>XII-16</text:p>
          </table:table-cell>
          <table:table-cell table:style-name="ce3" office:value-type="float" office:value="260.05" calcext:value-type="float">
            <text:p>260,05</text:p>
          </table:table-cell>
          <table:table-cell table:style-name="ce9" table:formula="of:=([.B40]-[.B39])/[.B39]" office:value-type="percentage" office:value="0.00716498838110001" calcext:value-type="percentage">
            <text:p>0,72%</text:p>
          </table:table-cell>
          <table:table-cell table:style-name="ce10" table:formula="of:=([.C40]-[.C39])/[.C39]" office:value-type="float" office:value="-0.874548500925901" calcext:value-type="float">
            <text:p>-0,8745</text:p>
          </table:table-cell>
          <table:table-cell/>
        </table:table-row>
        <table:table-row table:style-name="ro1">
          <table:table-cell table:style-name="ce2" office:value-type="date" office:date-value="2017-03-01" calcext:value-type="date">
            <text:p>III-17</text:p>
          </table:table-cell>
          <table:table-cell table:style-name="ce3" office:value-type="float" office:value="281.7" calcext:value-type="float">
            <text:p>281,7</text:p>
          </table:table-cell>
          <table:table-cell table:style-name="ce9" table:formula="of:=([.B41]-[.B40])/[.B40]" office:value-type="percentage" office:value="0.0832532205345125" calcext:value-type="percentage">
            <text:p>8,33%</text:p>
          </table:table-cell>
          <table:table-cell table:style-name="ce10" table:formula="of:=([.C41]-[.C40])/[.C40]" office:value-type="float" office:value="10.619449482168" calcext:value-type="float">
            <text:p>10,6194</text:p>
          </table:table-cell>
          <table:table-cell/>
        </table:table-row>
        <table:table-row table:style-name="ro1">
          <table:table-cell table:style-name="ce2" office:value-type="date" office:date-value="2017-06-01" calcext:value-type="date">
            <text:p>VI-17</text:p>
          </table:table-cell>
          <table:table-cell table:style-name="ce3" office:value-type="float" office:value="312.9" calcext:value-type="float">
            <text:p>312,9</text:p>
          </table:table-cell>
          <table:table-cell table:style-name="ce9" table:formula="of:=([.B42]-[.B41])/[.B41]" office:value-type="percentage" office:value="0.110756123535676" calcext:value-type="percentage">
            <text:p>11,08%</text:p>
          </table:table-cell>
          <table:table-cell table:style-name="ce10" table:formula="of:=([.C42]-[.C41])/[.C41]" office:value-type="float" office:value="0.330352421498967" calcext:value-type="float">
            <text:p>0,3304</text:p>
          </table:table-cell>
          <table:table-cell/>
        </table:table-row>
        <table:table-row table:style-name="ro1">
          <table:table-cell table:style-name="ce2" office:value-type="date" office:date-value="2017-09-01" calcext:value-type="date">
            <text:p>IX-17</text:p>
          </table:table-cell>
          <table:table-cell table:style-name="ce3" office:value-type="float" office:value="317.65" calcext:value-type="float">
            <text:p>317,65</text:p>
          </table:table-cell>
          <table:table-cell table:style-name="ce9" table:formula="of:=([.B43]-[.B42])/[.B42]" office:value-type="percentage" office:value="0.015180568871844" calcext:value-type="percentage">
            <text:p>1,52%</text:p>
          </table:table-cell>
          <table:table-cell table:style-name="ce10" table:formula="of:=([.C43]-[.C42])/[.C42]" office:value-type="float" office:value="-0.862936979128254" calcext:value-type="float">
            <text:p>-0,8629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wiss" table:style-name="ta2">
        <table:table-column table:style-name="co1" table:number-columns-repeated="2" table:default-cell-style-name="ce3"/>
        <table:table-column table:style-name="co1" table:number-columns-repeated="3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5" office:value-type="float" office:value="8886" calcext:value-type="float">
            <text:p>8 886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Index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5" office:value-type="float" office:value="9272" calcext:value-type="float">
            <text:p>9 272,00</text:p>
          </table:table-cell>
          <table:table-cell table:style-name="ce9" table:formula="of:=([.B2]-[.B1])/[.B1]" office:value-type="percentage" office:value="0.0434391177132568" calcext:value-type="percentage">
            <text:p>4,34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5" office:value-type="float" office:value="9000" calcext:value-type="float">
            <text:p>9 000,00</text:p>
          </table:table-cell>
          <table:table-cell table:style-name="ce9" table:formula="of:=([.B3]-[.B2])/[.B2]" office:value-type="percentage" office:value="-0.0293356341673857" calcext:value-type="percentage">
            <text:p>-2,93%</text:p>
          </table:table-cell>
          <table:table-cell table:style-name="ce10" table:formula="of:=([.C3]-[.C2])/[.C2]" office:value-type="float" office:value="-1.67532757826785" calcext:value-type="float">
            <text:p>-1,6753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6" office:value-type="float" office:value="8470" calcext:value-type="float">
            <text:p>8 470,00</text:p>
          </table:table-cell>
          <table:table-cell table:style-name="ce9" table:formula="of:=([.B4]-[.B3])/[.B3]" office:value-type="percentage" office:value="-0.0588888888888889" calcext:value-type="percentage">
            <text:p>-5,89%</text:p>
          </table:table-cell>
          <table:table-cell table:style-name="ce10" table:formula="of:=([.C4]-[.C3])/[.C3]" office:value-type="float" office:value="1.00741830065359" calcext:value-type="float">
            <text:p>1,0074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6" office:value-type="float" office:value="7146" calcext:value-type="float">
            <text:p>7 146,00</text:p>
          </table:table-cell>
          <table:table-cell table:style-name="ce9" table:formula="of:=([.B5]-[.B4])/[.B4]" office:value-type="percentage" office:value="-0.156316410861865" calcext:value-type="percentage">
            <text:p>-15,63%</text:p>
          </table:table-cell>
          <table:table-cell table:style-name="ce10" table:formula="of:=([.C5]-[.C4])/[.C4]" office:value-type="float" office:value="1.65442961840904" calcext:value-type="float">
            <text:p>1,6544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6" office:value-type="float" office:value="6980" calcext:value-type="float">
            <text:p>6 980,00</text:p>
          </table:table-cell>
          <table:table-cell table:style-name="ce9" table:formula="of:=([.B6]-[.B5])/[.B5]" office:value-type="percentage" office:value="-0.0232297788972852" calcext:value-type="percentage">
            <text:p>-2,32%</text:p>
          </table:table-cell>
          <table:table-cell table:style-name="ce10" table:formula="of:=([.C6]-[.C5])/[.C5]" office:value-type="float" office:value="-0.851392577598183" calcext:value-type="float">
            <text:p>-0,8514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6" office:value-type="float" office:value="6710" calcext:value-type="float">
            <text:p>6 710,00</text:p>
          </table:table-cell>
          <table:table-cell table:style-name="ce9" table:formula="of:=([.B7]-[.B6])/[.B6]" office:value-type="percentage" office:value="-0.0386819484240688" calcext:value-type="percentage">
            <text:p>-3,87%</text:p>
          </table:table-cell>
          <table:table-cell table:style-name="ce10" table:formula="of:=([.C7]-[.C6])/[.C6]" office:value-type="float" office:value="0.665187972520454" calcext:value-type="float">
            <text:p>0,6652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6" office:value-type="float" office:value="5451" calcext:value-type="float">
            <text:p>5 451,00</text:p>
          </table:table-cell>
          <table:table-cell table:style-name="ce9" table:formula="of:=([.B8]-[.B7])/[.B7]" office:value-type="percentage" office:value="-0.187630402384501" calcext:value-type="percentage">
            <text:p>-18,76%</text:p>
          </table:table-cell>
          <table:table-cell table:style-name="ce10" table:formula="of:=([.C8]-[.C7])/[.C7]" office:value-type="float" office:value="3.85059336534746" calcext:value-type="float">
            <text:p>3,8506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6" office:value-type="float" office:value="4869" calcext:value-type="float">
            <text:p>4 869,00</text:p>
          </table:table-cell>
          <table:table-cell table:style-name="ce9" table:formula="of:=([.B9]-[.B8])/[.B8]" office:value-type="percentage" office:value="-0.106769400110072" calcext:value-type="percentage">
            <text:p>-10,68%</text:p>
          </table:table-cell>
          <table:table-cell table:style-name="ce10" table:formula="of:=([.C9]-[.C8])/[.C8]" office:value-type="float" office:value="-0.430958955727895" calcext:value-type="float">
            <text:p>-0,4310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6" office:value-type="float" office:value="5388" calcext:value-type="float">
            <text:p>5 388,00</text:p>
          </table:table-cell>
          <table:table-cell table:style-name="ce9" table:formula="of:=([.B10]-[.B9])/[.B9]" office:value-type="percentage" office:value="0.106592729513247" calcext:value-type="percentage">
            <text:p>10,66%</text:p>
          </table:table-cell>
          <table:table-cell table:style-name="ce10" table:formula="of:=([.C10]-[.C9])/[.C9]" office:value-type="float" office:value="-1.99834530683283" calcext:value-type="float">
            <text:p>-1,9983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6" office:value-type="float" office:value="6333" calcext:value-type="float">
            <text:p>6 333,00</text:p>
          </table:table-cell>
          <table:table-cell table:style-name="ce9" table:formula="of:=([.B11]-[.B10])/[.B10]" office:value-type="percentage" office:value="0.175389755011136" calcext:value-type="percentage">
            <text:p>17,54%</text:p>
          </table:table-cell>
          <table:table-cell table:style-name="ce10" table:formula="of:=([.C11]-[.C10])/[.C10]" office:value-type="float" office:value="0.645419493543777" calcext:value-type="float">
            <text:p>0,6454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6" office:value-type="float" office:value="6490" calcext:value-type="float">
            <text:p>6 490,00</text:p>
          </table:table-cell>
          <table:table-cell table:style-name="ce9" table:formula="of:=([.B12]-[.B11])/[.B11]" office:value-type="percentage" office:value="0.0247907784620243" calcext:value-type="percentage">
            <text:p>2,48%</text:p>
          </table:table-cell>
          <table:table-cell table:style-name="ce10" table:formula="of:=([.C12]-[.C11])/[.C11]" office:value-type="float" office:value="-0.858653212324458" calcext:value-type="float">
            <text:p>-0,8587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6" office:value-type="float" office:value="6788" calcext:value-type="float">
            <text:p>6 788,00</text:p>
          </table:table-cell>
          <table:table-cell table:style-name="ce9" table:formula="of:=([.B13]-[.B12])/[.B12]" office:value-type="percentage" office:value="0.0459167950693374" calcext:value-type="percentage">
            <text:p>4,59%</text:p>
          </table:table-cell>
          <table:table-cell table:style-name="ce10" table:formula="of:=([.C13]-[.C12])/[.C12]" office:value-type="float" office:value="0.852172376905185" calcext:value-type="float">
            <text:p>0,8522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6" office:value-type="float" office:value="6096" calcext:value-type="float">
            <text:p>6 096,00</text:p>
          </table:table-cell>
          <table:table-cell table:style-name="ce9" table:formula="of:=([.B14]-[.B13])/[.B13]" office:value-type="percentage" office:value="-0.101944608131998" calcext:value-type="percentage">
            <text:p>-10,19%</text:p>
          </table:table-cell>
          <table:table-cell table:style-name="ce10" table:formula="of:=([.C14]-[.C13])/[.C13]" office:value-type="float" office:value="-3.22020304287471" calcext:value-type="float">
            <text:p>-3,2202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6" office:value-type="float" office:value="6296" calcext:value-type="float">
            <text:p>6 296,00</text:p>
          </table:table-cell>
          <table:table-cell table:style-name="ce9" table:formula="of:=([.B15]-[.B14])/[.B14]" office:value-type="percentage" office:value="0.0328083989501312" calcext:value-type="percentage">
            <text:p>3,28%</text:p>
          </table:table-cell>
          <table:table-cell table:style-name="ce10" table:formula="of:=([.C15]-[.C14])/[.C14]" office:value-type="float" office:value="-1.32182573999059" calcext:value-type="float">
            <text:p>-1,3218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6" office:value-type="float" office:value="6358" calcext:value-type="float">
            <text:p>6 358,00</text:p>
          </table:table-cell>
          <table:table-cell table:style-name="ce9" table:formula="of:=([.B16]-[.B15])/[.B15]" office:value-type="percentage" office:value="0.00984752223634053" calcext:value-type="percentage">
            <text:p>0,98%</text:p>
          </table:table-cell>
          <table:table-cell table:style-name="ce10" table:formula="of:=([.C16]-[.C15])/[.C15]" office:value-type="float" office:value="-0.699847522236341" calcext:value-type="float">
            <text:p>-0,6998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6" office:value-type="float" office:value="6260" calcext:value-type="float">
            <text:p>6 260,00</text:p>
          </table:table-cell>
          <table:table-cell table:style-name="ce9" table:formula="of:=([.B17]-[.B16])/[.B16]" office:value-type="percentage" office:value="-0.0154136520918528" calcext:value-type="percentage">
            <text:p>-1,54%</text:p>
          </table:table-cell>
          <table:table-cell table:style-name="ce10" table:formula="of:=([.C17]-[.C16])/[.C16]" office:value-type="float" office:value="-2.56523150919847" calcext:value-type="float">
            <text:p>-2,5652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6" office:value-type="float" office:value="6188" calcext:value-type="float">
            <text:p>6 188,00</text:p>
          </table:table-cell>
          <table:table-cell table:style-name="ce9" table:formula="of:=([.B18]-[.B17])/[.B17]" office:value-type="percentage" office:value="-0.0115015974440895" calcext:value-type="percentage">
            <text:p>-1,15%</text:p>
          </table:table-cell>
          <table:table-cell table:style-name="ce10" table:formula="of:=([.C18]-[.C17])/[.C17]" office:value-type="float" office:value="-0.25380452500489" calcext:value-type="float">
            <text:p>-0,2538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6" office:value-type="float" office:value="5513" calcext:value-type="float">
            <text:p>5 513,00</text:p>
          </table:table-cell>
          <table:table-cell table:style-name="ce9" table:formula="of:=([.B19]-[.B18])/[.B18]" office:value-type="percentage" office:value="-0.109082094376212" calcext:value-type="percentage">
            <text:p>-10,91%</text:p>
          </table:table-cell>
          <table:table-cell table:style-name="ce10" table:formula="of:=([.C19]-[.C18])/[.C18]" office:value-type="float" office:value="8.48408209437621" calcext:value-type="float">
            <text:p>8,4841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6" office:value-type="float" office:value="5890" calcext:value-type="float">
            <text:p>5 890,00</text:p>
          </table:table-cell>
          <table:table-cell table:style-name="ce9" table:formula="of:=([.B20]-[.B19])/[.B19]" office:value-type="percentage" office:value="0.0683838200616724" calcext:value-type="percentage">
            <text:p>6,84%</text:p>
          </table:table-cell>
          <table:table-cell table:style-name="ce10" table:formula="of:=([.C20]-[.C19])/[.C19]" office:value-type="float" office:value="-1.62690233858019" calcext:value-type="float">
            <text:p>-1,6269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6" office:value-type="float" office:value="6125" calcext:value-type="float">
            <text:p>6 125,00</text:p>
          </table:table-cell>
          <table:table-cell table:style-name="ce9" table:formula="of:=([.B21]-[.B20])/[.B20]" office:value-type="percentage" office:value="0.0398981324278438" calcext:value-type="percentage">
            <text:p>3,99%</text:p>
          </table:table-cell>
          <table:table-cell table:style-name="ce10" table:formula="of:=([.C21]-[.C20])/[.C20]" office:value-type="float" office:value="-0.416555957361531" calcext:value-type="float">
            <text:p>-0,4166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6" office:value-type="float" office:value="6059" calcext:value-type="float">
            <text:p>6 059,00</text:p>
          </table:table-cell>
          <table:table-cell table:style-name="ce9" table:formula="of:=([.B22]-[.B21])/[.B21]" office:value-type="percentage" office:value="-0.0107755102040816" calcext:value-type="percentage">
            <text:p>-1,08%</text:p>
          </table:table-cell>
          <table:table-cell table:style-name="ce10" table:formula="of:=([.C22]-[.C21])/[.C21]" office:value-type="float" office:value="-1.27007555362571" calcext:value-type="float">
            <text:p>-1,2701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6" office:value-type="float" office:value="6508" calcext:value-type="float">
            <text:p>6 508,00</text:p>
          </table:table-cell>
          <table:table-cell table:style-name="ce9" table:formula="of:=([.B23]-[.B22])/[.B22]" office:value-type="percentage" office:value="0.0741046377289982" calcext:value-type="percentage">
            <text:p>7,41%</text:p>
          </table:table-cell>
          <table:table-cell table:style-name="ce10" table:formula="of:=([.C23]-[.C22])/[.C22]" office:value-type="float" office:value="-7.8771349407593" calcext:value-type="float">
            <text:p>-7,8771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6" office:value-type="float" office:value="6750" calcext:value-type="float">
            <text:p>6 750,00</text:p>
          </table:table-cell>
          <table:table-cell table:style-name="ce9" table:formula="of:=([.B24]-[.B23])/[.B23]" office:value-type="percentage" office:value="0.0371850030731408" calcext:value-type="percentage">
            <text:p>3,72%</text:p>
          </table:table-cell>
          <table:table-cell table:style-name="ce10" table:formula="of:=([.C24]-[.C23])/[.C23]" office:value-type="float" office:value="-0.498209501959555" calcext:value-type="float">
            <text:p>-0,4982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5" office:value-type="float" office:value="7692" calcext:value-type="float">
            <text:p>7 692,00</text:p>
          </table:table-cell>
          <table:table-cell table:style-name="ce9" table:formula="of:=([.B25]-[.B24])/[.B24]" office:value-type="percentage" office:value="0.139555555555556" calcext:value-type="percentage">
            <text:p>13,96%</text:p>
          </table:table-cell>
          <table:table-cell table:style-name="ce10" table:formula="of:=([.C25]-[.C24])/[.C24]" office:value-type="float" office:value="2.75300642791552" calcext:value-type="float">
            <text:p>2,7530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5" office:value-type="float" office:value="7661" calcext:value-type="float">
            <text:p>7 661,00</text:p>
          </table:table-cell>
          <table:table-cell table:style-name="ce9" table:formula="of:=([.B26]-[.B25])/[.B25]" office:value-type="percentage" office:value="-0.00403016120644826" calcext:value-type="percentage">
            <text:p>-0,40%</text:p>
          </table:table-cell>
          <table:table-cell table:style-name="ce10" table:formula="of:=([.C26]-[.C25])/[.C25]" office:value-type="float" office:value="-1.02887854367678" calcext:value-type="float">
            <text:p>-1,0289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5" office:value-type="float" office:value="8020" calcext:value-type="float">
            <text:p>8 020,00</text:p>
          </table:table-cell>
          <table:table-cell table:style-name="ce9" table:formula="of:=([.B27]-[.B26])/[.B26]" office:value-type="percentage" office:value="0.0468607231431928" calcext:value-type="percentage">
            <text:p>4,69%</text:p>
          </table:table-cell>
          <table:table-cell table:style-name="ce10" table:formula="of:=([.C27]-[.C26])/[.C26]" office:value-type="float" office:value="-12.6275058844335" calcext:value-type="float">
            <text:p>-12,6275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5" office:value-type="float" office:value="8112" calcext:value-type="float">
            <text:p>8 112,00</text:p>
          </table:table-cell>
          <table:table-cell table:style-name="ce9" table:formula="of:=([.B28]-[.B27])/[.B27]" office:value-type="percentage" office:value="0.0114713216957606" calcext:value-type="percentage">
            <text:p>1,15%</text:p>
          </table:table-cell>
          <table:table-cell table:style-name="ce10" table:formula="of:=([.C28]-[.C27])/[.C27]" office:value-type="float" office:value="-0.755203912225009" calcext:value-type="float">
            <text:p>-0,7552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5" office:value-type="float" office:value="8332" calcext:value-type="float">
            <text:p>8 332,00</text:p>
          </table:table-cell>
          <table:table-cell table:style-name="ce9" table:formula="of:=([.B29]-[.B28])/[.B28]" office:value-type="percentage" office:value="0.027120315581854" calcext:value-type="percentage">
            <text:p>2,71%</text:p>
          </table:table-cell>
          <table:table-cell table:style-name="ce10" table:formula="of:=([.C29]-[.C28])/[.C28]" office:value-type="float" office:value="1.36418403224423" calcext:value-type="float">
            <text:p>1,3642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5" office:value-type="float" office:value="8548" calcext:value-type="float">
            <text:p>8 548,00</text:p>
          </table:table-cell>
          <table:table-cell table:style-name="ce9" table:formula="of:=([.B30]-[.B29])/[.B29]" office:value-type="percentage" office:value="0.0259241478636582" calcext:value-type="percentage">
            <text:p>2,59%</text:p>
          </table:table-cell>
          <table:table-cell table:style-name="ce10" table:formula="of:=([.C30]-[.C29])/[.C29]" office:value-type="float" office:value="-0.0441059660454764" calcext:value-type="float">
            <text:p>-0,0441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5" office:value-type="float" office:value="8837" calcext:value-type="float">
            <text:p>8 837,00</text:p>
          </table:table-cell>
          <table:table-cell table:style-name="ce9" table:formula="of:=([.B31]-[.B30])/[.B30]" office:value-type="percentage" office:value="0.033809078146935" calcext:value-type="percentage">
            <text:p>3,38%</text:p>
          </table:table-cell>
          <table:table-cell table:style-name="ce10" table:formula="of:=([.C31]-[.C30])/[.C30]" office:value-type="float" office:value="0.304153884816028" calcext:value-type="float">
            <text:p>0,3042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5" office:value-type="float" office:value="8907" calcext:value-type="float">
            <text:p>8 907,00</text:p>
          </table:table-cell>
          <table:table-cell table:style-name="ce9" table:formula="of:=([.B32]-[.B31])/[.B31]" office:value-type="percentage" office:value="0.00792124023990042" calcext:value-type="percentage">
            <text:p>0,79%</text:p>
          </table:table-cell>
          <table:table-cell table:style-name="ce10" table:formula="of:=([.C32]-[.C31])/[.C31]" office:value-type="float" office:value="-0.765706707367928" calcext:value-type="float">
            <text:p>-0,7657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5" office:value-type="float" office:value="9001" calcext:value-type="float">
            <text:p>9 001,00</text:p>
          </table:table-cell>
          <table:table-cell table:style-name="ce9" table:formula="of:=([.B33]-[.B32])/[.B32]" office:value-type="percentage" office:value="0.0105534972493544" calcext:value-type="percentage">
            <text:p>1,06%</text:p>
          </table:table-cell>
          <table:table-cell table:style-name="ce10" table:formula="of:=([.C33]-[.C32])/[.C32]" office:value-type="float" office:value="0.332303645607788" calcext:value-type="float">
            <text:p>0,3323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5" office:value-type="float" office:value="8791" calcext:value-type="float">
            <text:p>8 791,00</text:p>
          </table:table-cell>
          <table:table-cell table:style-name="ce9" table:formula="of:=([.B34]-[.B33])/[.B33]" office:value-type="percentage" office:value="-0.0233307410287746" calcext:value-type="percentage">
            <text:p>-2,33%</text:p>
          </table:table-cell>
          <table:table-cell table:style-name="ce10" table:formula="of:=([.C34]-[.C33])/[.C33]" office:value-type="float" office:value="-3.21071181216272" calcext:value-type="float">
            <text:p>-3,2107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5" office:value-type="float" office:value="8489" calcext:value-type="float">
            <text:p>8 489,00</text:p>
          </table:table-cell>
          <table:table-cell table:style-name="ce9" table:formula="of:=([.B35]-[.B34])/[.B34]" office:value-type="percentage" office:value="-0.0343533158912524" calcext:value-type="percentage">
            <text:p>-3,44%</text:p>
          </table:table-cell>
          <table:table-cell table:style-name="ce10" table:formula="of:=([.C35]-[.C34])/[.C34]" office:value-type="float" office:value="0.47244855398649" calcext:value-type="float">
            <text:p>0,4724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5" office:value-type="float" office:value="8746" calcext:value-type="float">
            <text:p>8 746,00</text:p>
          </table:table-cell>
          <table:table-cell table:style-name="ce9" table:formula="of:=([.B36]-[.B35])/[.B35]" office:value-type="percentage" office:value="0.030274472847214" calcext:value-type="percentage">
            <text:p>3,03%</text:p>
          </table:table-cell>
          <table:table-cell table:style-name="ce10" table:formula="of:=([.C36]-[.C35])/[.C35]" office:value-type="float" office:value="-1.88126785033066" calcext:value-type="float">
            <text:p>-1,8813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5" office:value-type="float" office:value="7671" calcext:value-type="float">
            <text:p>7 671,00</text:p>
          </table:table-cell>
          <table:table-cell table:style-name="ce9" table:formula="of:=([.B37]-[.B36])/[.B36]" office:value-type="percentage" office:value="-0.122913331808827" calcext:value-type="percentage">
            <text:p>-12,29%</text:p>
          </table:table-cell>
          <table:table-cell table:style-name="ce10" table:formula="of:=([.C37]-[.C36])/[.C36]" office:value-type="float" office:value="-5.05996604562308" calcext:value-type="float">
            <text:p>-5,0600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5" office:value-type="float" office:value="7980" calcext:value-type="float">
            <text:p>7 980,00</text:p>
          </table:table-cell>
          <table:table-cell table:style-name="ce9" table:formula="of:=([.B38]-[.B37])/[.B37]" office:value-type="percentage" office:value="0.040281579976535" calcext:value-type="percentage">
            <text:p>4,03%</text:p>
          </table:table-cell>
          <table:table-cell table:style-name="ce10" table:formula="of:=([.C38]-[.C37])/[.C37]" office:value-type="float" office:value="-1.32772344044165" calcext:value-type="float">
            <text:p>-1,3277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5" office:value-type="float" office:value="8115" calcext:value-type="float">
            <text:p>8 115,00</text:p>
          </table:table-cell>
          <table:table-cell table:style-name="ce9" table:formula="of:=([.B39]-[.B38])/[.B38]" office:value-type="percentage" office:value="0.0169172932330827" calcext:value-type="percentage">
            <text:p>1,69%</text:p>
          </table:table-cell>
          <table:table-cell table:style-name="ce10" table:formula="of:=([.C39]-[.C38])/[.C38]" office:value-type="float" office:value="-0.580024089349588" calcext:value-type="float">
            <text:p>-0,5800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5" office:value-type="float" office:value="8173" calcext:value-type="float">
            <text:p>8 173,00</text:p>
          </table:table-cell>
          <table:table-cell table:style-name="ce9" table:formula="of:=([.B40]-[.B39])/[.B39]" office:value-type="percentage" office:value="0.00714725816389402" calcext:value-type="percentage">
            <text:p>0,71%</text:p>
          </table:table-cell>
          <table:table-cell table:style-name="ce10" table:formula="of:=([.C40]-[.C39])/[.C39]" office:value-type="float" office:value="-0.577517628534264" calcext:value-type="float">
            <text:p>-0,5775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5" office:value-type="float" office:value="8539" calcext:value-type="float">
            <text:p>8 539,00</text:p>
          </table:table-cell>
          <table:table-cell table:style-name="ce9" table:formula="of:=([.B41]-[.B40])/[.B40]" office:value-type="percentage" office:value="0.0447815979444512" calcext:value-type="percentage">
            <text:p>4,48%</text:p>
          </table:table-cell>
          <table:table-cell table:style-name="ce10" table:formula="of:=([.C41]-[.C40])/[.C40]" office:value-type="float" office:value="5.26556322964176" calcext:value-type="float">
            <text:p>5,2656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5" office:value-type="float" office:value="8886" calcext:value-type="float">
            <text:p>8 886,00</text:p>
          </table:table-cell>
          <table:table-cell table:style-name="ce9" table:formula="of:=([.B42]-[.B41])/[.B41]" office:value-type="percentage" office:value="0.0406370769410938" calcext:value-type="percentage">
            <text:p>4,06%</text:p>
          </table:table-cell>
          <table:table-cell table:style-name="ce10" table:formula="of:=([.C42]-[.C41])/[.C41]" office:value-type="float" office:value="-0.0925496452471046" calcext:value-type="float">
            <text:p>-0,0925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5" office:value-type="float" office:value="9131" calcext:value-type="float">
            <text:p>9 131,00</text:p>
          </table:table-cell>
          <table:table-cell table:style-name="ce9" table:formula="of:=([.B43]-[.B42])/[.B42]" office:value-type="percentage" office:value="0.0275714607247355" calcext:value-type="percentage">
            <text:p>2,76%</text:p>
          </table:table-cell>
          <table:table-cell table:style-name="ce10" table:formula="of:=([.C43]-[.C42])/[.C42]" office:value-type="float" office:value="-0.321519587525888" calcext:value-type="float">
            <text:p>-0,3215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ingapore" table:style-name="ta2">
        <table:table-column table:style-name="co1" table:number-columns-repeated="5" table:default-cell-style-name="ce8"/>
        <table:table-row table:style-name="ro1">
          <table:table-cell table:style-name="ce2" office:value-type="date" office:date-value="2007-03-01" calcext:value-type="date">
            <text:p>III-07</text:p>
          </table:table-cell>
          <table:table-cell table:style-name="ce3"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Indexes</text:p>
          </table:table-cell>
        </table:table-row>
        <table:table-row table:style-name="ro1">
          <table:table-cell table:style-name="ce2" office:value-type="date" office:date-value="2007-06-01" calcext:value-type="date">
            <text:p>VI-07</text:p>
          </table:table-cell>
          <table:table-cell table:style-name="ce3" office:value-type="float" office:value="435.4" calcext:value-type="float">
            <text:p>435,4</text:p>
          </table:table-cell>
          <table:table-cell table:style-name="ce9" table:formula="of:=([.B2]-[.B1])/[.B1]" office:value-type="percentage" office:value="0.0967254408060453" calcext:value-type="percentage">
            <text:p>9,67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07-09-01" calcext:value-type="date">
            <text:p>IX-07</text:p>
          </table:table-cell>
          <table:table-cell table:style-name="ce3" office:value-type="float" office:value="455.9" calcext:value-type="float">
            <text:p>455,9</text:p>
          </table:table-cell>
          <table:table-cell table:style-name="ce9" table:formula="of:=([.B3]-[.B2])/[.B2]" office:value-type="percentage" office:value="0.0470831419384474" calcext:value-type="percentage">
            <text:p>4,71%</text:p>
          </table:table-cell>
          <table:table-cell table:style-name="ce10" table:formula="of:=([.C3]-[.C2])/[.C2]" office:value-type="float" office:value="-0.51322897527178" calcext:value-type="float">
            <text:p>-0,5132</text:p>
          </table:table-cell>
          <table:table-cell/>
        </table:table-row>
        <table:table-row table:style-name="ro1">
          <table:table-cell table:style-name="ce17" office:value-type="date" office:date-value="2007-12-01" calcext:value-type="date">
            <text:p>XII-07</text:p>
          </table:table-cell>
          <table:table-cell table:style-name="ce18" office:value-type="float" office:value="425.3" calcext:value-type="float">
            <text:p>425,3</text:p>
          </table:table-cell>
          <table:table-cell table:style-name="ce9" table:formula="of:=([.B4]-[.B3])/[.B3]" office:value-type="percentage" office:value="-0.0671199824522921" calcext:value-type="percentage">
            <text:p>-6,71%</text:p>
          </table:table-cell>
          <table:table-cell table:style-name="ce10" table:formula="of:=([.C4]-[.C3])/[.C3]" office:value-type="float" office:value="-2.42556294437697" calcext:value-type="float">
            <text:p>-2,4256</text:p>
          </table:table-cell>
          <table:table-cell/>
        </table:table-row>
        <table:table-row table:style-name="ro1">
          <table:table-cell table:style-name="ce17" office:value-type="date" office:date-value="2008-03-01" calcext:value-type="date">
            <text:p>III-08</text:p>
          </table:table-cell>
          <table:table-cell table:style-name="ce18" office:value-type="float" office:value="371.5" calcext:value-type="float">
            <text:p>371,5</text:p>
          </table:table-cell>
          <table:table-cell table:style-name="ce9" table:formula="of:=([.B5]-[.B4])/[.B4]" office:value-type="percentage" office:value="-0.126498941923348" calcext:value-type="percentage">
            <text:p>-12,65%</text:p>
          </table:table-cell>
          <table:table-cell table:style-name="ce10" table:formula="of:=([.C5]-[.C4])/[.C4]" office:value-type="float" office:value="0.884668876563873" calcext:value-type="float">
            <text:p>0,8847</text:p>
          </table:table-cell>
          <table:table-cell/>
        </table:table-row>
        <table:table-row table:style-name="ro1">
          <table:table-cell table:style-name="ce17" office:value-type="date" office:date-value="2008-06-01" calcext:value-type="date">
            <text:p>VI-08</text:p>
          </table:table-cell>
          <table:table-cell table:style-name="ce18" office:value-type="float" office:value="358.3" calcext:value-type="float">
            <text:p>358,3</text:p>
          </table:table-cell>
          <table:table-cell table:style-name="ce9" table:formula="of:=([.B6]-[.B5])/[.B5]" office:value-type="percentage" office:value="-0.0355316285329744" calcext:value-type="percentage">
            <text:p>-3,55%</text:p>
          </table:table-cell>
          <table:table-cell table:style-name="ce10" table:formula="of:=([.C6]-[.C5])/[.C5]" office:value-type="float" office:value="-0.719115211615725" calcext:value-type="float">
            <text:p>-0,7191</text:p>
          </table:table-cell>
          <table:table-cell/>
        </table:table-row>
        <table:table-row table:style-name="ro1">
          <table:table-cell table:style-name="ce17" office:value-type="date" office:date-value="2008-09-01" calcext:value-type="date">
            <text:p>IX-08</text:p>
          </table:table-cell>
          <table:table-cell table:style-name="ce18" office:value-type="float" office:value="293.7" calcext:value-type="float">
            <text:p>293,7</text:p>
          </table:table-cell>
          <table:table-cell table:style-name="ce9" table:formula="of:=([.B7]-[.B6])/[.B6]" office:value-type="percentage" office:value="-0.180295841473626" calcext:value-type="percentage">
            <text:p>-18,03%</text:p>
          </table:table-cell>
          <table:table-cell table:style-name="ce10" table:formula="of:=([.C7]-[.C6])/[.C6]" office:value-type="float" office:value="4.07423523541303" calcext:value-type="float">
            <text:p>4,0742</text:p>
          </table:table-cell>
          <table:table-cell/>
        </table:table-row>
        <table:table-row table:style-name="ro1">
          <table:table-cell table:style-name="ce17" office:value-type="date" office:date-value="2008-12-01" calcext:value-type="date">
            <text:p>XII-08</text:p>
          </table:table-cell>
          <table:table-cell table:style-name="ce18" office:value-type="float" office:value="218.8" calcext:value-type="float">
            <text:p>218,8</text:p>
          </table:table-cell>
          <table:table-cell table:style-name="ce9" table:formula="of:=([.B8]-[.B7])/[.B7]" office:value-type="percentage" office:value="-0.255022131426626" calcext:value-type="percentage">
            <text:p>-25,50%</text:p>
          </table:table-cell>
          <table:table-cell table:style-name="ce10" table:formula="of:=([.C8]-[.C7])/[.C7]" office:value-type="float" office:value="0.414464855884829" calcext:value-type="float">
            <text:p>0,4145</text:p>
          </table:table-cell>
          <table:table-cell/>
        </table:table-row>
        <table:table-row table:style-name="ro1">
          <table:table-cell table:style-name="ce17" office:value-type="date" office:date-value="2009-03-01" calcext:value-type="date">
            <text:p>III-09</text:p>
          </table:table-cell>
          <table:table-cell table:style-name="ce18" office:value-type="float" office:value="203.6" calcext:value-type="float">
            <text:p>203,6</text:p>
          </table:table-cell>
          <table:table-cell table:style-name="ce9" table:formula="of:=([.B9]-[.B8])/[.B8]" office:value-type="percentage" office:value="-0.0694698354661792" calcext:value-type="percentage">
            <text:p>-6,95%</text:p>
          </table:table-cell>
          <table:table-cell table:style-name="ce10" table:formula="of:=([.C9]-[.C8])/[.C8]" office:value-type="float" office:value="-0.727592914867599" calcext:value-type="float">
            <text:p>-0,7276</text:p>
          </table:table-cell>
          <table:table-cell/>
        </table:table-row>
        <table:table-row table:style-name="ro1">
          <table:table-cell table:style-name="ce17" office:value-type="date" office:date-value="2009-06-01" calcext:value-type="date">
            <text:p>VI-09</text:p>
          </table:table-cell>
          <table:table-cell table:style-name="ce18" office:value-type="float" office:value="279" calcext:value-type="float">
            <text:p>279</text:p>
          </table:table-cell>
          <table:table-cell table:style-name="ce9" table:formula="of:=([.B10]-[.B9])/[.B9]" office:value-type="percentage" office:value="0.370333988212181" calcext:value-type="percentage">
            <text:p>37,03%</text:p>
          </table:table-cell>
          <table:table-cell table:style-name="ce10" table:formula="of:=([.C10]-[.C9])/[.C9]" office:value-type="float" office:value="-6.33086030400165" calcext:value-type="float">
            <text:p>-6,3309</text:p>
          </table:table-cell>
          <table:table-cell/>
        </table:table-row>
        <table:table-row table:style-name="ro1">
          <table:table-cell table:style-name="ce17" office:value-type="date" office:date-value="2009-09-01" calcext:value-type="date">
            <text:p>IX-09</text:p>
          </table:table-cell>
          <table:table-cell table:style-name="ce18" office:value-type="float" office:value="320.8" calcext:value-type="float">
            <text:p>320,8</text:p>
          </table:table-cell>
          <table:table-cell table:style-name="ce9" table:formula="of:=([.B11]-[.B10])/[.B10]" office:value-type="percentage" office:value="0.149820788530466" calcext:value-type="percentage">
            <text:p>14,98%</text:p>
          </table:table-cell>
          <table:table-cell table:style-name="ce10" table:formula="of:=([.C11]-[.C10])/[.C10]" office:value-type="float" office:value="-0.595444130705532" calcext:value-type="float">
            <text:p>-0,5954</text:p>
          </table:table-cell>
          <table:table-cell/>
        </table:table-row>
        <table:table-row table:style-name="ro1">
          <table:table-cell table:style-name="ce17" office:value-type="date" office:date-value="2009-12-01" calcext:value-type="date">
            <text:p>XII-09</text:p>
          </table:table-cell>
          <table:table-cell table:style-name="ce18" office:value-type="float" office:value="349.5" calcext:value-type="float">
            <text:p>349,5</text:p>
          </table:table-cell>
          <table:table-cell table:style-name="ce9" table:formula="of:=([.B12]-[.B11])/[.B11]" office:value-type="percentage" office:value="0.0894638403990025" calcext:value-type="percentage">
            <text:p>8,95%</text:p>
          </table:table-cell>
          <table:table-cell table:style-name="ce10" table:formula="of:=([.C12]-[.C11])/[.C11]" office:value-type="float" office:value="-0.402860969585606" calcext:value-type="float">
            <text:p>-0,4029</text:p>
          </table:table-cell>
          <table:table-cell/>
        </table:table-row>
        <table:table-row table:style-name="ro1">
          <table:table-cell table:style-name="ce17" office:value-type="date" office:date-value="2010-03-01" calcext:value-type="date">
            <text:p>III-10</text:p>
          </table:table-cell>
          <table:table-cell table:style-name="ce18" office:value-type="float" office:value="340" calcext:value-type="float">
            <text:p>340</text:p>
          </table:table-cell>
          <table:table-cell table:style-name="ce9" table:formula="of:=([.B13]-[.B12])/[.B12]" office:value-type="percentage" office:value="-0.0271816881258941" calcext:value-type="percentage">
            <text:p>-2,72%</text:p>
          </table:table-cell>
          <table:table-cell table:style-name="ce10" table:formula="of:=([.C13]-[.C12])/[.C12]" office:value-type="float" office:value="-1.30382876483578" calcext:value-type="float">
            <text:p>-1,3038</text:p>
          </table:table-cell>
          <table:table-cell/>
        </table:table-row>
        <table:table-row table:style-name="ro1">
          <table:table-cell table:style-name="ce17" office:value-type="date" office:date-value="2010-06-01" calcext:value-type="date">
            <text:p>VI-10</text:p>
          </table:table-cell>
          <table:table-cell table:style-name="ce18" office:value-type="float" office:value="336.1" calcext:value-type="float">
            <text:p>336,1</text:p>
          </table:table-cell>
          <table:table-cell table:style-name="ce9" table:formula="of:=([.B14]-[.B13])/[.B13]" office:value-type="percentage" office:value="-0.0114705882352941" calcext:value-type="percentage">
            <text:p>-1,15%</text:p>
          </table:table-cell>
          <table:table-cell table:style-name="ce10" table:formula="of:=([.C14]-[.C13])/[.C13]" office:value-type="float" office:value="-0.578003095975235" calcext:value-type="float">
            <text:p>-0,5780</text:p>
          </table:table-cell>
          <table:table-cell/>
        </table:table-row>
        <table:table-row table:style-name="ro1">
          <table:table-cell table:style-name="ce17" office:value-type="date" office:date-value="2010-09-01" calcext:value-type="date">
            <text:p>IX-10</text:p>
          </table:table-cell>
          <table:table-cell table:style-name="ce18" office:value-type="float" office:value="363.8" calcext:value-type="float">
            <text:p>363,8</text:p>
          </table:table-cell>
          <table:table-cell table:style-name="ce9" table:formula="of:=([.B15]-[.B14])/[.B14]" office:value-type="percentage" office:value="0.0824159476346325" calcext:value-type="percentage">
            <text:p>8,24%</text:p>
          </table:table-cell>
          <table:table-cell table:style-name="ce10" table:formula="of:=([.C15]-[.C14])/[.C14]" office:value-type="float" office:value="-8.18498005019877" calcext:value-type="float">
            <text:p>-8,1850</text:p>
          </table:table-cell>
          <table:table-cell/>
        </table:table-row>
        <table:table-row table:style-name="ro1">
          <table:table-cell table:style-name="ce17" office:value-type="date" office:date-value="2010-12-01" calcext:value-type="date">
            <text:p>XII-10</text:p>
          </table:table-cell>
          <table:table-cell table:style-name="ce18" office:value-type="float" office:value="378.4" calcext:value-type="float">
            <text:p>378,4</text:p>
          </table:table-cell>
          <table:table-cell table:style-name="ce9" table:formula="of:=([.B16]-[.B15])/[.B15]" office:value-type="percentage" office:value="0.0401319406267179" calcext:value-type="percentage">
            <text:p>4,01%</text:p>
          </table:table-cell>
          <table:table-cell table:style-name="ce10" table:formula="of:=([.C16]-[.C15])/[.C15]" office:value-type="float" office:value="-0.513056128352351" calcext:value-type="float">
            <text:p>-0,5131</text:p>
          </table:table-cell>
          <table:table-cell/>
        </table:table-row>
        <table:table-row table:style-name="ro1">
          <table:table-cell table:style-name="ce17" office:value-type="date" office:date-value="2011-03-01" calcext:value-type="date">
            <text:p>III-11</text:p>
          </table:table-cell>
          <table:table-cell table:style-name="ce18" office:value-type="float" office:value="366.9" calcext:value-type="float">
            <text:p>366,9</text:p>
          </table:table-cell>
          <table:table-cell table:style-name="ce9" table:formula="of:=([.B17]-[.B16])/[.B16]" office:value-type="percentage" office:value="-0.0303911205073996" calcext:value-type="percentage">
            <text:p>-3,04%</text:p>
          </table:table-cell>
          <table:table-cell table:style-name="ce10" table:formula="of:=([.C17]-[.C16])/[.C16]" office:value-type="float" office:value="-1.75728011236931" calcext:value-type="float">
            <text:p>-1,7573</text:p>
          </table:table-cell>
          <table:table-cell/>
        </table:table-row>
        <table:table-row table:style-name="ro1">
          <table:table-cell table:style-name="ce17" office:value-type="date" office:date-value="2011-06-01" calcext:value-type="date">
            <text:p>VI-11</text:p>
          </table:table-cell>
          <table:table-cell table:style-name="ce18" office:value-type="float" office:value="360.4" calcext:value-type="float">
            <text:p>360,4</text:p>
          </table:table-cell>
          <table:table-cell table:style-name="ce9" table:formula="of:=([.B18]-[.B17])/[.B17]" office:value-type="percentage" office:value="-0.0177159989097847" calcext:value-type="percentage">
            <text:p>-1,77%</text:p>
          </table:table-cell>
          <table:table-cell table:style-name="ce10" table:formula="of:=([.C18]-[.C17])/[.C17]" office:value-type="float" office:value="-0.417066609785867" calcext:value-type="float">
            <text:p>-0,4171</text:p>
          </table:table-cell>
          <table:table-cell/>
        </table:table-row>
        <table:table-row table:style-name="ro1">
          <table:table-cell table:style-name="ce17" office:value-type="date" office:date-value="2011-09-01" calcext:value-type="date">
            <text:p>IX-11</text:p>
          </table:table-cell>
          <table:table-cell table:style-name="ce18" office:value-type="float" office:value="307" calcext:value-type="float">
            <text:p>307</text:p>
          </table:table-cell>
          <table:table-cell table:style-name="ce9" table:formula="of:=([.B19]-[.B18])/[.B18]" office:value-type="percentage" office:value="-0.148168701442841" calcext:value-type="percentage">
            <text:p>-14,82%</text:p>
          </table:table-cell>
          <table:table-cell table:style-name="ce10" table:formula="of:=([.C19]-[.C18])/[.C18]" office:value-type="float" office:value="7.36355331682745" calcext:value-type="float">
            <text:p>7,3636</text:p>
          </table:table-cell>
          <table:table-cell/>
        </table:table-row>
        <table:table-row table:style-name="ro1">
          <table:table-cell table:style-name="ce17" office:value-type="date" office:date-value="2011-12-01" calcext:value-type="date">
            <text:p>XII-11</text:p>
          </table:table-cell>
          <table:table-cell table:style-name="ce18" office:value-type="float" office:value="300.3" calcext:value-type="float">
            <text:p>300,3</text:p>
          </table:table-cell>
          <table:table-cell table:style-name="ce9" table:formula="of:=([.B20]-[.B19])/[.B19]" office:value-type="percentage" office:value="-0.0218241042345277" calcext:value-type="percentage">
            <text:p>-2,18%</text:p>
          </table:table-cell>
          <table:table-cell table:style-name="ce10" table:formula="of:=([.C20]-[.C19])/[.C19]" office:value-type="float" office:value="-0.852707730971465" calcext:value-type="float">
            <text:p>-0,8527</text:p>
          </table:table-cell>
          <table:table-cell/>
        </table:table-row>
        <table:table-row table:style-name="ro1">
          <table:table-cell table:style-name="ce17" office:value-type="date" office:date-value="2012-03-01" calcext:value-type="date">
            <text:p>III-12</text:p>
          </table:table-cell>
          <table:table-cell table:style-name="ce18" office:value-type="float" office:value="345" calcext:value-type="float">
            <text:p>345</text:p>
          </table:table-cell>
          <table:table-cell table:style-name="ce9" table:formula="of:=([.B21]-[.B20])/[.B20]" office:value-type="percentage" office:value="0.148851148851149" calcext:value-type="percentage">
            <text:p>14,89%</text:p>
          </table:table-cell>
          <table:table-cell table:style-name="ce10" table:formula="of:=([.C21]-[.C20])/[.C20]" office:value-type="float" office:value="-7.82049293989593" calcext:value-type="float">
            <text:p>-7,8205</text:p>
          </table:table-cell>
          <table:table-cell/>
        </table:table-row>
        <table:table-row table:style-name="ro1">
          <table:table-cell table:style-name="ce17" office:value-type="date" office:date-value="2012-06-01" calcext:value-type="date">
            <text:p>VI-12</text:p>
          </table:table-cell>
          <table:table-cell table:style-name="ce18" office:value-type="float" office:value="332.1" calcext:value-type="float">
            <text:p>332,1</text:p>
          </table:table-cell>
          <table:table-cell table:style-name="ce9" table:formula="of:=([.B22]-[.B21])/[.B21]" office:value-type="percentage" office:value="-0.037391304347826" calcext:value-type="percentage">
            <text:p>-3,74%</text:p>
          </table:table-cell>
          <table:table-cell table:style-name="ce10" table:formula="of:=([.C22]-[.C21])/[.C21]" office:value-type="float" office:value="-1.25119929967902" calcext:value-type="float">
            <text:p>-1,2512</text:p>
          </table:table-cell>
          <table:table-cell/>
        </table:table-row>
        <table:table-row table:style-name="ro1">
          <table:table-cell table:style-name="ce17" office:value-type="date" office:date-value="2012-09-01" calcext:value-type="date">
            <text:p>IX-12</text:p>
          </table:table-cell>
          <table:table-cell table:style-name="ce18" office:value-type="float" office:value="352" calcext:value-type="float">
            <text:p>352</text:p>
          </table:table-cell>
          <table:table-cell table:style-name="ce9" table:formula="of:=([.B23]-[.B22])/[.B22]" office:value-type="percentage" office:value="0.0599217103282143" calcext:value-type="percentage">
            <text:p>5,99%</text:p>
          </table:table-cell>
          <table:table-cell table:style-name="ce10" table:formula="of:=([.C23]-[.C22])/[.C22]" office:value-type="float" office:value="-2.60255736924294" calcext:value-type="float">
            <text:p>-2,6026</text:p>
          </table:table-cell>
          <table:table-cell/>
        </table:table-row>
        <table:table-row table:style-name="ro1">
          <table:table-cell table:style-name="ce17" office:value-type="date" office:date-value="2012-12-01" calcext:value-type="date">
            <text:p>XII-12</text:p>
          </table:table-cell>
          <table:table-cell table:style-name="ce18" office:value-type="float" office:value="360.1" calcext:value-type="float">
            <text:p>360,1</text:p>
          </table:table-cell>
          <table:table-cell table:style-name="ce9" table:formula="of:=([.B24]-[.B23])/[.B23]" office:value-type="percentage" office:value="0.0230113636363637" calcext:value-type="percentage">
            <text:p>2,30%</text:p>
          </table:table-cell>
          <table:table-cell table:style-name="ce10" table:formula="of:=([.C24]-[.C23])/[.C23]" office:value-type="float" office:value="-0.615976187756965" calcext:value-type="float">
            <text:p>-0,6160</text:p>
          </table:table-cell>
          <table:table-cell/>
        </table:table-row>
        <table:table-row table:style-name="ro1">
          <table:table-cell table:style-name="ce2" office:value-type="date" office:date-value="2013-03-01" calcext:value-type="date">
            <text:p>III-13</text:p>
          </table:table-cell>
          <table:table-cell table:style-name="ce3" office:value-type="float" office:value="372.8" calcext:value-type="float">
            <text:p>372,8</text:p>
          </table:table-cell>
          <table:table-cell table:style-name="ce9" table:formula="of:=([.B25]-[.B24])/[.B24]" office:value-type="percentage" office:value="0.0352679811163565" calcext:value-type="percentage">
            <text:p>3,53%</text:p>
          </table:table-cell>
          <table:table-cell table:style-name="ce10" table:formula="of:=([.C25]-[.C24])/[.C24]" office:value-type="float" office:value="0.532633253451539" calcext:value-type="float">
            <text:p>0,5326</text:p>
          </table:table-cell>
          <table:table-cell/>
        </table:table-row>
        <table:table-row table:style-name="ro1">
          <table:table-cell table:style-name="ce2" office:value-type="date" office:date-value="2013-06-01" calcext:value-type="date">
            <text:p>VI-13</text:p>
          </table:table-cell>
          <table:table-cell table:style-name="ce3" office:value-type="float" office:value="350.7" calcext:value-type="float">
            <text:p>350,7</text:p>
          </table:table-cell>
          <table:table-cell table:style-name="ce9" table:formula="of:=([.B26]-[.B25])/[.B25]" office:value-type="percentage" office:value="-0.0592811158798284" calcext:value-type="percentage">
            <text:p>-5,93%</text:p>
          </table:table-cell>
          <table:table-cell table:style-name="ce10" table:formula="of:=([.C26]-[.C25])/[.C25]" office:value-type="float" office:value="-2.68087636443514" calcext:value-type="float">
            <text:p>-2,6809</text:p>
          </table:table-cell>
          <table:table-cell/>
        </table:table-row>
        <table:table-row table:style-name="ro1">
          <table:table-cell table:style-name="ce2" office:value-type="date" office:date-value="2013-09-01" calcext:value-type="date">
            <text:p>IX-13</text:p>
          </table:table-cell>
          <table:table-cell table:style-name="ce3" office:value-type="float" office:value="361.9" calcext:value-type="float">
            <text:p>361,9</text:p>
          </table:table-cell>
          <table:table-cell table:style-name="ce9" table:formula="of:=([.B27]-[.B26])/[.B26]" office:value-type="percentage" office:value="0.0319361277445109" calcext:value-type="percentage">
            <text:p>3,19%</text:p>
          </table:table-cell>
          <table:table-cell table:style-name="ce10" table:formula="of:=([.C27]-[.C26])/[.C26]" office:value-type="float" office:value="-1.53872345806125" calcext:value-type="float">
            <text:p>-1,5387</text:p>
          </table:table-cell>
          <table:table-cell/>
        </table:table-row>
        <table:table-row table:style-name="ro1">
          <table:table-cell table:style-name="ce2" office:value-type="date" office:date-value="2013-12-01" calcext:value-type="date">
            <text:p>XII-13</text:p>
          </table:table-cell>
          <table:table-cell table:style-name="ce3" office:value-type="float" office:value="365.2" calcext:value-type="float">
            <text:p>365,2</text:p>
          </table:table-cell>
          <table:table-cell table:style-name="ce9" table:formula="of:=([.B28]-[.B27])/[.B27]" office:value-type="percentage" office:value="0.00911854103343468" calcext:value-type="percentage">
            <text:p>0,91%</text:p>
          </table:table-cell>
          <table:table-cell table:style-name="ce10" table:formula="of:=([.C28]-[.C27])/[.C27]" office:value-type="float" office:value="-0.714475683890576" calcext:value-type="float">
            <text:p>-0,7145</text:p>
          </table:table-cell>
          <table:table-cell/>
        </table:table-row>
        <table:table-row table:style-name="ro1">
          <table:table-cell table:style-name="ce2" office:value-type="date" office:date-value="2014-03-01" calcext:value-type="date">
            <text:p>III-14</text:p>
          </table:table-cell>
          <table:table-cell table:style-name="ce3" office:value-type="float" office:value="357.4" calcext:value-type="float">
            <text:p>357,4</text:p>
          </table:table-cell>
          <table:table-cell table:style-name="ce9" table:formula="of:=([.B29]-[.B28])/[.B28]" office:value-type="percentage" office:value="-0.0213581599123768" calcext:value-type="percentage">
            <text:p>-2,14%</text:p>
          </table:table-cell>
          <table:table-cell table:style-name="ce10" table:formula="of:=([.C29]-[.C28])/[.C28]" office:value-type="float" office:value="-3.34227820372398" calcext:value-type="float">
            <text:p>-3,3423</text:p>
          </table:table-cell>
          <table:table-cell/>
        </table:table-row>
        <table:table-row table:style-name="ro1">
          <table:table-cell table:style-name="ce2" office:value-type="date" office:date-value="2014-06-01" calcext:value-type="date">
            <text:p>VI-14</text:p>
          </table:table-cell>
          <table:table-cell table:style-name="ce3" office:value-type="float" office:value="370.5" calcext:value-type="float">
            <text:p>370,5</text:p>
          </table:table-cell>
          <table:table-cell table:style-name="ce9" table:formula="of:=([.B30]-[.B29])/[.B29]" office:value-type="percentage" office:value="0.0366536094012312" calcext:value-type="percentage">
            <text:p>3,67%</text:p>
          </table:table-cell>
          <table:table-cell table:style-name="ce10" table:formula="of:=([.C30]-[.C29])/[.C29]" office:value-type="float" office:value="-2.71614078888841" calcext:value-type="float">
            <text:p>-2,7161</text:p>
          </table:table-cell>
          <table:table-cell/>
        </table:table-row>
        <table:table-row table:style-name="ro1">
          <table:table-cell table:style-name="ce2" office:value-type="date" office:date-value="2014-09-01" calcext:value-type="date">
            <text:p>IX-14</text:p>
          </table:table-cell>
          <table:table-cell table:style-name="ce3" office:value-type="float" office:value="369.3" calcext:value-type="float">
            <text:p>369,3</text:p>
          </table:table-cell>
          <table:table-cell table:style-name="ce9" table:formula="of:=([.B31]-[.B30])/[.B30]" office:value-type="percentage" office:value="-0.0032388663967611" calcext:value-type="percentage">
            <text:p>-0,32%</text:p>
          </table:table-cell>
          <table:table-cell table:style-name="ce10" table:formula="of:=([.C31]-[.C30])/[.C30]" office:value-type="float" office:value="-1.08836418703835" calcext:value-type="float">
            <text:p>-1,0884</text:p>
          </table:table-cell>
          <table:table-cell/>
        </table:table-row>
        <table:table-row table:style-name="ro1">
          <table:table-cell table:style-name="ce2" office:value-type="date" office:date-value="2014-12-01" calcext:value-type="date">
            <text:p>XII-14</text:p>
          </table:table-cell>
          <table:table-cell table:style-name="ce3" office:value-type="float" office:value="381.6" calcext:value-type="float">
            <text:p>381,6</text:p>
          </table:table-cell>
          <table:table-cell table:style-name="ce9" table:formula="of:=([.B32]-[.B31])/[.B31]" office:value-type="percentage" office:value="0.0333062550771731" calcext:value-type="percentage">
            <text:p>3,33%</text:p>
          </table:table-cell>
          <table:table-cell table:style-name="ce10" table:formula="of:=([.C32]-[.C31])/[.C31]" office:value-type="float" office:value="-11.2833062550773" calcext:value-type="float">
            <text:p>-11,2833</text:p>
          </table:table-cell>
          <table:table-cell/>
        </table:table-row>
        <table:table-row table:style-name="ro1">
          <table:table-cell table:style-name="ce2" office:value-type="date" office:date-value="2015-03-01" calcext:value-type="date">
            <text:p>III-15</text:p>
          </table:table-cell>
          <table:table-cell table:style-name="ce3" office:value-type="float" office:value="380.1" calcext:value-type="float">
            <text:p>380,1</text:p>
          </table:table-cell>
          <table:table-cell table:style-name="ce9" table:formula="of:=([.B33]-[.B32])/[.B32]" office:value-type="percentage" office:value="-0.00393081761006289" calcext:value-type="percentage">
            <text:p>-0,39%</text:p>
          </table:table-cell>
          <table:table-cell table:style-name="ce10" table:formula="of:=([.C33]-[.C32])/[.C32]" office:value-type="float" office:value="-1.11802040190213" calcext:value-type="float">
            <text:p>-1,1180</text:p>
          </table:table-cell>
          <table:table-cell/>
        </table:table-row>
        <table:table-row table:style-name="ro1">
          <table:table-cell table:style-name="ce2" office:value-type="date" office:date-value="2015-06-01" calcext:value-type="date">
            <text:p>VI-15</text:p>
          </table:table-cell>
          <table:table-cell table:style-name="ce3" office:value-type="float" office:value="371.8" calcext:value-type="float">
            <text:p>371,8</text:p>
          </table:table-cell>
          <table:table-cell table:style-name="ce9" table:formula="of:=([.B34]-[.B33])/[.B33]" office:value-type="percentage" office:value="-0.0218363588529335" calcext:value-type="percentage">
            <text:p>-2,18%</text:p>
          </table:table-cell>
          <table:table-cell table:style-name="ce10" table:formula="of:=([.C34]-[.C33])/[.C33]" office:value-type="float" office:value="4.55516969218627" calcext:value-type="float">
            <text:p>4,5552</text:p>
          </table:table-cell>
          <table:table-cell/>
        </table:table-row>
        <table:table-row table:style-name="ro1">
          <table:table-cell table:style-name="ce2" office:value-type="date" office:date-value="2015-09-01" calcext:value-type="date">
            <text:p>IX-15</text:p>
          </table:table-cell>
          <table:table-cell table:style-name="ce3" office:value-type="float" office:value="312.5" calcext:value-type="float">
            <text:p>312,5</text:p>
          </table:table-cell>
          <table:table-cell table:style-name="ce9" table:formula="of:=([.B35]-[.B34])/[.B34]" office:value-type="percentage" office:value="-0.159494351802044" calcext:value-type="percentage">
            <text:p>-15,95%</text:p>
          </table:table-cell>
          <table:table-cell table:style-name="ce10" table:formula="of:=([.C35]-[.C34])/[.C34]" office:value-type="float" office:value="6.30407266505505" calcext:value-type="float">
            <text:p>6,3041</text:p>
          </table:table-cell>
          <table:table-cell/>
        </table:table-row>
        <table:table-row table:style-name="ro1">
          <table:table-cell table:style-name="ce2" office:value-type="date" office:date-value="2015-12-01" calcext:value-type="date">
            <text:p>XII-15</text:p>
          </table:table-cell>
          <table:table-cell table:style-name="ce3" office:value-type="float" office:value="323.6" calcext:value-type="float">
            <text:p>323,6</text:p>
          </table:table-cell>
          <table:table-cell table:style-name="ce9" table:formula="of:=([.B36]-[.B35])/[.B35]" office:value-type="percentage" office:value="0.0355200000000001" calcext:value-type="percentage">
            <text:p>3,55%</text:p>
          </table:table-cell>
          <table:table-cell table:style-name="ce10" table:formula="of:=([.C36]-[.C35])/[.C35]" office:value-type="float" office:value="-1.22270381112985" calcext:value-type="float">
            <text:p>-1,2227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III-16</text:p>
          </table:table-cell>
          <table:table-cell table:style-name="ce3" office:value-type="float" office:value="318.9" calcext:value-type="float">
            <text:p>318,9</text:p>
          </table:table-cell>
          <table:table-cell table:style-name="ce9" table:formula="of:=([.B37]-[.B36])/[.B36]" office:value-type="percentage" office:value="-0.0145241038318914" calcext:value-type="percentage">
            <text:p>-1,45%</text:p>
          </table:table-cell>
          <table:table-cell table:style-name="ce10" table:formula="of:=([.C37]-[.C36])/[.C36]" office:value-type="float" office:value="-1.40889931959154" calcext:value-type="float">
            <text:p>-1,4089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VI-16</text:p>
          </table:table-cell>
          <table:table-cell table:style-name="ce3" office:value-type="float" office:value="317.3" calcext:value-type="float">
            <text:p>317,3</text:p>
          </table:table-cell>
          <table:table-cell table:style-name="ce9" table:formula="of:=([.B38]-[.B37])/[.B37]" office:value-type="percentage" office:value="-0.00501724678582617" calcext:value-type="percentage">
            <text:p>-0,50%</text:p>
          </table:table-cell>
          <table:table-cell table:style-name="ce10" table:formula="of:=([.C38]-[.C37])/[.C37]" office:value-type="float" office:value="-0.654557221299291" calcext:value-type="float">
            <text:p>-0,6546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IX-16</text:p>
          </table:table-cell>
          <table:table-cell table:style-name="ce3" office:value-type="float" office:value="315.15" calcext:value-type="float">
            <text:p>315,15</text:p>
          </table:table-cell>
          <table:table-cell table:style-name="ce9" table:formula="of:=([.B39]-[.B38])/[.B38]" office:value-type="percentage" office:value="-0.00677592184052957" calcext:value-type="percentage">
            <text:p>-0,68%</text:p>
          </table:table-cell>
          <table:table-cell table:style-name="ce10" table:formula="of:=([.C39]-[.C38])/[.C38]" office:value-type="float" office:value="0.35052592184058" calcext:value-type="float">
            <text:p>0,3505</text:p>
          </table:table-cell>
          <table:table-cell/>
        </table:table-row>
        <table:table-row table:style-name="ro1">
          <table:table-cell table:style-name="ce2" office:value-type="date" office:date-value="2016-12-01" calcext:value-type="date">
            <text:p>XII-16</text:p>
          </table:table-cell>
          <table:table-cell table:style-name="ce3" office:value-type="float" office:value="319.8" calcext:value-type="float">
            <text:p>319,8</text:p>
          </table:table-cell>
          <table:table-cell table:style-name="ce9" table:formula="of:=([.B40]-[.B39])/[.B39]" office:value-type="percentage" office:value="0.0147548786292243" calcext:value-type="percentage">
            <text:p>1,48%</text:p>
          </table:table-cell>
          <table:table-cell table:style-name="ce10" table:formula="of:=([.C40]-[.C39])/[.C39]" office:value-type="float" office:value="-3.17754557630362" calcext:value-type="float">
            <text:p>-3,1775</text:p>
          </table:table-cell>
          <table:table-cell/>
        </table:table-row>
        <table:table-row table:style-name="ro1">
          <table:table-cell table:style-name="ce2" office:value-type="date" office:date-value="2017-03-01" calcext:value-type="date">
            <text:p>III-17</text:p>
          </table:table-cell>
          <table:table-cell table:style-name="ce3" office:value-type="float" office:value="349.35" calcext:value-type="float">
            <text:p>349,35</text:p>
          </table:table-cell>
          <table:table-cell table:style-name="ce9" table:formula="of:=([.B41]-[.B40])/[.B40]" office:value-type="percentage" office:value="0.0924015009380863" calcext:value-type="percentage">
            <text:p>9,24%</text:p>
          </table:table-cell>
          <table:table-cell table:style-name="ce10" table:formula="of:=([.C41]-[.C40])/[.C40]" office:value-type="float" office:value="5.26243720873929" calcext:value-type="float">
            <text:p>5,2624</text:p>
          </table:table-cell>
          <table:table-cell/>
        </table:table-row>
        <table:table-row table:style-name="ro1">
          <table:table-cell table:style-name="ce2" office:value-type="date" office:date-value="2017-06-01" calcext:value-type="date">
            <text:p>VI-17</text:p>
          </table:table-cell>
          <table:table-cell table:style-name="ce3" office:value-type="float" office:value="358.45" calcext:value-type="float">
            <text:p>358,45</text:p>
          </table:table-cell>
          <table:table-cell table:style-name="ce9" table:formula="of:=([.B42]-[.B41])/[.B41]" office:value-type="percentage" office:value="0.0260483755546013" calcext:value-type="percentage">
            <text:p>2,60%</text:p>
          </table:table-cell>
          <table:table-cell table:style-name="ce10" table:formula="of:=([.C42]-[.C41])/[.C41]" office:value-type="float" office:value="-0.718095752881168" calcext:value-type="float">
            <text:p>-0,7181</text:p>
          </table:table-cell>
          <table:table-cell/>
        </table:table-row>
        <table:table-row table:style-name="ro1">
          <table:table-cell table:style-name="ce2" office:value-type="date" office:date-value="2017-09-01" calcext:value-type="date">
            <text:p>IX-17</text:p>
          </table:table-cell>
          <table:table-cell table:style-name="ce3" office:value-type="float" office:value="359.75" calcext:value-type="float">
            <text:p>359,75</text:p>
          </table:table-cell>
          <table:table-cell table:style-name="ce9" table:formula="of:=([.B43]-[.B42])/[.B42]" office:value-type="percentage" office:value="0.00362672618217328" calcext:value-type="percentage">
            <text:p>0,36%</text:p>
          </table:table-cell>
          <table:table-cell table:style-name="ce10" table:formula="of:=([.C43]-[.C42])/[.C42]" office:value-type="float" office:value="-0.860769583325029" calcext:value-type="float">
            <text:p>-0,8608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X" table:style-name="ta2">
        <table:table-column table:style-name="co1" table:number-columns-repeated="5" table:default-cell-style-name="ce8"/>
        <table:table-row table:style-name="ro1">
          <table:table-cell table:style-name="ce11" office:value-type="date" office:date-value="2007-03-01" calcext:value-type="date">
            <text:p>III-07</text:p>
          </table:table-cell>
          <table:table-cell table:style-name="ce15" office:value-type="float" office:value="6969" calcext:value-type="float">
            <text:p>6 969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Indexes</text:p>
          </table:table-cell>
        </table:table-row>
        <table:table-row table:style-name="ro1">
          <table:table-cell table:style-name="ce11" office:value-type="date" office:date-value="2007-06-01" calcext:value-type="date">
            <text:p>VI-07</text:p>
          </table:table-cell>
          <table:table-cell table:style-name="ce15" office:value-type="float" office:value="8078.5" calcext:value-type="float">
            <text:p>8 078,50</text:p>
          </table:table-cell>
          <table:table-cell table:style-name="ce9" table:formula="of:=([.B2]-[.B1])/[.B1]" office:value-type="percentage" office:value="0.159205050939877" calcext:value-type="percentage">
            <text:p>15,92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date" office:date-value="2007-09-01" calcext:value-type="date">
            <text:p>IX-07</text:p>
          </table:table-cell>
          <table:table-cell table:style-name="ce15" office:value-type="float" office:value="7954.5" calcext:value-type="float">
            <text:p>7 954,50</text:p>
          </table:table-cell>
          <table:table-cell table:style-name="ce9" table:formula="of:=([.B3]-[.B2])/[.B2]" office:value-type="percentage" office:value="-0.0153493841678529" calcext:value-type="percentage">
            <text:p>-1,53%</text:p>
          </table:table-cell>
          <table:table-cell table:style-name="ce10" table:formula="of:=([.C3]-[.C2])/[.C2]" office:value-type="float" office:value="-1.09641267081187" calcext:value-type="float">
            <text:p>-1,0964</text:p>
          </table:table-cell>
          <table:table-cell/>
        </table:table-row>
        <table:table-row table:style-name="ro1">
          <table:table-cell table:style-name="ce12" office:value-type="date" office:date-value="2007-12-01" calcext:value-type="date">
            <text:p>XII-07</text:p>
          </table:table-cell>
          <table:table-cell table:style-name="ce16" office:value-type="float" office:value="8144.5" calcext:value-type="float">
            <text:p>8 144,50</text:p>
          </table:table-cell>
          <table:table-cell table:style-name="ce9" table:formula="of:=([.B4]-[.B3])/[.B3]" office:value-type="percentage" office:value="0.0238858507762902" calcext:value-type="percentage">
            <text:p>2,39%</text:p>
          </table:table-cell>
          <table:table-cell table:style-name="ce10" table:formula="of:=([.C4]-[.C3])/[.C3]" office:value-type="float" office:value="-2.55614391529242" calcext:value-type="float">
            <text:p>-2,5561</text:p>
          </table:table-cell>
          <table:table-cell/>
        </table:table-row>
        <table:table-row table:style-name="ro1">
          <table:table-cell table:style-name="ce12" office:value-type="date" office:date-value="2008-03-01" calcext:value-type="date">
            <text:p>III-08</text:p>
          </table:table-cell>
          <table:table-cell table:style-name="ce16" office:value-type="float" office:value="6595.5" calcext:value-type="float">
            <text:p>6 595,50</text:p>
          </table:table-cell>
          <table:table-cell table:style-name="ce9" table:formula="of:=([.B5]-[.B4])/[.B4]" office:value-type="percentage" office:value="-0.190189698569587" calcext:value-type="percentage">
            <text:p>-19,02%</text:p>
          </table:table-cell>
          <table:table-cell table:style-name="ce10" table:formula="of:=([.C5]-[.C4])/[.C4]" office:value-type="float" office:value="-8.96244188037778" calcext:value-type="float">
            <text:p>-8,9624</text:p>
          </table:table-cell>
          <table:table-cell/>
        </table:table-row>
        <table:table-row table:style-name="ro1">
          <table:table-cell table:style-name="ce12" office:value-type="date" office:date-value="2008-06-01" calcext:value-type="date">
            <text:p>VI-08</text:p>
          </table:table-cell>
          <table:table-cell table:style-name="ce16" office:value-type="float" office:value="6480" calcext:value-type="float">
            <text:p>6 480,00</text:p>
          </table:table-cell>
          <table:table-cell table:style-name="ce9" table:formula="of:=([.B6]-[.B5])/[.B5]" office:value-type="percentage" office:value="-0.017511939959063" calcext:value-type="percentage">
            <text:p>-1,75%</text:p>
          </table:table-cell>
          <table:table-cell table:style-name="ce10" table:formula="of:=([.C6]-[.C5])/[.C5]" office:value-type="float" office:value="-0.907923825050621" calcext:value-type="float">
            <text:p>-0,9079</text:p>
          </table:table-cell>
          <table:table-cell/>
        </table:table-row>
        <table:table-row table:style-name="ro1">
          <table:table-cell table:style-name="ce12" office:value-type="date" office:date-value="2008-09-01" calcext:value-type="date">
            <text:p>IX-08</text:p>
          </table:table-cell>
          <table:table-cell table:style-name="ce16" office:value-type="float" office:value="5888" calcext:value-type="float">
            <text:p>5 888,00</text:p>
          </table:table-cell>
          <table:table-cell table:style-name="ce9" table:formula="of:=([.B7]-[.B6])/[.B6]" office:value-type="percentage" office:value="-0.091358024691358" calcext:value-type="percentage">
            <text:p>-9,14%</text:p>
          </table:table-cell>
          <table:table-cell table:style-name="ce10" table:formula="of:=([.C7]-[.C6])/[.C6]" office:value-type="float" office:value="4.21689915023248" calcext:value-type="float">
            <text:p>4,2169</text:p>
          </table:table-cell>
          <table:table-cell/>
        </table:table-row>
        <table:table-row table:style-name="ro1">
          <table:table-cell table:style-name="ce12" office:value-type="date" office:date-value="2008-12-01" calcext:value-type="date">
            <text:p>XII-08</text:p>
          </table:table-cell>
          <table:table-cell table:style-name="ce16" office:value-type="float" office:value="4834.5" calcext:value-type="float">
            <text:p>4 834,50</text:p>
          </table:table-cell>
          <table:table-cell table:style-name="ce9" table:formula="of:=([.B8]-[.B7])/[.B7]" office:value-type="percentage" office:value="-0.178923233695652" calcext:value-type="percentage">
            <text:p>-17,89%</text:p>
          </table:table-cell>
          <table:table-cell table:style-name="ce10" table:formula="of:=([.C8]-[.C7])/[.C7]" office:value-type="float" office:value="0.958484044506463" calcext:value-type="float">
            <text:p>0,9585</text:p>
          </table:table-cell>
          <table:table-cell/>
        </table:table-row>
        <table:table-row table:style-name="ro1">
          <table:table-cell table:style-name="ce12" office:value-type="date" office:date-value="2009-03-01" calcext:value-type="date">
            <text:p>III-09</text:p>
          </table:table-cell>
          <table:table-cell table:style-name="ce16" office:value-type="float" office:value="4102" calcext:value-type="float">
            <text:p>4 102,00</text:p>
          </table:table-cell>
          <table:table-cell table:style-name="ce9" table:formula="of:=([.B9]-[.B8])/[.B8]" office:value-type="percentage" office:value="-0.151515151515152" calcext:value-type="percentage">
            <text:p>-15,15%</text:p>
          </table:table-cell>
          <table:table-cell table:style-name="ce10" table:formula="of:=([.C9]-[.C8])/[.C8]" office:value-type="float" office:value="-0.153183472120349" calcext:value-type="float">
            <text:p>-0,1532</text:p>
          </table:table-cell>
          <table:table-cell/>
        </table:table-row>
        <table:table-row table:style-name="ro1">
          <table:table-cell table:style-name="ce12" office:value-type="date" office:date-value="2009-06-01" calcext:value-type="date">
            <text:p>VI-09</text:p>
          </table:table-cell>
          <table:table-cell table:style-name="ce16" office:value-type="float" office:value="4819.5" calcext:value-type="float">
            <text:p>4 819,50</text:p>
          </table:table-cell>
          <table:table-cell table:style-name="ce9" table:formula="of:=([.B10]-[.B9])/[.B9]" office:value-type="percentage" office:value="0.174914675767918" calcext:value-type="percentage">
            <text:p>17,49%</text:p>
          </table:table-cell>
          <table:table-cell table:style-name="ce10" table:formula="of:=([.C10]-[.C9])/[.C9]" office:value-type="float" office:value="-2.15443686006826" calcext:value-type="float">
            <text:p>-2,1544</text:p>
          </table:table-cell>
          <table:table-cell/>
        </table:table-row>
        <table:table-row table:style-name="ro1">
          <table:table-cell table:style-name="ce12" office:value-type="date" office:date-value="2009-09-01" calcext:value-type="date">
            <text:p>IX-09</text:p>
          </table:table-cell>
          <table:table-cell table:style-name="ce16" office:value-type="float" office:value="5674.5" calcext:value-type="float">
            <text:p>5 674,50</text:p>
          </table:table-cell>
          <table:table-cell table:style-name="ce9" table:formula="of:=([.B11]-[.B10])/[.B10]" office:value-type="percentage" office:value="0.177404295051354" calcext:value-type="percentage">
            <text:p>17,74%</text:p>
          </table:table-cell>
          <table:table-cell table:style-name="ce10" table:formula="of:=([.C11]-[.C10])/[.C10]" office:value-type="float" office:value="0.0142333356106671" calcext:value-type="float">
            <text:p>0,0142</text:p>
          </table:table-cell>
          <table:table-cell/>
        </table:table-row>
        <table:table-row table:style-name="ro1">
          <table:table-cell table:style-name="ce12" office:value-type="date" office:date-value="2009-12-01" calcext:value-type="date">
            <text:p>XII-09</text:p>
          </table:table-cell>
          <table:table-cell table:style-name="ce16" office:value-type="float" office:value="5959.5" calcext:value-type="float">
            <text:p>5 959,50</text:p>
          </table:table-cell>
          <table:table-cell table:style-name="ce9" table:formula="of:=([.B12]-[.B11])/[.B11]" office:value-type="percentage" office:value="0.0502246893999471" calcext:value-type="percentage">
            <text:p>5,02%</text:p>
          </table:table-cell>
          <table:table-cell table:style-name="ce10" table:formula="of:=([.C12]-[.C11])/[.C11]" office:value-type="float" office:value="-0.716891356066614" calcext:value-type="float">
            <text:p>-0,7169</text:p>
          </table:table-cell>
          <table:table-cell/>
        </table:table-row>
        <table:table-row table:style-name="ro1">
          <table:table-cell table:style-name="ce12" office:value-type="date" office:date-value="2010-03-01" calcext:value-type="date">
            <text:p>III-10</text:p>
          </table:table-cell>
          <table:table-cell table:style-name="ce16" office:value-type="float" office:value="6141.5" calcext:value-type="float">
            <text:p>6 141,50</text:p>
          </table:table-cell>
          <table:table-cell table:style-name="ce9" table:formula="of:=([.B13]-[.B12])/[.B12]" office:value-type="percentage" office:value="0.0305394747881534" calcext:value-type="percentage">
            <text:p>3,05%</text:p>
          </table:table-cell>
          <table:table-cell table:style-name="ce10" table:formula="of:=([.C13]-[.C12])/[.C12]" office:value-type="float" office:value="-0.391942983560083" calcext:value-type="float">
            <text:p>-0,3919</text:p>
          </table:table-cell>
          <table:table-cell/>
        </table:table-row>
        <table:table-row table:style-name="ro1">
          <table:table-cell table:style-name="ce12" office:value-type="date" office:date-value="2010-06-01" calcext:value-type="date">
            <text:p>VI-10</text:p>
          </table:table-cell>
          <table:table-cell table:style-name="ce16" office:value-type="float" office:value="5961.5" calcext:value-type="float">
            <text:p>5 961,50</text:p>
          </table:table-cell>
          <table:table-cell table:style-name="ce9" table:formula="of:=([.B14]-[.B13])/[.B13]" office:value-type="percentage" office:value="-0.029308800781568" calcext:value-type="percentage">
            <text:p>-2,93%</text:p>
          </table:table-cell>
          <table:table-cell table:style-name="ce10" table:formula="of:=([.C14]-[.C13])/[.C13]" office:value-type="float" office:value="-1.95970218822942" calcext:value-type="float">
            <text:p>-1,9597</text:p>
          </table:table-cell>
          <table:table-cell/>
        </table:table-row>
        <table:table-row table:style-name="ro1">
          <table:table-cell table:style-name="ce12" office:value-type="date" office:date-value="2010-09-01" calcext:value-type="date">
            <text:p>IX-10</text:p>
          </table:table-cell>
          <table:table-cell table:style-name="ce16" office:value-type="float" office:value="6241" calcext:value-type="float">
            <text:p>6 241,00</text:p>
          </table:table-cell>
          <table:table-cell table:style-name="ce9" table:formula="of:=([.B15]-[.B14])/[.B14]" office:value-type="percentage" office:value="0.0468841734462803" calcext:value-type="percentage">
            <text:p>4,69%</text:p>
          </table:table-cell>
          <table:table-cell table:style-name="ce10" table:formula="of:=([.C15]-[.C14])/[.C14]" office:value-type="float" office:value="-2.59966195122406" calcext:value-type="float">
            <text:p>-2,5997</text:p>
          </table:table-cell>
          <table:table-cell/>
        </table:table-row>
        <table:table-row table:style-name="ro1">
          <table:table-cell table:style-name="ce12" office:value-type="date" office:date-value="2010-12-01" calcext:value-type="date">
            <text:p>XII-10</text:p>
          </table:table-cell>
          <table:table-cell table:style-name="ce16" office:value-type="float" office:value="6927" calcext:value-type="float">
            <text:p>6 927,00</text:p>
          </table:table-cell>
          <table:table-cell table:style-name="ce9" table:formula="of:=([.B16]-[.B15])/[.B15]" office:value-type="percentage" office:value="0.10991828232655" calcext:value-type="percentage">
            <text:p>10,99%</text:p>
          </table:table-cell>
          <table:table-cell table:style-name="ce10" table:formula="of:=([.C16]-[.C15])/[.C15]" office:value-type="float" office:value="1.3444645441493" calcext:value-type="float">
            <text:p>1,3445</text:p>
          </table:table-cell>
          <table:table-cell/>
        </table:table-row>
        <table:table-row table:style-name="ro1">
          <table:table-cell table:style-name="ce12" office:value-type="date" office:date-value="2011-03-01" calcext:value-type="date">
            <text:p>III-11</text:p>
          </table:table-cell>
          <table:table-cell table:style-name="ce16" office:value-type="float" office:value="7078.5" calcext:value-type="float">
            <text:p>7 078,50</text:p>
          </table:table-cell>
          <table:table-cell table:style-name="ce9" table:formula="of:=([.B17]-[.B16])/[.B16]" office:value-type="percentage" office:value="0.0218709398007796" calcext:value-type="percentage">
            <text:p>2,19%</text:p>
          </table:table-cell>
          <table:table-cell table:style-name="ce10" table:formula="of:=([.C17]-[.C16])/[.C16]" office:value-type="float" office:value="-0.801025458751217" calcext:value-type="float">
            <text:p>-0,8010</text:p>
          </table:table-cell>
          <table:table-cell/>
        </table:table-row>
        <table:table-row table:style-name="ro1">
          <table:table-cell table:style-name="ce12" office:value-type="date" office:date-value="2011-06-01" calcext:value-type="date">
            <text:p>VI-11</text:p>
          </table:table-cell>
          <table:table-cell table:style-name="ce16" office:value-type="float" office:value="7391.5" calcext:value-type="float">
            <text:p>7 391,50</text:p>
          </table:table-cell>
          <table:table-cell table:style-name="ce9" table:formula="of:=([.B18]-[.B17])/[.B17]" office:value-type="percentage" office:value="0.0442184078547715" calcext:value-type="percentage">
            <text:p>4,42%</text:p>
          </table:table-cell>
          <table:table-cell table:style-name="ce10" table:formula="of:=([.C18]-[.C17])/[.C17]" office:value-type="float" office:value="1.02178819280529" calcext:value-type="float">
            <text:p>1,0218</text:p>
          </table:table-cell>
          <table:table-cell/>
        </table:table-row>
        <table:table-row table:style-name="ro1">
          <table:table-cell table:style-name="ce12" office:value-type="date" office:date-value="2011-09-01" calcext:value-type="date">
            <text:p>IX-11</text:p>
          </table:table-cell>
          <table:table-cell table:style-name="ce16" office:value-type="float" office:value="5471" calcext:value-type="float">
            <text:p>5 471,00</text:p>
          </table:table-cell>
          <table:table-cell table:style-name="ce9" table:formula="of:=([.B19]-[.B18])/[.B18]" office:value-type="percentage" office:value="-0.259825475208009" calcext:value-type="percentage">
            <text:p>-25,98%</text:p>
          </table:table-cell>
          <table:table-cell table:style-name="ce10" table:formula="of:=([.C19]-[.C18])/[.C18]" office:value-type="float" office:value="-6.87595727239582" calcext:value-type="float">
            <text:p>-6,8760</text:p>
          </table:table-cell>
          <table:table-cell/>
        </table:table-row>
        <table:table-row table:style-name="ro1">
          <table:table-cell table:style-name="ce12" office:value-type="date" office:date-value="2011-12-01" calcext:value-type="date">
            <text:p>XII-11</text:p>
          </table:table-cell>
          <table:table-cell table:style-name="ce16" office:value-type="float" office:value="5900" calcext:value-type="float">
            <text:p>5 900,00</text:p>
          </table:table-cell>
          <table:table-cell table:style-name="ce9" table:formula="of:=([.B20]-[.B19])/[.B19]" office:value-type="percentage" office:value="0.0784134527508682" calcext:value-type="percentage">
            <text:p>7,84%</text:p>
          </table:table-cell>
          <table:table-cell table:style-name="ce10" table:formula="of:=([.C20]-[.C19])/[.C19]" office:value-type="float" office:value="-1.30179278105079" calcext:value-type="float">
            <text:p>-1,3018</text:p>
          </table:table-cell>
          <table:table-cell/>
        </table:table-row>
        <table:table-row table:style-name="ro1">
          <table:table-cell table:style-name="ce12" office:value-type="date" office:date-value="2012-03-01" calcext:value-type="date">
            <text:p>III-12</text:p>
          </table:table-cell>
          <table:table-cell table:style-name="ce16" office:value-type="float" office:value="6961" calcext:value-type="float">
            <text:p>6 961,00</text:p>
          </table:table-cell>
          <table:table-cell table:style-name="ce9" table:formula="of:=([.B21]-[.B20])/[.B20]" office:value-type="percentage" office:value="0.179830508474576" calcext:value-type="percentage">
            <text:p>17,98%</text:p>
          </table:table-cell>
          <table:table-cell table:style-name="ce10" table:formula="of:=([.C21]-[.C20])/[.C20]" office:value-type="float" office:value="1.2933629647189" calcext:value-type="float">
            <text:p>1,2934</text:p>
          </table:table-cell>
          <table:table-cell/>
        </table:table-row>
        <table:table-row table:style-name="ro1">
          <table:table-cell table:style-name="ce12" office:value-type="date" office:date-value="2012-06-01" calcext:value-type="date">
            <text:p>VI-12</text:p>
          </table:table-cell>
          <table:table-cell table:style-name="ce16" office:value-type="float" office:value="6411.5" calcext:value-type="float">
            <text:p>6 411,50</text:p>
          </table:table-cell>
          <table:table-cell table:style-name="ce9" table:formula="of:=([.B22]-[.B21])/[.B21]" office:value-type="percentage" office:value="-0.0789398074989226" calcext:value-type="percentage">
            <text:p>-7,89%</text:p>
          </table:table-cell>
          <table:table-cell table:style-name="ce10" table:formula="of:=([.C22]-[.C21])/[.C21]" office:value-type="float" office:value="-1.43896782680834" calcext:value-type="float">
            <text:p>-1,4390</text:p>
          </table:table-cell>
          <table:table-cell/>
        </table:table-row>
        <table:table-row table:style-name="ro1">
          <table:table-cell table:style-name="ce12" office:value-type="date" office:date-value="2012-09-01" calcext:value-type="date">
            <text:p>IX-12</text:p>
          </table:table-cell>
          <table:table-cell table:style-name="ce16" office:value-type="float" office:value="7238.5" calcext:value-type="float">
            <text:p>7 238,50</text:p>
          </table:table-cell>
          <table:table-cell table:style-name="ce9" table:formula="of:=([.B23]-[.B22])/[.B22]" office:value-type="percentage" office:value="0.128986976526554" calcext:value-type="percentage">
            <text:p>12,90%</text:p>
          </table:table-cell>
          <table:table-cell table:style-name="ce10" table:formula="of:=([.C23]-[.C22])/[.C22]" office:value-type="float" office:value="-2.63399152611709" calcext:value-type="float">
            <text:p>-2,6340</text:p>
          </table:table-cell>
          <table:table-cell/>
        </table:table-row>
        <table:table-row table:style-name="ro1">
          <table:table-cell table:style-name="ce12" office:value-type="date" office:date-value="2012-12-01" calcext:value-type="date">
            <text:p>XII-12</text:p>
          </table:table-cell>
          <table:table-cell table:style-name="ce16" office:value-type="float" office:value="7618.5" calcext:value-type="float">
            <text:p>7 618,50</text:p>
          </table:table-cell>
          <table:table-cell table:style-name="ce9" table:formula="of:=([.B24]-[.B23])/[.B23]" office:value-type="percentage" office:value="0.0524970643089038" calcext:value-type="percentage">
            <text:p>5,25%</text:p>
          </table:table-cell>
          <table:table-cell table:style-name="ce10" table:formula="of:=([.C24]-[.C23])/[.C23]" office:value-type="float" office:value="-0.593004924042882" calcext:value-type="float">
            <text:p>-0,5930</text:p>
          </table:table-cell>
          <table:table-cell/>
        </table:table-row>
        <table:table-row table:style-name="ro1">
          <table:table-cell table:style-name="ce11" office:value-type="date" office:date-value="2013-03-01" calcext:value-type="date">
            <text:p>III-13</text:p>
          </table:table-cell>
          <table:table-cell table:style-name="ce15" office:value-type="float" office:value="7800.5" calcext:value-type="float">
            <text:p>7 800,50</text:p>
          </table:table-cell>
          <table:table-cell table:style-name="ce9" table:formula="of:=([.B25]-[.B24])/[.B24]" office:value-type="percentage" office:value="0.0238892170374746" calcext:value-type="percentage">
            <text:p>2,39%</text:p>
          </table:table-cell>
          <table:table-cell table:style-name="ce10" table:formula="of:=([.C25]-[.C24])/[.C24]" office:value-type="float" office:value="-0.544941848616422" calcext:value-type="float">
            <text:p>-0,5449</text:p>
          </table:table-cell>
          <table:table-cell/>
        </table:table-row>
        <table:table-row table:style-name="ro1">
          <table:table-cell table:style-name="ce11" office:value-type="date" office:date-value="2013-06-01" calcext:value-type="date">
            <text:p>VI-13</text:p>
          </table:table-cell>
          <table:table-cell table:style-name="ce15" office:value-type="float" office:value="7966.5" calcext:value-type="float">
            <text:p>7 966,50</text:p>
          </table:table-cell>
          <table:table-cell table:style-name="ce9" table:formula="of:=([.B26]-[.B25])/[.B25]" office:value-type="percentage" office:value="0.02128068713544" calcext:value-type="percentage">
            <text:p>2,13%</text:p>
          </table:table-cell>
          <table:table-cell table:style-name="ce10" table:formula="of:=([.C26]-[.C25])/[.C25]" office:value-type="float" office:value="-0.109192775047528" calcext:value-type="float">
            <text:p>-0,1092</text:p>
          </table:table-cell>
          <table:table-cell/>
        </table:table-row>
        <table:table-row table:style-name="ro1">
          <table:table-cell table:style-name="ce11" office:value-type="date" office:date-value="2013-09-01" calcext:value-type="date">
            <text:p>IX-13</text:p>
          </table:table-cell>
          <table:table-cell table:style-name="ce15" office:value-type="float" office:value="8589" calcext:value-type="float">
            <text:p>8 589,00</text:p>
          </table:table-cell>
          <table:table-cell table:style-name="ce9" table:formula="of:=([.B27]-[.B26])/[.B26]" office:value-type="percentage" office:value="0.0781397100357748" calcext:value-type="percentage">
            <text:p>7,81%</text:p>
          </table:table-cell>
          <table:table-cell table:style-name="ce10" table:formula="of:=([.C27]-[.C26])/[.C26]" office:value-type="float" office:value="2.67186028996422" calcext:value-type="float">
            <text:p>2,6719</text:p>
          </table:table-cell>
          <table:table-cell/>
        </table:table-row>
        <table:table-row table:style-name="ro1">
          <table:table-cell table:style-name="ce11" office:value-type="date" office:date-value="2013-12-01" calcext:value-type="date">
            <text:p>XII-13</text:p>
          </table:table-cell>
          <table:table-cell table:style-name="ce15" office:value-type="float" office:value="9605.5" calcext:value-type="float">
            <text:p>9 605,50</text:p>
          </table:table-cell>
          <table:table-cell table:style-name="ce9" table:formula="of:=([.B28]-[.B27])/[.B27]" office:value-type="percentage" office:value="0.118349051111887" calcext:value-type="percentage">
            <text:p>11,83%</text:p>
          </table:table-cell>
          <table:table-cell table:style-name="ce10" table:formula="of:=([.C28]-[.C27])/[.C27]" office:value-type="float" office:value="0.514582675795743" calcext:value-type="float">
            <text:p>0,5146</text:p>
          </table:table-cell>
          <table:table-cell/>
        </table:table-row>
        <table:table-row table:style-name="ro1">
          <table:table-cell table:style-name="ce11" office:value-type="date" office:date-value="2014-03-01" calcext:value-type="date">
            <text:p>III-14</text:p>
          </table:table-cell>
          <table:table-cell table:style-name="ce15" office:value-type="float" office:value="9586.5" calcext:value-type="float">
            <text:p>9 586,50</text:p>
          </table:table-cell>
          <table:table-cell table:style-name="ce9" table:formula="of:=([.B29]-[.B28])/[.B28]" office:value-type="percentage" office:value="-0.00197803341835407" calcext:value-type="percentage">
            <text:p>-0,20%</text:p>
          </table:table-cell>
          <table:table-cell table:style-name="ce10" table:formula="of:=([.C29]-[.C28])/[.C28]" office:value-type="float" office:value="-1.01671355536669" calcext:value-type="float">
            <text:p>-1,0167</text:p>
          </table:table-cell>
          <table:table-cell/>
        </table:table-row>
        <table:table-row table:style-name="ro1">
          <table:table-cell table:style-name="ce11" office:value-type="date" office:date-value="2014-06-01" calcext:value-type="date">
            <text:p>VI-14</text:p>
          </table:table-cell>
          <table:table-cell table:style-name="ce15" office:value-type="float" office:value="9859.5" calcext:value-type="float">
            <text:p>9 859,50</text:p>
          </table:table-cell>
          <table:table-cell table:style-name="ce9" table:formula="of:=([.B30]-[.B29])/[.B29]" office:value-type="percentage" office:value="0.0284775465498357" calcext:value-type="percentage">
            <text:p>2,85%</text:p>
          </table:table-cell>
          <table:table-cell table:style-name="ce10" table:formula="of:=([.C30]-[.C29])/[.C29]" office:value-type="float" office:value="-15.3968985991814" calcext:value-type="float">
            <text:p>-15,3969</text:p>
          </table:table-cell>
          <table:table-cell/>
        </table:table-row>
        <table:table-row table:style-name="ro1">
          <table:table-cell table:style-name="ce11" office:value-type="date" office:date-value="2014-09-01" calcext:value-type="date">
            <text:p>IX-14</text:p>
          </table:table-cell>
          <table:table-cell table:style-name="ce15" office:value-type="float" office:value="9490.5" calcext:value-type="float">
            <text:p>9 490,50</text:p>
          </table:table-cell>
          <table:table-cell table:style-name="ce9" table:formula="of:=([.B31]-[.B30])/[.B30]" office:value-type="percentage" office:value="-0.0374258329529895" calcext:value-type="percentage">
            <text:p>-3,74%</text:p>
          </table:table-cell>
          <table:table-cell table:style-name="ce10" table:formula="of:=([.C31]-[.C30])/[.C30]" office:value-type="float" office:value="-2.31422251869536" calcext:value-type="float">
            <text:p>-2,3142</text:p>
          </table:table-cell>
          <table:table-cell/>
        </table:table-row>
        <table:table-row table:style-name="ro1">
          <table:table-cell table:style-name="ce11" office:value-type="date" office:date-value="2014-12-01" calcext:value-type="date">
            <text:p>XII-14</text:p>
          </table:table-cell>
          <table:table-cell table:style-name="ce15" office:value-type="float" office:value="9843.5" calcext:value-type="float">
            <text:p>9 843,50</text:p>
          </table:table-cell>
          <table:table-cell table:style-name="ce9" table:formula="of:=([.B32]-[.B31])/[.B31]" office:value-type="percentage" office:value="0.0371950898266688" calcext:value-type="percentage">
            <text:p>3,72%</text:p>
          </table:table-cell>
          <table:table-cell table:style-name="ce10" table:formula="of:=([.C32]-[.C31])/[.C31]" office:value-type="float" office:value="-1.99383465622233" calcext:value-type="float">
            <text:p>-1,9938</text:p>
          </table:table-cell>
          <table:table-cell/>
        </table:table-row>
        <table:table-row table:style-name="ro1">
          <table:table-cell table:style-name="ce11" office:value-type="date" office:date-value="2015-03-01" calcext:value-type="date">
            <text:p>III-15</text:p>
          </table:table-cell>
          <table:table-cell table:style-name="ce15" office:value-type="float" office:value="12010.5" calcext:value-type="float">
            <text:p>12 010,50</text:p>
          </table:table-cell>
          <table:table-cell table:style-name="ce9" table:formula="of:=([.B33]-[.B32])/[.B32]" office:value-type="percentage" office:value="0.220145273530756" calcext:value-type="percentage">
            <text:p>22,01%</text:p>
          </table:table-cell>
          <table:table-cell table:style-name="ce10" table:formula="of:=([.C33]-[.C32])/[.C32]" office:value-type="float" office:value="4.91866492476953" calcext:value-type="float">
            <text:p>4,9187</text:p>
          </table:table-cell>
          <table:table-cell/>
        </table:table-row>
        <table:table-row table:style-name="ro1">
          <table:table-cell table:style-name="ce11" office:value-type="date" office:date-value="2015-06-01" calcext:value-type="date">
            <text:p>VI-15</text:p>
          </table:table-cell>
          <table:table-cell table:style-name="ce15" office:value-type="float" office:value="11001.5" calcext:value-type="float">
            <text:p>11 001,50</text:p>
          </table:table-cell>
          <table:table-cell table:style-name="ce9" table:formula="of:=([.B34]-[.B33])/[.B33]" office:value-type="percentage" office:value="-0.0840098247366887" calcext:value-type="percentage">
            <text:p>-8,40%</text:p>
          </table:table-cell>
          <table:table-cell table:style-name="ce10" table:formula="of:=([.C34]-[.C33])/[.C33]" office:value-type="float" office:value="-1.38161084900581" calcext:value-type="float">
            <text:p>-1,3816</text:p>
          </table:table-cell>
          <table:table-cell/>
        </table:table-row>
        <table:table-row table:style-name="ro1">
          <table:table-cell table:style-name="ce11" office:value-type="date" office:date-value="2015-09-01" calcext:value-type="date">
            <text:p>IX-15</text:p>
          </table:table-cell>
          <table:table-cell table:style-name="ce15" office:value-type="float" office:value="9659.5" calcext:value-type="float">
            <text:p>9 659,50</text:p>
          </table:table-cell>
          <table:table-cell table:style-name="ce9" table:formula="of:=([.B35]-[.B34])/[.B34]" office:value-type="percentage" office:value="-0.121983365904649" calcext:value-type="percentage">
            <text:p>-12,20%</text:p>
          </table:table-cell>
          <table:table-cell table:style-name="ce10" table:formula="of:=([.C35]-[.C34])/[.C34]" office:value-type="float" office:value="0.452013098312974" calcext:value-type="float">
            <text:p>0,4520</text:p>
          </table:table-cell>
          <table:table-cell/>
        </table:table-row>
        <table:table-row table:style-name="ro1">
          <table:table-cell table:style-name="ce11" office:value-type="date" office:date-value="2015-12-01" calcext:value-type="date">
            <text:p>XII-15</text:p>
          </table:table-cell>
          <table:table-cell table:style-name="ce15" office:value-type="float" office:value="10772" calcext:value-type="float">
            <text:p>10 772,00</text:p>
          </table:table-cell>
          <table:table-cell table:style-name="ce9" table:formula="of:=([.B36]-[.B35])/[.B35]" office:value-type="percentage" office:value="0.115171592732543" calcext:value-type="percentage">
            <text:p>11,52%</text:p>
          </table:table-cell>
          <table:table-cell table:style-name="ce10" table:formula="of:=([.C36]-[.C35])/[.C35]" office:value-type="float" office:value="-1.94415817991585" calcext:value-type="float">
            <text:p>-1,9442</text:p>
          </table:table-cell>
          <table:table-cell/>
        </table:table-row>
        <table:table-row table:style-name="ro1">
          <table:table-cell table:style-name="ce11" office:value-type="date" office:date-value="2016-03-01" calcext:value-type="date">
            <text:p>III-16</text:p>
          </table:table-cell>
          <table:table-cell table:style-name="ce15" office:value-type="float" office:value="10000" calcext:value-type="float">
            <text:p>10 000,00</text:p>
          </table:table-cell>
          <table:table-cell table:style-name="ce9" table:formula="of:=([.B37]-[.B36])/[.B36]" office:value-type="percentage" office:value="-0.071667285555143" calcext:value-type="percentage">
            <text:p>-7,17%</text:p>
          </table:table-cell>
          <table:table-cell table:style-name="ce10" table:formula="of:=([.C37]-[.C36])/[.C36]" office:value-type="float" office:value="-1.62226529871452" calcext:value-type="float">
            <text:p>-1,6223</text:p>
          </table:table-cell>
          <table:table-cell/>
        </table:table-row>
        <table:table-row table:style-name="ro1">
          <table:table-cell table:style-name="ce11" office:value-type="date" office:date-value="2016-06-01" calcext:value-type="date">
            <text:p>VI-16</text:p>
          </table:table-cell>
          <table:table-cell table:style-name="ce15" office:value-type="float" office:value="9668.5" calcext:value-type="float">
            <text:p>9 668,50</text:p>
          </table:table-cell>
          <table:table-cell table:style-name="ce9" table:formula="of:=([.B38]-[.B37])/[.B37]" office:value-type="percentage" office:value="-0.03315" calcext:value-type="percentage">
            <text:p>-3,32%</text:p>
          </table:table-cell>
          <table:table-cell table:style-name="ce10" table:formula="of:=([.C38]-[.C37])/[.C37]" office:value-type="float" office:value="-0.53744585492228" calcext:value-type="float">
            <text:p>-0,5374</text:p>
          </table:table-cell>
          <table:table-cell/>
        </table:table-row>
        <table:table-row table:style-name="ro1">
          <table:table-cell table:style-name="ce11" office:value-type="date" office:date-value="2016-09-01" calcext:value-type="date">
            <text:p>IX-16</text:p>
          </table:table-cell>
          <table:table-cell table:style-name="ce15" office:value-type="float" office:value="10512.5" calcext:value-type="float">
            <text:p>10 512,50</text:p>
          </table:table-cell>
          <table:table-cell table:style-name="ce9" table:formula="of:=([.B39]-[.B38])/[.B38]" office:value-type="percentage" office:value="0.0872937891089621" calcext:value-type="percentage">
            <text:p>8,73%</text:p>
          </table:table-cell>
          <table:table-cell table:style-name="ce10" table:formula="of:=([.C39]-[.C38])/[.C38]" office:value-type="float" office:value="-3.63329680570021" calcext:value-type="float">
            <text:p>-3,6333</text:p>
          </table:table-cell>
          <table:table-cell/>
        </table:table-row>
        <table:table-row table:style-name="ro1">
          <table:table-cell table:style-name="ce11" office:value-type="date" office:date-value="2016-12-01" calcext:value-type="date">
            <text:p>XII-16</text:p>
          </table:table-cell>
          <table:table-cell table:style-name="ce15" office:value-type="float" office:value="11465" calcext:value-type="float">
            <text:p>11 465,00</text:p>
          </table:table-cell>
          <table:table-cell table:style-name="ce9" table:formula="of:=([.B40]-[.B39])/[.B39]" office:value-type="percentage" office:value="0.0906064209274673" calcext:value-type="percentage">
            <text:p>9,06%</text:p>
          </table:table-cell>
          <table:table-cell table:style-name="ce10" table:formula="of:=([.C40]-[.C39])/[.C39]" office:value-type="float" office:value="0.0379480814422009" calcext:value-type="float">
            <text:p>0,0379</text:p>
          </table:table-cell>
          <table:table-cell/>
        </table:table-row>
        <table:table-row table:style-name="ro1">
          <table:table-cell table:style-name="ce11" office:value-type="date" office:date-value="2017-03-01" calcext:value-type="date">
            <text:p>III-17</text:p>
          </table:table-cell>
          <table:table-cell table:style-name="ce15" office:value-type="float" office:value="12329.5" calcext:value-type="float">
            <text:p>12 329,50</text:p>
          </table:table-cell>
          <table:table-cell table:style-name="ce9" table:formula="of:=([.B41]-[.B40])/[.B40]" office:value-type="percentage" office:value="0.0754034016572176" calcext:value-type="percentage">
            <text:p>7,54%</text:p>
          </table:table-cell>
          <table:table-cell table:style-name="ce10" table:formula="of:=([.C41]-[.C40])/[.C40]" office:value-type="float" office:value="-0.167791853100787" calcext:value-type="float">
            <text:p>-0,1678</text:p>
          </table:table-cell>
          <table:table-cell/>
        </table:table-row>
        <table:table-row table:style-name="ro1">
          <table:table-cell table:style-name="ce11" office:value-type="date" office:date-value="2017-06-01" calcext:value-type="date">
            <text:p>VI-17</text:p>
          </table:table-cell>
          <table:table-cell table:style-name="ce15" office:value-type="float" office:value="12320" calcext:value-type="float">
            <text:p>12 320,00</text:p>
          </table:table-cell>
          <table:table-cell table:style-name="ce9" table:formula="of:=([.B42]-[.B41])/[.B41]" office:value-type="percentage" office:value="-0.000770509753031348" calcext:value-type="percentage">
            <text:p>-0,08%</text:p>
          </table:table-cell>
          <table:table-cell table:style-name="ce10" table:formula="of:=([.C42]-[.C41])/[.C41]" office:value-type="float" office:value="-1.01021850123598" calcext:value-type="float">
            <text:p>-1,0102</text:p>
          </table:table-cell>
          <table:table-cell/>
        </table:table-row>
        <table:table-row table:style-name="ro1">
          <table:table-cell table:style-name="ce11" office:value-type="date" office:date-value="2017-09-01" calcext:value-type="date">
            <text:p>IX-17</text:p>
          </table:table-cell>
          <table:table-cell table:style-name="ce15" office:value-type="float" office:value="12798" calcext:value-type="float">
            <text:p>12 798,00</text:p>
          </table:table-cell>
          <table:table-cell table:style-name="ce9" table:formula="of:=([.B43]-[.B42])/[.B42]" office:value-type="percentage" office:value="0.0387987012987013" calcext:value-type="percentage">
            <text:p>3,88%</text:p>
          </table:table-cell>
          <table:table-cell table:style-name="ce10" table:formula="of:=([.C43]-[.C42])/[.C42]" office:value-type="float" office:value="-51.3545881749829" calcext:value-type="float">
            <text:p>-51,3546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IG20" table:style-name="ta3">
        <table:table-column table:style-name="co1" table:number-columns-repeated="5" table:default-cell-style-name="ce8"/>
        <table:table-row table:style-name="ro1">
          <table:table-cell table:style-name="ce2" office:value-type="date" office:date-value="2007-03-01" calcext:value-type="date">
            <text:p>III-07</text:p>
          </table:table-cell>
          <table:table-cell table:style-name="ce7" office:value-type="float" office:value="3492" calcext:value-type="float">
            <text:p>3 492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A</text:p>
          </table:table-cell>
        </table:table-row>
        <table:table-row table:style-name="ro1">
          <table:table-cell table:style-name="ce2" office:value-type="date" office:date-value="2007-06-01" calcext:value-type="date">
            <text:p>VI-07</text:p>
          </table:table-cell>
          <table:table-cell table:style-name="ce7" office:value-type="float" office:value="3761" calcext:value-type="float">
            <text:p>3 761,00</text:p>
          </table:table-cell>
          <table:table-cell table:style-name="ce9" table:formula="of:=([.B2]-[.B1])/[.B1]" office:value-type="percentage" office:value="0.0770332187857961" calcext:value-type="percentage">
            <text:p>7,70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07-09-01" calcext:value-type="date">
            <text:p>IX-07</text:p>
          </table:table-cell>
          <table:table-cell table:style-name="ce7" office:value-type="float" office:value="3634" calcext:value-type="float">
            <text:p>3 634,00</text:p>
          </table:table-cell>
          <table:table-cell table:style-name="ce9" table:formula="of:=([.B3]-[.B2])/[.B2]" office:value-type="percentage" office:value="-0.0337676149960117" calcext:value-type="percentage">
            <text:p>-3,38%</text:p>
          </table:table-cell>
          <table:table-cell table:style-name="ce10" table:formula="of:=([.C3]-[.C2])/[.C2]" office:value-type="float" office:value="-1.43835134411179" calcext:value-type="float">
            <text:p>-1,4384</text:p>
          </table:table-cell>
          <table:table-cell/>
        </table:table-row>
        <table:table-row table:style-name="ro1">
          <table:table-cell table:style-name="ce17" office:value-type="date" office:date-value="2007-12-01" calcext:value-type="date">
            <text:p>XII-07</text:p>
          </table:table-cell>
          <table:table-cell table:style-name="ce19" office:value-type="float" office:value="3480" calcext:value-type="float">
            <text:p>3 480,00</text:p>
          </table:table-cell>
          <table:table-cell table:style-name="ce9" table:formula="of:=([.B4]-[.B3])/[.B3]" office:value-type="percentage" office:value="-0.0423775454045129" calcext:value-type="percentage">
            <text:p>-4,24%</text:p>
          </table:table-cell>
          <table:table-cell table:style-name="ce10" table:formula="of:=([.C4]-[.C3])/[.C3]" office:value-type="float" office:value="0.254975970601363" calcext:value-type="float">
            <text:p>0,2550</text:p>
          </table:table-cell>
          <table:table-cell/>
        </table:table-row>
        <table:table-row table:style-name="ro1">
          <table:table-cell table:style-name="ce17" office:value-type="date" office:date-value="2008-03-01" calcext:value-type="date">
            <text:p>III-08</text:p>
          </table:table-cell>
          <table:table-cell table:style-name="ce19" office:value-type="float" office:value="2999" calcext:value-type="float">
            <text:p>2 999,00</text:p>
          </table:table-cell>
          <table:table-cell table:style-name="ce9" table:formula="of:=([.B5]-[.B4])/[.B4]" office:value-type="percentage" office:value="-0.138218390804598" calcext:value-type="percentage">
            <text:p>-13,82%</text:p>
          </table:table-cell>
          <table:table-cell table:style-name="ce10" table:formula="of:=([.C5]-[.C4])/[.C4]" office:value-type="float" office:value="2.26159501418122" calcext:value-type="float">
            <text:p>2,2616</text:p>
          </table:table-cell>
          <table:table-cell/>
        </table:table-row>
        <table:table-row table:style-name="ro1">
          <table:table-cell table:style-name="ce17" office:value-type="date" office:date-value="2008-06-01" calcext:value-type="date">
            <text:p>VI-08</text:p>
          </table:table-cell>
          <table:table-cell table:style-name="ce19" office:value-type="float" office:value="2573" calcext:value-type="float">
            <text:p>2 573,00</text:p>
          </table:table-cell>
          <table:table-cell table:style-name="ce9" table:formula="of:=([.B6]-[.B5])/[.B5]" office:value-type="percentage" office:value="-0.142047349116372" calcext:value-type="percentage">
            <text:p>-14,20%</text:p>
          </table:table-cell>
          <table:table-cell table:style-name="ce10" table:formula="of:=([.C6]-[.C5])/[.C5]" office:value-type="float" office:value="0.0277022347712579" calcext:value-type="float">
            <text:p>0,0277</text:p>
          </table:table-cell>
          <table:table-cell/>
        </table:table-row>
        <table:table-row table:style-name="ro1">
          <table:table-cell table:style-name="ce17" office:value-type="date" office:date-value="2008-09-01" calcext:value-type="date">
            <text:p>IX-08</text:p>
          </table:table-cell>
          <table:table-cell table:style-name="ce19" office:value-type="float" office:value="2412" calcext:value-type="float">
            <text:p>2 412,00</text:p>
          </table:table-cell>
          <table:table-cell table:style-name="ce9" table:formula="of:=([.B7]-[.B6])/[.B6]" office:value-type="percentage" office:value="-0.0625728721336961" calcext:value-type="percentage">
            <text:p>-6,26%</text:p>
          </table:table-cell>
          <table:table-cell table:style-name="ce10" table:formula="of:=([.C7]-[.C6])/[.C6]" office:value-type="float" office:value="-0.559492855565834" calcext:value-type="float">
            <text:p>-0,5595</text:p>
          </table:table-cell>
          <table:table-cell/>
        </table:table-row>
        <table:table-row table:style-name="ro1">
          <table:table-cell table:style-name="ce17" office:value-type="date" office:date-value="2008-12-01" calcext:value-type="date">
            <text:p>XII-08</text:p>
          </table:table-cell>
          <table:table-cell table:style-name="ce19" office:value-type="float" office:value="1780" calcext:value-type="float">
            <text:p>1 780,00</text:p>
          </table:table-cell>
          <table:table-cell table:style-name="ce9" table:formula="of:=([.B8]-[.B7])/[.B7]" office:value-type="percentage" office:value="-0.262023217247098" calcext:value-type="percentage">
            <text:p>-26,20%</text:p>
          </table:table-cell>
          <table:table-cell table:style-name="ce10" table:formula="of:=([.C8]-[.C7])/[.C7]" office:value-type="float" office:value="3.18748905575641" calcext:value-type="float">
            <text:p>3,1875</text:p>
          </table:table-cell>
          <table:table-cell/>
        </table:table-row>
        <table:table-row table:style-name="ro1">
          <table:table-cell table:style-name="ce17" office:value-type="date" office:date-value="2009-03-01" calcext:value-type="date">
            <text:p>III-09</text:p>
          </table:table-cell>
          <table:table-cell table:style-name="ce19" office:value-type="float" office:value="1519" calcext:value-type="float">
            <text:p>1 519,00</text:p>
          </table:table-cell>
          <table:table-cell table:style-name="ce9" table:formula="of:=([.B9]-[.B8])/[.B8]" office:value-type="percentage" office:value="-0.146629213483146" calcext:value-type="percentage">
            <text:p>-14,66%</text:p>
          </table:table-cell>
          <table:table-cell table:style-name="ce10" table:formula="of:=([.C9]-[.C8])/[.C8]" office:value-type="float" office:value="-0.44039610297255" calcext:value-type="float">
            <text:p>-0,4404</text:p>
          </table:table-cell>
          <table:table-cell/>
        </table:table-row>
        <table:table-row table:style-name="ro1">
          <table:table-cell table:style-name="ce17" office:value-type="date" office:date-value="2009-06-01" calcext:value-type="date">
            <text:p>VI-09</text:p>
          </table:table-cell>
          <table:table-cell table:style-name="ce19" office:value-type="float" office:value="1845" calcext:value-type="float">
            <text:p>1 845,00</text:p>
          </table:table-cell>
          <table:table-cell table:style-name="ce9" table:formula="of:=([.B10]-[.B9])/[.B9]" office:value-type="percentage" office:value="0.214614878209348" calcext:value-type="percentage">
            <text:p>21,46%</text:p>
          </table:table-cell>
          <table:table-cell table:style-name="ce10" table:formula="of:=([.C10]-[.C9])/[.C9]" office:value-type="float" office:value="-2.46365702380322" calcext:value-type="float">
            <text:p>-2,4637</text:p>
          </table:table-cell>
          <table:table-cell/>
        </table:table-row>
        <table:table-row table:style-name="ro1">
          <table:table-cell table:style-name="ce17" office:value-type="date" office:date-value="2009-09-01" calcext:value-type="date">
            <text:p>IX-09</text:p>
          </table:table-cell>
          <table:table-cell table:style-name="ce19" office:value-type="float" office:value="2225" calcext:value-type="float">
            <text:p>2 225,00</text:p>
          </table:table-cell>
          <table:table-cell table:style-name="ce9" table:formula="of:=([.B11]-[.B10])/[.B10]" office:value-type="percentage" office:value="0.205962059620596" calcext:value-type="percentage">
            <text:p>20,60%</text:p>
          </table:table-cell>
          <table:table-cell table:style-name="ce10" table:formula="of:=([.C11]-[.C10])/[.C10]" office:value-type="float" office:value="-0.040317887841455" calcext:value-type="float">
            <text:p>-0,0403</text:p>
          </table:table-cell>
          <table:table-cell/>
        </table:table-row>
        <table:table-row table:style-name="ro1">
          <table:table-cell table:style-name="ce17" office:value-type="date" office:date-value="2009-12-01" calcext:value-type="date">
            <text:p>XII-09</text:p>
          </table:table-cell>
          <table:table-cell table:style-name="ce19" office:value-type="float" office:value="2422" calcext:value-type="float">
            <text:p>2 422,00</text:p>
          </table:table-cell>
          <table:table-cell table:style-name="ce9" table:formula="of:=([.B12]-[.B11])/[.B11]" office:value-type="percentage" office:value="0.0885393258426966" calcext:value-type="percentage">
            <text:p>8,85%</text:p>
          </table:table-cell>
          <table:table-cell table:style-name="ce10" table:formula="of:=([.C12]-[.C11])/[.C11]" office:value-type="float" office:value="-0.570118273211118" calcext:value-type="float">
            <text:p>-0,5701</text:p>
          </table:table-cell>
          <table:table-cell/>
        </table:table-row>
        <table:table-row table:style-name="ro1">
          <table:table-cell table:style-name="ce17" office:value-type="date" office:date-value="2010-03-01" calcext:value-type="date">
            <text:p>III-10</text:p>
          </table:table-cell>
          <table:table-cell table:style-name="ce19" office:value-type="float" office:value="2495" calcext:value-type="float">
            <text:p>2 495,00</text:p>
          </table:table-cell>
          <table:table-cell table:style-name="ce9" table:formula="of:=([.B13]-[.B12])/[.B12]" office:value-type="percentage" office:value="0.0301403798513625" calcext:value-type="percentage">
            <text:p>3,01%</text:p>
          </table:table-cell>
          <table:table-cell table:style-name="ce10" table:formula="of:=([.C13]-[.C12])/[.C12]" office:value-type="float" office:value="-0.659582004216845" calcext:value-type="float">
            <text:p>-0,6596</text:p>
          </table:table-cell>
          <table:table-cell/>
        </table:table-row>
        <table:table-row table:style-name="ro1">
          <table:table-cell table:style-name="ce17" office:value-type="date" office:date-value="2010-06-01" calcext:value-type="date">
            <text:p>VI-10</text:p>
          </table:table-cell>
          <table:table-cell table:style-name="ce19" office:value-type="float" office:value="2278" calcext:value-type="float">
            <text:p>2 278,00</text:p>
          </table:table-cell>
          <table:table-cell table:style-name="ce9" table:formula="of:=([.B14]-[.B13])/[.B13]" office:value-type="percentage" office:value="-0.0869739478957916" calcext:value-type="percentage">
            <text:p>-8,70%</text:p>
          </table:table-cell>
          <table:table-cell table:style-name="ce10" table:formula="of:=([.C14]-[.C13])/[.C13]" office:value-type="float" office:value="-3.88562879183024" calcext:value-type="float">
            <text:p>-3,8856</text:p>
          </table:table-cell>
          <table:table-cell/>
        </table:table-row>
        <table:table-row table:style-name="ro1">
          <table:table-cell table:style-name="ce17" office:value-type="date" office:date-value="2010-09-01" calcext:value-type="date">
            <text:p>IX-10</text:p>
          </table:table-cell>
          <table:table-cell table:style-name="ce19" office:value-type="float" office:value="2617" calcext:value-type="float">
            <text:p>2 617,00</text:p>
          </table:table-cell>
          <table:table-cell table:style-name="ce9" table:formula="of:=([.B15]-[.B14])/[.B14]" office:value-type="percentage" office:value="0.148814749780509" calcext:value-type="percentage">
            <text:p>14,88%</text:p>
          </table:table-cell>
          <table:table-cell table:style-name="ce10" table:formula="of:=([.C15]-[.C14])/[.C14]" office:value-type="float" office:value="-2.71102673134733" calcext:value-type="float">
            <text:p>-2,7110</text:p>
          </table:table-cell>
          <table:table-cell/>
        </table:table-row>
        <table:table-row table:style-name="ro1">
          <table:table-cell table:style-name="ce17" office:value-type="date" office:date-value="2010-12-01" calcext:value-type="date">
            <text:p>XII-10</text:p>
          </table:table-cell>
          <table:table-cell table:style-name="ce19" office:value-type="float" office:value="2765" calcext:value-type="float">
            <text:p>2 765,00</text:p>
          </table:table-cell>
          <table:table-cell table:style-name="ce9" table:formula="of:=([.B16]-[.B15])/[.B15]" office:value-type="percentage" office:value="0.0565533053114253" calcext:value-type="percentage">
            <text:p>5,66%</text:p>
          </table:table-cell>
          <table:table-cell table:style-name="ce10" table:formula="of:=([.C16]-[.C15])/[.C15]" office:value-type="float" office:value="-0.61997513421998" calcext:value-type="float">
            <text:p>-0,6200</text:p>
          </table:table-cell>
          <table:table-cell/>
        </table:table-row>
        <table:table-row table:style-name="ro1">
          <table:table-cell table:style-name="ce17" office:value-type="date" office:date-value="2011-03-01" calcext:value-type="date">
            <text:p>III-11</text:p>
          </table:table-cell>
          <table:table-cell table:style-name="ce19" office:value-type="float" office:value="2827" calcext:value-type="float">
            <text:p>2 827,00</text:p>
          </table:table-cell>
          <table:table-cell table:style-name="ce9" table:formula="of:=([.B17]-[.B16])/[.B16]" office:value-type="percentage" office:value="0.0224231464737794" calcext:value-type="percentage">
            <text:p>2,24%</text:p>
          </table:table-cell>
          <table:table-cell table:style-name="ce10" table:formula="of:=([.C17]-[.C16])/[.C16]" office:value-type="float" office:value="-0.60350422755486" calcext:value-type="float">
            <text:p>-0,6035</text:p>
          </table:table-cell>
          <table:table-cell/>
        </table:table-row>
        <table:table-row table:style-name="ro1">
          <table:table-cell table:style-name="ce17" office:value-type="date" office:date-value="2011-06-01" calcext:value-type="date">
            <text:p>VI-11</text:p>
          </table:table-cell>
          <table:table-cell table:style-name="ce19" office:value-type="float" office:value="2778" calcext:value-type="float">
            <text:p>2 778,00</text:p>
          </table:table-cell>
          <table:table-cell table:style-name="ce9" table:formula="of:=([.B18]-[.B17])/[.B17]" office:value-type="percentage" office:value="-0.0173328616908383" calcext:value-type="percentage">
            <text:p>-1,73%</text:p>
          </table:table-cell>
          <table:table-cell table:style-name="ce10" table:formula="of:=([.C18]-[.C17])/[.C17]" office:value-type="float" office:value="-1.77298971895432" calcext:value-type="float">
            <text:p>-1,7730</text:p>
          </table:table-cell>
          <table:table-cell/>
        </table:table-row>
        <table:table-row table:style-name="ro1">
          <table:table-cell table:style-name="ce17" office:value-type="date" office:date-value="2011-09-01" calcext:value-type="date">
            <text:p>IX-11</text:p>
          </table:table-cell>
          <table:table-cell table:style-name="ce19" office:value-type="float" office:value="2192" calcext:value-type="float">
            <text:p>2 192,00</text:p>
          </table:table-cell>
          <table:table-cell table:style-name="ce9" table:formula="of:=([.B19]-[.B18])/[.B18]" office:value-type="percentage" office:value="-0.210943124550036" calcext:value-type="percentage">
            <text:p>-21,09%</text:p>
          </table:table-cell>
          <table:table-cell table:style-name="ce10" table:formula="of:=([.C19]-[.C18])/[.C18]" office:value-type="float" office:value="11.1701267980194" calcext:value-type="float">
            <text:p>11,1701</text:p>
          </table:table-cell>
          <table:table-cell/>
        </table:table-row>
        <table:table-row table:style-name="ro1">
          <table:table-cell table:style-name="ce17" office:value-type="date" office:date-value="2011-12-01" calcext:value-type="date">
            <text:p>XII-11</text:p>
          </table:table-cell>
          <table:table-cell table:style-name="ce19" office:value-type="float" office:value="2161" calcext:value-type="float">
            <text:p>2 161,00</text:p>
          </table:table-cell>
          <table:table-cell table:style-name="ce9" table:formula="of:=([.B20]-[.B19])/[.B19]" office:value-type="percentage" office:value="-0.0141423357664234" calcext:value-type="percentage">
            <text:p>-1,41%</text:p>
          </table:table-cell>
          <table:table-cell table:style-name="ce10" table:formula="of:=([.C20]-[.C19])/[.C19]" office:value-type="float" office:value="-0.932956640342792" calcext:value-type="float">
            <text:p>-0,9330</text:p>
          </table:table-cell>
          <table:table-cell/>
        </table:table-row>
        <table:table-row table:style-name="ro1">
          <table:table-cell table:style-name="ce17" office:value-type="date" office:date-value="2012-03-01" calcext:value-type="date">
            <text:p>III-12</text:p>
          </table:table-cell>
          <table:table-cell table:style-name="ce19" office:value-type="float" office:value="2282" calcext:value-type="float">
            <text:p>2 282,00</text:p>
          </table:table-cell>
          <table:table-cell table:style-name="ce9" table:formula="of:=([.B21]-[.B20])/[.B20]" office:value-type="percentage" office:value="0.0559925960203609" calcext:value-type="percentage">
            <text:p>5,60%</text:p>
          </table:table-cell>
          <table:table-cell table:style-name="ce10" table:formula="of:=([.C21]-[.C20])/[.C20]" office:value-type="float" office:value="-4.95921840247197" calcext:value-type="float">
            <text:p>-4,9592</text:p>
          </table:table-cell>
          <table:table-cell/>
        </table:table-row>
        <table:table-row table:style-name="ro1">
          <table:table-cell table:style-name="ce17" office:value-type="date" office:date-value="2012-06-01" calcext:value-type="date">
            <text:p>VI-12</text:p>
          </table:table-cell>
          <table:table-cell table:style-name="ce19" office:value-type="float" office:value="2203" calcext:value-type="float">
            <text:p>2 203,00</text:p>
          </table:table-cell>
          <table:table-cell table:style-name="ce9" table:formula="of:=([.B22]-[.B21])/[.B21]" office:value-type="percentage" office:value="-0.0346187554776512" calcext:value-type="percentage">
            <text:p>-3,46%</text:p>
          </table:table-cell>
          <table:table-cell table:style-name="ce10" table:formula="of:=([.C22]-[.C21])/[.C21]" office:value-type="float" office:value="-1.61827380650582" calcext:value-type="float">
            <text:p>-1,6183</text:p>
          </table:table-cell>
          <table:table-cell/>
        </table:table-row>
        <table:table-row table:style-name="ro1">
          <table:table-cell table:style-name="ce17" office:value-type="date" office:date-value="2012-09-01" calcext:value-type="date">
            <text:p>IX-12</text:p>
          </table:table-cell>
          <table:table-cell table:style-name="ce19" office:value-type="float" office:value="2392" calcext:value-type="float">
            <text:p>2 392,00</text:p>
          </table:table-cell>
          <table:table-cell table:style-name="ce9" table:formula="of:=([.B23]-[.B22])/[.B22]" office:value-type="percentage" office:value="0.0857921016795279" calcext:value-type="percentage">
            <text:p>8,58%</text:p>
          </table:table-cell>
          <table:table-cell table:style-name="ce10" table:formula="of:=([.C23]-[.C22])/[.C22]" office:value-type="float" office:value="-3.47819716497067" calcext:value-type="float">
            <text:p>-3,4782</text:p>
          </table:table-cell>
          <table:table-cell/>
        </table:table-row>
        <table:table-row table:style-name="ro1">
          <table:table-cell table:style-name="ce17" office:value-type="date" office:date-value="2012-12-01" calcext:value-type="date">
            <text:p>XII-12</text:p>
          </table:table-cell>
          <table:table-cell table:style-name="ce19" office:value-type="float" office:value="2615" calcext:value-type="float">
            <text:p>2 615,00</text:p>
          </table:table-cell>
          <table:table-cell table:style-name="ce9" table:formula="of:=([.B24]-[.B23])/[.B23]" office:value-type="percentage" office:value="0.0932274247491639" calcext:value-type="percentage">
            <text:p>9,32%</text:p>
          </table:table-cell>
          <table:table-cell table:style-name="ce10" table:formula="of:=([.C24]-[.C23])/[.C23]" office:value-type="float" office:value="0.086666755145016" calcext:value-type="float">
            <text:p>0,0867</text:p>
          </table:table-cell>
          <table:table-cell/>
        </table:table-row>
        <table:table-row table:style-name="ro1">
          <table:table-cell table:style-name="ce2" office:value-type="date" office:date-value="2013-03-01" calcext:value-type="date">
            <text:p>III-13</text:p>
          </table:table-cell>
          <table:table-cell table:style-name="ce7" office:value-type="float" office:value="2360" calcext:value-type="float">
            <text:p>2 360,00</text:p>
          </table:table-cell>
          <table:table-cell table:style-name="ce9" table:formula="of:=([.B25]-[.B24])/[.B24]" office:value-type="percentage" office:value="-0.0975143403441682" calcext:value-type="percentage">
            <text:p>-9,75%</text:p>
          </table:table-cell>
          <table:table-cell table:style-name="ce10" table:formula="of:=([.C25]-[.C24])/[.C24]" office:value-type="float" office:value="-2.04598341750337" calcext:value-type="float">
            <text:p>-2,0460</text:p>
          </table:table-cell>
          <table:table-cell/>
        </table:table-row>
        <table:table-row table:style-name="ro1">
          <table:table-cell table:style-name="ce2" office:value-type="date" office:date-value="2013-06-01" calcext:value-type="date">
            <text:p>VI-13</text:p>
          </table:table-cell>
          <table:table-cell table:style-name="ce7" office:value-type="float" office:value="2169" calcext:value-type="float">
            <text:p>2 169,00</text:p>
          </table:table-cell>
          <table:table-cell table:style-name="ce9" table:formula="of:=([.B26]-[.B25])/[.B25]" office:value-type="percentage" office:value="-0.0809322033898305" calcext:value-type="percentage">
            <text:p>-8,09%</text:p>
          </table:table-cell>
          <table:table-cell table:style-name="ce10" table:formula="of:=([.C26]-[.C25])/[.C25]" office:value-type="float" office:value="-0.170048188767032" calcext:value-type="float">
            <text:p>-0,1700</text:p>
          </table:table-cell>
          <table:table-cell/>
        </table:table-row>
        <table:table-row table:style-name="ro1">
          <table:table-cell table:style-name="ce2" office:value-type="date" office:date-value="2013-09-01" calcext:value-type="date">
            <text:p>IX-13</text:p>
          </table:table-cell>
          <table:table-cell table:style-name="ce7" office:value-type="float" office:value="2391" calcext:value-type="float">
            <text:p>2 391,00</text:p>
          </table:table-cell>
          <table:table-cell table:style-name="ce9" table:formula="of:=([.B27]-[.B26])/[.B26]" office:value-type="percentage" office:value="0.102351313969571" calcext:value-type="percentage">
            <text:p>10,24%</text:p>
          </table:table-cell>
          <table:table-cell table:style-name="ce10" table:formula="of:=([.C27]-[.C26])/[.C26]" office:value-type="float" office:value="-2.26465497889104" calcext:value-type="float">
            <text:p>-2,2647</text:p>
          </table:table-cell>
          <table:table-cell/>
        </table:table-row>
        <table:table-row table:style-name="ro1">
          <table:table-cell table:style-name="ce2" office:value-type="date" office:date-value="2013-12-01" calcext:value-type="date">
            <text:p>XII-13</text:p>
          </table:table-cell>
          <table:table-cell table:style-name="ce7" office:value-type="float" office:value="2418" calcext:value-type="float">
            <text:p>2 418,00</text:p>
          </table:table-cell>
          <table:table-cell table:style-name="ce9" table:formula="of:=([.B28]-[.B27])/[.B27]" office:value-type="percentage" office:value="0.0112923462986198" calcext:value-type="percentage">
            <text:p>1,13%</text:p>
          </table:table-cell>
          <table:table-cell table:style-name="ce10" table:formula="of:=([.C28]-[.C27])/[.C27]" office:value-type="float" office:value="-0.889670724676998" calcext:value-type="float">
            <text:p>-0,8897</text:p>
          </table:table-cell>
          <table:table-cell/>
        </table:table-row>
        <table:table-row table:style-name="ro1">
          <table:table-cell table:style-name="ce2" office:value-type="date" office:date-value="2014-03-01" calcext:value-type="date">
            <text:p>III-14</text:p>
          </table:table-cell>
          <table:table-cell table:style-name="ce7" office:value-type="float" office:value="2445" calcext:value-type="float">
            <text:p>2 445,00</text:p>
          </table:table-cell>
          <table:table-cell table:style-name="ce9" table:formula="of:=([.B29]-[.B28])/[.B28]" office:value-type="percentage" office:value="0.011166253101737" calcext:value-type="percentage">
            <text:p>1,12%</text:p>
          </table:table-cell>
          <table:table-cell table:style-name="ce10" table:formula="of:=([.C29]-[.C28])/[.C28]" office:value-type="float" office:value="-0.0111662531017371" calcext:value-type="float">
            <text:p>-0,0112</text:p>
          </table:table-cell>
          <table:table-cell/>
        </table:table-row>
        <table:table-row table:style-name="ro1">
          <table:table-cell table:style-name="ce2" office:value-type="date" office:date-value="2014-06-01" calcext:value-type="date">
            <text:p>VI-14</text:p>
          </table:table-cell>
          <table:table-cell table:style-name="ce7" office:value-type="float" office:value="2368" calcext:value-type="float">
            <text:p>2 368,00</text:p>
          </table:table-cell>
          <table:table-cell table:style-name="ce9" table:formula="of:=([.B30]-[.B29])/[.B29]" office:value-type="percentage" office:value="-0.0314928425357873" calcext:value-type="percentage">
            <text:p>-3,15%</text:p>
          </table:table-cell>
          <table:table-cell table:style-name="ce10" table:formula="of:=([.C30]-[.C29])/[.C29]" office:value-type="float" office:value="-3.82035900931606" calcext:value-type="float">
            <text:p>-3,8204</text:p>
          </table:table-cell>
          <table:table-cell/>
        </table:table-row>
        <table:table-row table:style-name="ro1">
          <table:table-cell table:style-name="ce2" office:value-type="date" office:date-value="2014-09-01" calcext:value-type="date">
            <text:p>IX-14</text:p>
          </table:table-cell>
          <table:table-cell table:style-name="ce7" office:value-type="float" office:value="2514" calcext:value-type="float">
            <text:p>2 514,00</text:p>
          </table:table-cell>
          <table:table-cell table:style-name="ce9" table:formula="of:=([.B31]-[.B30])/[.B30]" office:value-type="percentage" office:value="0.0616554054054054" calcext:value-type="percentage">
            <text:p>6,17%</text:p>
          </table:table-cell>
          <table:table-cell table:style-name="ce10" table:formula="of:=([.C31]-[.C30])/[.C30]" office:value-type="float" office:value="-2.9577593015093" calcext:value-type="float">
            <text:p>-2,9578</text:p>
          </table:table-cell>
          <table:table-cell/>
        </table:table-row>
        <table:table-row table:style-name="ro1">
          <table:table-cell table:style-name="ce2" office:value-type="date" office:date-value="2014-12-01" calcext:value-type="date">
            <text:p>XII-14</text:p>
          </table:table-cell>
          <table:table-cell table:style-name="ce7" office:value-type="float" office:value="2321" calcext:value-type="float">
            <text:p>2 321,00</text:p>
          </table:table-cell>
          <table:table-cell table:style-name="ce9" table:formula="of:=([.B32]-[.B31])/[.B31]" office:value-type="percentage" office:value="-0.0767700875099443" calcext:value-type="percentage">
            <text:p>-7,68%</text:p>
          </table:table-cell>
          <table:table-cell table:style-name="ce10" table:formula="of:=([.C32]-[.C31])/[.C31]" office:value-type="float" office:value="-2.24514772070923" calcext:value-type="float">
            <text:p>-2,2451</text:p>
          </table:table-cell>
          <table:table-cell/>
        </table:table-row>
        <table:table-row table:style-name="ro1">
          <table:table-cell table:style-name="ce2" office:value-type="date" office:date-value="2015-03-01" calcext:value-type="date">
            <text:p>III-15</text:p>
          </table:table-cell>
          <table:table-cell table:style-name="ce7" office:value-type="float" office:value="2370" calcext:value-type="float">
            <text:p>2 370,00</text:p>
          </table:table-cell>
          <table:table-cell table:style-name="ce9" table:formula="of:=([.B33]-[.B32])/[.B32]" office:value-type="percentage" office:value="0.021111589831969" calcext:value-type="percentage">
            <text:p>2,11%</text:p>
          </table:table-cell>
          <table:table-cell table:style-name="ce10" table:formula="of:=([.C33]-[.C32])/[.C32]" office:value-type="float" office:value="-1.27499760019466" calcext:value-type="float">
            <text:p>-1,2750</text:p>
          </table:table-cell>
          <table:table-cell/>
        </table:table-row>
        <table:table-row table:style-name="ro1">
          <table:table-cell table:style-name="ce2" office:value-type="date" office:date-value="2015-06-01" calcext:value-type="date">
            <text:p>VI-15</text:p>
          </table:table-cell>
          <table:table-cell table:style-name="ce7" office:value-type="float" office:value="2314" calcext:value-type="float">
            <text:p>2 314,00</text:p>
          </table:table-cell>
          <table:table-cell table:style-name="ce9" table:formula="of:=([.B34]-[.B33])/[.B33]" office:value-type="percentage" office:value="-0.0236286919831224" calcext:value-type="percentage">
            <text:p>-2,36%</text:p>
          </table:table-cell>
          <table:table-cell table:style-name="ce10" table:formula="of:=([.C34]-[.C33])/[.C33]" office:value-type="float" office:value="-2.11922845087402" calcext:value-type="float">
            <text:p>-2,1192</text:p>
          </table:table-cell>
          <table:table-cell/>
        </table:table-row>
        <table:table-row table:style-name="ro1">
          <table:table-cell table:style-name="ce2" office:value-type="date" office:date-value="2015-09-01" calcext:value-type="date">
            <text:p>IX-15</text:p>
          </table:table-cell>
          <table:table-cell table:style-name="ce7" office:value-type="float" office:value="2068" calcext:value-type="float">
            <text:p>2 068,00</text:p>
          </table:table-cell>
          <table:table-cell table:style-name="ce9" table:formula="of:=([.B35]-[.B34])/[.B34]" office:value-type="percentage" office:value="-0.106309420916162" calcext:value-type="percentage">
            <text:p>-10,63%</text:p>
          </table:table-cell>
          <table:table-cell table:style-name="ce10" table:formula="of:=([.C35]-[.C34])/[.C34]" office:value-type="float" office:value="3.49916656377331" calcext:value-type="float">
            <text:p>3,4992</text:p>
          </table:table-cell>
          <table:table-cell/>
        </table:table-row>
        <table:table-row table:style-name="ro1">
          <table:table-cell table:style-name="ce2" office:value-type="date" office:date-value="2015-12-01" calcext:value-type="date">
            <text:p>XII-15</text:p>
          </table:table-cell>
          <table:table-cell table:style-name="ce7" office:value-type="float" office:value="1859" calcext:value-type="float">
            <text:p>1 859,00</text:p>
          </table:table-cell>
          <table:table-cell table:style-name="ce9" table:formula="of:=([.B36]-[.B35])/[.B35]" office:value-type="percentage" office:value="-0.101063829787234" calcext:value-type="percentage">
            <text:p>-10,11%</text:p>
          </table:table-cell>
          <table:table-cell table:style-name="ce10" table:formula="of:=([.C36]-[.C35])/[.C35]" office:value-type="float" office:value="-0.0493426742778067" calcext:value-type="float">
            <text:p>-0,0493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III-16</text:p>
          </table:table-cell>
          <table:table-cell table:style-name="ce7" office:value-type="float" office:value="1990" calcext:value-type="float">
            <text:p>1 990,00</text:p>
          </table:table-cell>
          <table:table-cell table:style-name="ce9" table:formula="of:=([.B37]-[.B36])/[.B36]" office:value-type="percentage" office:value="0.0704679935449166" calcext:value-type="percentage">
            <text:p>7,05%</text:p>
          </table:table-cell>
          <table:table-cell table:style-name="ce10" table:formula="of:=([.C37]-[.C36])/[.C36]" office:value-type="float" office:value="-1.69726225191812" calcext:value-type="float">
            <text:p>-1,6973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VI-16</text:p>
          </table:table-cell>
          <table:table-cell table:style-name="ce7" office:value-type="float" office:value="1747" calcext:value-type="float">
            <text:p>1 747,00</text:p>
          </table:table-cell>
          <table:table-cell table:style-name="ce9" table:formula="of:=([.B38]-[.B37])/[.B37]" office:value-type="percentage" office:value="-0.122110552763819" calcext:value-type="percentage">
            <text:p>-12,21%</text:p>
          </table:table-cell>
          <table:table-cell table:style-name="ce10" table:formula="of:=([.C38]-[.C37])/[.C37]" office:value-type="float" office:value="-2.73285127929725" calcext:value-type="float">
            <text:p>-2,7329</text:p>
          </table:table-cell>
          <table:table-cell/>
        </table:table-row>
        <table:table-row table:style-name="ro1">
          <table:table-cell table:style-name="ce2" office:value-type="date" office:date-value="2016-09-01" calcext:value-type="date">
            <text:p>IX-16</text:p>
          </table:table-cell>
          <table:table-cell table:style-name="ce7" office:value-type="float" office:value="1722" calcext:value-type="float">
            <text:p>1 722,00</text:p>
          </table:table-cell>
          <table:table-cell table:style-name="ce9" table:formula="of:=([.B39]-[.B38])/[.B38]" office:value-type="percentage" office:value="-0.0143102461362335" calcext:value-type="percentage">
            <text:p>-1,43%</text:p>
          </table:table-cell>
          <table:table-cell table:style-name="ce10" table:formula="of:=([.C39]-[.C38])/[.C38]" office:value-type="float" office:value="-0.882809095427552" calcext:value-type="float">
            <text:p>-0,8828</text:p>
          </table:table-cell>
          <table:table-cell/>
        </table:table-row>
        <table:table-row table:style-name="ro1">
          <table:table-cell table:style-name="ce2" office:value-type="date" office:date-value="2016-12-01" calcext:value-type="date">
            <text:p>XII-16</text:p>
          </table:table-cell>
          <table:table-cell table:style-name="ce7" office:value-type="float" office:value="1944" calcext:value-type="float">
            <text:p>1 944,00</text:p>
          </table:table-cell>
          <table:table-cell table:style-name="ce9" table:formula="of:=([.B40]-[.B39])/[.B39]" office:value-type="percentage" office:value="0.128919860627178" calcext:value-type="percentage">
            <text:p>12,89%</text:p>
          </table:table-cell>
          <table:table-cell table:style-name="ce10" table:formula="of:=([.C40]-[.C39])/[.C39]" office:value-type="float" office:value="-10.0089198606272" calcext:value-type="float">
            <text:p>-10,0089</text:p>
          </table:table-cell>
          <table:table-cell/>
        </table:table-row>
        <table:table-row table:style-name="ro1">
          <table:table-cell table:style-name="ce2" office:value-type="date" office:date-value="2017-03-01" calcext:value-type="date">
            <text:p>III-17</text:p>
          </table:table-cell>
          <table:table-cell table:style-name="ce7" office:value-type="float" office:value="2177" calcext:value-type="float">
            <text:p>2 177,00</text:p>
          </table:table-cell>
          <table:table-cell table:style-name="ce9" table:formula="of:=([.B41]-[.B40])/[.B40]" office:value-type="percentage" office:value="0.119855967078189" calcext:value-type="percentage">
            <text:p>11,99%</text:p>
          </table:table-cell>
          <table:table-cell table:style-name="ce10" table:formula="of:=([.C41]-[.C40])/[.C40]" office:value-type="float" office:value="-0.0703064175286398" calcext:value-type="float">
            <text:p>-0,0703</text:p>
          </table:table-cell>
          <table:table-cell/>
        </table:table-row>
        <table:table-row table:style-name="ro1">
          <table:table-cell table:style-name="ce2" office:value-type="date" office:date-value="2017-06-01" calcext:value-type="date">
            <text:p>VI-17</text:p>
          </table:table-cell>
          <table:table-cell table:style-name="ce7" office:value-type="float" office:value="2287" calcext:value-type="float">
            <text:p>2 287,00</text:p>
          </table:table-cell>
          <table:table-cell table:style-name="ce9" table:formula="of:=([.B42]-[.B41])/[.B41]" office:value-type="percentage" office:value="0.0505282498851631" calcext:value-type="percentage">
            <text:p>5,05%</text:p>
          </table:table-cell>
          <table:table-cell table:style-name="ce10" table:formula="of:=([.C42]-[.C41])/[.C41]" office:value-type="float" office:value="-0.578425245593318" calcext:value-type="float">
            <text:p>-0,5784</text:p>
          </table:table-cell>
          <table:table-cell/>
        </table:table-row>
        <table:table-row table:style-name="ro1">
          <table:table-cell table:style-name="ce2" office:value-type="date" office:date-value="2017-09-01" calcext:value-type="date">
            <text:p>IX-17</text:p>
          </table:table-cell>
          <table:table-cell table:style-name="ce7" office:value-type="float" office:value="2467" calcext:value-type="float">
            <text:p>2 467,00</text:p>
          </table:table-cell>
          <table:table-cell table:style-name="ce9" table:formula="of:=([.B43]-[.B42])/[.B42]" office:value-type="percentage" office:value="0.0787057280279843" calcext:value-type="percentage">
            <text:p>7,87%</text:p>
          </table:table-cell>
          <table:table-cell table:style-name="ce10" table:formula="of:=([.C43]-[.C42])/[.C42]" office:value-type="float" office:value="0.557657908335652" calcext:value-type="float">
            <text:p>0,5577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ovespa" table:style-name="ta3"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Default"/>
        <table:table-row table:style-name="ro1">
          <table:table-cell office:value-type="date" office:date-value="2007-03-01" calcext:value-type="date">
            <text:p>III-07</text:p>
          </table:table-cell>
          <table:table-cell office:value-type="float" office:value="45544" calcext:value-type="float">
            <text:p>45 544,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string" calcext:value-type="string">
            <text:p>EMEA</text:p>
          </table:table-cell>
        </table:table-row>
        <table:table-row table:style-name="ro1">
          <table:table-cell office:value-type="date" office:date-value="2007-06-01" calcext:value-type="date">
            <text:p>VI-07</text:p>
          </table:table-cell>
          <table:table-cell office:value-type="float" office:value="54627" calcext:value-type="float">
            <text:p>54 627,00</text:p>
          </table:table-cell>
          <table:table-cell table:formula="of:=([.B2]-[.B1])/[.B1]" office:value-type="percentage" office:value="0.199433514842789" calcext:value-type="percentage">
            <text:p>19,94%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07-09-01" calcext:value-type="date">
            <text:p>IX-07</text:p>
          </table:table-cell>
          <table:table-cell office:value-type="float" office:value="60545" calcext:value-type="float">
            <text:p>60 545,00</text:p>
          </table:table-cell>
          <table:table-cell table:formula="of:=([.B3]-[.B2])/[.B2]" office:value-type="percentage" office:value="0.108334706280777" calcext:value-type="percentage">
            <text:p>10,83%</text:p>
          </table:table-cell>
          <table:table-cell table:formula="of:=([.C3]-[.C2])/[.C2]" office:value-type="float" office:value="-0.456787860524969" calcext:value-type="float">
            <text:p>-0,4568</text:p>
          </table:table-cell>
          <table:table-cell/>
        </table:table-row>
        <table:table-row table:style-name="ro1">
          <table:table-cell office:value-type="date" office:date-value="2007-12-01" calcext:value-type="date">
            <text:p>XII-07</text:p>
          </table:table-cell>
          <table:table-cell office:value-type="float" office:value="64361" calcext:value-type="float">
            <text:p>64 361,00</text:p>
          </table:table-cell>
          <table:table-cell table:formula="of:=([.B4]-[.B3])/[.B3]" office:value-type="percentage" office:value="0.063027500206458" calcext:value-type="percentage">
            <text:p>6,30%</text:p>
          </table:table-cell>
          <table:table-cell table:formula="of:=([.C4]-[.C3])/[.C3]" office:value-type="float" office:value="-0.41821506357246" calcext:value-type="float">
            <text:p>-0,4182</text:p>
          </table:table-cell>
          <table:table-cell/>
        </table:table-row>
        <table:table-row table:style-name="ro1">
          <table:table-cell office:value-type="date" office:date-value="2008-03-01" calcext:value-type="date">
            <text:p>III-08</text:p>
          </table:table-cell>
          <table:table-cell office:value-type="float" office:value="60828" calcext:value-type="float">
            <text:p>60 828,00</text:p>
          </table:table-cell>
          <table:table-cell table:formula="of:=([.B5]-[.B4])/[.B4]" office:value-type="percentage" office:value="-0.0548934914000715" calcext:value-type="percentage">
            <text:p>-5,49%</text:p>
          </table:table-cell>
          <table:table-cell table:formula="of:=([.C5]-[.C4])/[.C4]" office:value-type="float" office:value="-1.87094508302341" calcext:value-type="float">
            <text:p>-1,8709</text:p>
          </table:table-cell>
          <table:table-cell/>
        </table:table-row>
        <table:table-row table:style-name="ro1">
          <table:table-cell office:value-type="date" office:date-value="2008-06-01" calcext:value-type="date">
            <text:p>VI-08</text:p>
          </table:table-cell>
          <table:table-cell office:value-type="float" office:value="65839" calcext:value-type="float">
            <text:p>65 839,00</text:p>
          </table:table-cell>
          <table:table-cell table:formula="of:=([.B6]-[.B5])/[.B5]" office:value-type="percentage" office:value="0.082379825080555" calcext:value-type="percentage">
            <text:p>8,24%</text:p>
          </table:table-cell>
          <table:table-cell table:formula="of:=([.C6]-[.C5])/[.C5]" office:value-type="float" office:value="-2.50072117803838" calcext:value-type="float">
            <text:p>-2,5007</text:p>
          </table:table-cell>
          <table:table-cell/>
        </table:table-row>
        <table:table-row table:style-name="ro1">
          <table:table-cell office:value-type="date" office:date-value="2008-09-01" calcext:value-type="date">
            <text:p>IX-08</text:p>
          </table:table-cell>
          <table:table-cell office:value-type="float" office:value="49060" calcext:value-type="float">
            <text:p>49 060,00</text:p>
          </table:table-cell>
          <table:table-cell table:formula="of:=([.B7]-[.B6])/[.B6]" office:value-type="percentage" office:value="-0.254848949710658" calcext:value-type="percentage">
            <text:p>-25,48%</text:p>
          </table:table-cell>
          <table:table-cell table:formula="of:=([.C7]-[.C6])/[.C6]" office:value-type="float" office:value="-4.09358449670722" calcext:value-type="float">
            <text:p>-4,0936</text:p>
          </table:table-cell>
          <table:table-cell/>
        </table:table-row>
        <table:table-row table:style-name="ro1">
          <table:table-cell office:value-type="date" office:date-value="2008-12-01" calcext:value-type="date">
            <text:p>XII-08</text:p>
          </table:table-cell>
          <table:table-cell office:value-type="float" office:value="38217" calcext:value-type="float">
            <text:p>38 217,00</text:p>
          </table:table-cell>
          <table:table-cell table:formula="of:=([.B8]-[.B7])/[.B7]" office:value-type="percentage" office:value="-0.221015083571137" calcext:value-type="percentage">
            <text:p>-22,10%</text:p>
          </table:table-cell>
          <table:table-cell table:formula="of:=([.C8]-[.C7])/[.C7]" office:value-type="float" office:value="-0.132760469203164" calcext:value-type="float">
            <text:p>-0,1328</text:p>
          </table:table-cell>
          <table:table-cell/>
        </table:table-row>
        <table:table-row table:style-name="ro1">
          <table:table-cell office:value-type="date" office:date-value="2009-03-01" calcext:value-type="date">
            <text:p>III-09</text:p>
          </table:table-cell>
          <table:table-cell office:value-type="float" office:value="41063" calcext:value-type="float">
            <text:p>41 063,00</text:p>
          </table:table-cell>
          <table:table-cell table:formula="of:=([.B9]-[.B8])/[.B8]" office:value-type="percentage" office:value="0.0744694769343486" calcext:value-type="percentage">
            <text:p>7,45%</text:p>
          </table:table-cell>
          <table:table-cell table:formula="of:=([.C9]-[.C8])/[.C8]" office:value-type="float" office:value="-1.33694296213217" calcext:value-type="float">
            <text:p>-1,3369</text:p>
          </table:table-cell>
          <table:table-cell/>
        </table:table-row>
        <table:table-row table:style-name="ro1">
          <table:table-cell office:value-type="date" office:date-value="2009-06-01" calcext:value-type="date">
            <text:p>VI-09</text:p>
          </table:table-cell>
          <table:table-cell office:value-type="float" office:value="52024" calcext:value-type="float">
            <text:p>52 024,00</text:p>
          </table:table-cell>
          <table:table-cell table:formula="of:=([.B10]-[.B9])/[.B9]" office:value-type="percentage" office:value="0.266931300684314" calcext:value-type="percentage">
            <text:p>26,69%</text:p>
          </table:table-cell>
          <table:table-cell table:formula="of:=([.C10]-[.C9])/[.C9]" office:value-type="float" office:value="2.58443904365862" calcext:value-type="float">
            <text:p>2,5844</text:p>
          </table:table-cell>
          <table:table-cell/>
        </table:table-row>
        <table:table-row table:style-name="ro1">
          <table:table-cell office:value-type="date" office:date-value="2009-09-01" calcext:value-type="date">
            <text:p>IX-09</text:p>
          </table:table-cell>
          <table:table-cell office:value-type="float" office:value="61648" calcext:value-type="float">
            <text:p>61 648,00</text:p>
          </table:table-cell>
          <table:table-cell table:formula="of:=([.B11]-[.B10])/[.B10]" office:value-type="percentage" office:value="0.184991542365062" calcext:value-type="percentage">
            <text:p>18,50%</text:p>
          </table:table-cell>
          <table:table-cell table:formula="of:=([.C11]-[.C10])/[.C10]" office:value-type="float" office:value="-0.306969464087533" calcext:value-type="float">
            <text:p>-0,3070</text:p>
          </table:table-cell>
          <table:table-cell/>
        </table:table-row>
        <table:table-row table:style-name="ro1">
          <table:table-cell office:value-type="date" office:date-value="2009-12-01" calcext:value-type="date">
            <text:p>XII-09</text:p>
          </table:table-cell>
          <table:table-cell office:value-type="float" office:value="69185" calcext:value-type="float">
            <text:p>69 185,00</text:p>
          </table:table-cell>
          <table:table-cell table:formula="of:=([.B12]-[.B11])/[.B11]" office:value-type="percentage" office:value="0.122258629639242" calcext:value-type="percentage">
            <text:p>12,23%</text:p>
          </table:table-cell>
          <table:table-cell table:formula="of:=([.C12]-[.C11])/[.C11]" office:value-type="float" office:value="-0.339112328724861" calcext:value-type="float">
            <text:p>-0,3391</text:p>
          </table:table-cell>
          <table:table-cell/>
        </table:table-row>
        <table:table-row table:style-name="ro1">
          <table:table-cell office:value-type="date" office:date-value="2010-03-01" calcext:value-type="date">
            <text:p>III-10</text:p>
          </table:table-cell>
          <table:table-cell office:value-type="float" office:value="70579" calcext:value-type="float">
            <text:p>70 579,00</text:p>
          </table:table-cell>
          <table:table-cell table:formula="of:=([.B13]-[.B12])/[.B12]" office:value-type="percentage" office:value="0.0201488762014888" calcext:value-type="percentage">
            <text:p>2,01%</text:p>
          </table:table-cell>
          <table:table-cell table:formula="of:=([.C13]-[.C12])/[.C12]" office:value-type="float" office:value="-0.835194650382197" calcext:value-type="float">
            <text:p>-0,8352</text:p>
          </table:table-cell>
          <table:table-cell/>
        </table:table-row>
        <table:table-row table:style-name="ro1">
          <table:table-cell office:value-type="date" office:date-value="2010-06-01" calcext:value-type="date">
            <text:p>VI-10</text:p>
          </table:table-cell>
          <table:table-cell office:value-type="float" office:value="61517" calcext:value-type="float">
            <text:p>61 517,00</text:p>
          </table:table-cell>
          <table:table-cell table:formula="of:=([.B14]-[.B13])/[.B13]" office:value-type="percentage" office:value="-0.128395131696397" calcext:value-type="percentage">
            <text:p>-12,84%</text:p>
          </table:table-cell>
          <table:table-cell table:formula="of:=([.C14]-[.C13])/[.C13]" office:value-type="float" office:value="-7.37232222841838" calcext:value-type="float">
            <text:p>-7,3723</text:p>
          </table:table-cell>
          <table:table-cell/>
        </table:table-row>
        <table:table-row table:style-name="ro1">
          <table:table-cell office:value-type="date" office:date-value="2010-09-01" calcext:value-type="date">
            <text:p>IX-10</text:p>
          </table:table-cell>
          <table:table-cell office:value-type="float" office:value="69685" calcext:value-type="float">
            <text:p>69 685,00</text:p>
          </table:table-cell>
          <table:table-cell table:formula="of:=([.B15]-[.B14])/[.B14]" office:value-type="percentage" office:value="0.132776305736626" calcext:value-type="percentage">
            <text:p>13,28%</text:p>
          </table:table-cell>
          <table:table-cell table:formula="of:=([.C15]-[.C14])/[.C14]" office:value-type="float" office:value="-2.03412258691076" calcext:value-type="float">
            <text:p>-2,0341</text:p>
          </table:table-cell>
          <table:table-cell/>
        </table:table-row>
        <table:table-row table:style-name="ro1">
          <table:table-cell office:value-type="date" office:date-value="2010-12-01" calcext:value-type="date">
            <text:p>XII-10</text:p>
          </table:table-cell>
          <table:table-cell office:value-type="float" office:value="70050" calcext:value-type="float">
            <text:p>70 050,00</text:p>
          </table:table-cell>
          <table:table-cell table:formula="of:=([.B16]-[.B15])/[.B15]" office:value-type="percentage" office:value="0.00523785606658535" calcext:value-type="percentage">
            <text:p>0,52%</text:p>
          </table:table-cell>
          <table:table-cell table:formula="of:=([.C16]-[.C15])/[.C15]" office:value-type="float" office:value="-0.960551274284019" calcext:value-type="float">
            <text:p>-0,9606</text:p>
          </table:table-cell>
          <table:table-cell/>
        </table:table-row>
        <table:table-row table:style-name="ro1">
          <table:table-cell office:value-type="date" office:date-value="2011-03-01" calcext:value-type="date">
            <text:p>III-11</text:p>
          </table:table-cell>
          <table:table-cell office:value-type="float" office:value="68796" calcext:value-type="float">
            <text:p>68 796,00</text:p>
          </table:table-cell>
          <table:table-cell table:formula="of:=([.B17]-[.B16])/[.B16]" office:value-type="percentage" office:value="-0.0179014989293362" calcext:value-type="percentage">
            <text:p>-1,79%</text:p>
          </table:table-cell>
          <table:table-cell table:formula="of:=([.C17]-[.C16])/[.C16]" office:value-type="float" office:value="-4.41771493942683" calcext:value-type="float">
            <text:p>-4,4177</text:p>
          </table:table-cell>
          <table:table-cell/>
        </table:table-row>
        <table:table-row table:style-name="ro1">
          <table:table-cell office:value-type="date" office:date-value="2011-06-01" calcext:value-type="date">
            <text:p>VI-11</text:p>
          </table:table-cell>
          <table:table-cell office:value-type="float" office:value="63157" calcext:value-type="float">
            <text:p>63 157,00</text:p>
          </table:table-cell>
          <table:table-cell table:formula="of:=([.B18]-[.B17])/[.B17]" office:value-type="percentage" office:value="-0.0819669748241177" calcext:value-type="percentage">
            <text:p>-8,20%</text:p>
          </table:table-cell>
          <table:table-cell table:formula="of:=([.C18]-[.C17])/[.C17]" office:value-type="float" office:value="3.57877718216064" calcext:value-type="float">
            <text:p>3,5788</text:p>
          </table:table-cell>
          <table:table-cell/>
        </table:table-row>
        <table:table-row table:style-name="ro1">
          <table:table-cell office:value-type="date" office:date-value="2011-09-01" calcext:value-type="date">
            <text:p>IX-11</text:p>
          </table:table-cell>
          <table:table-cell office:value-type="float" office:value="52249" calcext:value-type="float">
            <text:p>52 249,00</text:p>
          </table:table-cell>
          <table:table-cell table:formula="of:=([.B19]-[.B18])/[.B18]" office:value-type="percentage" office:value="-0.172712446759662" calcext:value-type="percentage">
            <text:p>-17,27%</text:p>
          </table:table-cell>
          <table:table-cell table:formula="of:=([.C19]-[.C18])/[.C18]" office:value-type="float" office:value="1.10709797610884" calcext:value-type="float">
            <text:p>1,1071</text:p>
          </table:table-cell>
          <table:table-cell/>
        </table:table-row>
        <table:table-row table:style-name="ro1">
          <table:table-cell office:value-type="date" office:date-value="2011-12-01" calcext:value-type="date">
            <text:p>XII-11</text:p>
          </table:table-cell>
          <table:table-cell office:value-type="float" office:value="57100" calcext:value-type="float">
            <text:p>57 100,00</text:p>
          </table:table-cell>
          <table:table-cell table:formula="of:=([.B20]-[.B19])/[.B19]" office:value-type="percentage" office:value="0.0928438821795633" calcext:value-type="percentage">
            <text:p>9,28%</text:p>
          </table:table-cell>
          <table:table-cell table:formula="of:=([.C20]-[.C19])/[.C19]" office:value-type="float" office:value="-1.53756335412676" calcext:value-type="float">
            <text:p>-1,5376</text:p>
          </table:table-cell>
          <table:table-cell/>
        </table:table-row>
        <table:table-row table:style-name="ro1">
          <table:table-cell office:value-type="date" office:date-value="2012-03-01" calcext:value-type="date">
            <text:p>III-12</text:p>
          </table:table-cell>
          <table:table-cell office:value-type="float" office:value="64706" calcext:value-type="float">
            <text:p>64 706,00</text:p>
          </table:table-cell>
          <table:table-cell table:formula="of:=([.B21]-[.B20])/[.B20]" office:value-type="percentage" office:value="0.133204903677758" calcext:value-type="percentage">
            <text:p>13,32%</text:p>
          </table:table-cell>
          <table:table-cell table:formula="of:=([.C21]-[.C20])/[.C20]" office:value-type="float" office:value="0.434719235674952" calcext:value-type="float">
            <text:p>0,4347</text:p>
          </table:table-cell>
          <table:table-cell/>
        </table:table-row>
        <table:table-row table:style-name="ro1">
          <table:table-cell office:value-type="date" office:date-value="2012-06-01" calcext:value-type="date">
            <text:p>VI-12</text:p>
          </table:table-cell>
          <table:table-cell office:value-type="float" office:value="54764" calcext:value-type="float">
            <text:p>54 764,00</text:p>
          </table:table-cell>
          <table:table-cell table:formula="of:=([.B22]-[.B21])/[.B21]" office:value-type="percentage" office:value="-0.153648811547615" calcext:value-type="percentage">
            <text:p>-15,36%</text:p>
          </table:table-cell>
          <table:table-cell table:formula="of:=([.C22]-[.C21])/[.C21]" office:value-type="float" office:value="-2.15347714164723" calcext:value-type="float">
            <text:p>-2,1535</text:p>
          </table:table-cell>
          <table:table-cell/>
        </table:table-row>
        <table:table-row table:style-name="ro1">
          <table:table-cell office:value-type="date" office:date-value="2012-09-01" calcext:value-type="date">
            <text:p>IX-12</text:p>
          </table:table-cell>
          <table:table-cell office:value-type="float" office:value="59321" calcext:value-type="float">
            <text:p>59 321,00</text:p>
          </table:table-cell>
          <table:table-cell table:formula="of:=([.B23]-[.B22])/[.B22]" office:value-type="percentage" office:value="0.0832115988605653" calcext:value-type="percentage">
            <text:p>8,32%</text:p>
          </table:table-cell>
          <table:table-cell table:formula="of:=([.C23]-[.C22])/[.C22]" office:value-type="float" office:value="-1.54157007803981" calcext:value-type="float">
            <text:p>-1,5416</text:p>
          </table:table-cell>
          <table:table-cell/>
        </table:table-row>
        <table:table-row table:style-name="ro1">
          <table:table-cell office:value-type="date" office:date-value="2012-12-01" calcext:value-type="date">
            <text:p>XII-12</text:p>
          </table:table-cell>
          <table:table-cell office:value-type="float" office:value="61287" calcext:value-type="float">
            <text:p>61 287,00</text:p>
          </table:table-cell>
          <table:table-cell table:formula="of:=([.B24]-[.B23])/[.B23]" office:value-type="percentage" office:value="0.0331417204699853" calcext:value-type="percentage">
            <text:p>3,31%</text:p>
          </table:table-cell>
          <table:table-cell table:formula="of:=([.C24]-[.C23])/[.C23]" office:value-type="float" office:value="-0.601717537893729" calcext:value-type="float">
            <text:p>-0,6017</text:p>
          </table:table-cell>
          <table:table-cell/>
        </table:table-row>
        <table:table-row table:style-name="ro1">
          <table:table-cell office:value-type="date" office:date-value="2013-03-01" calcext:value-type="date">
            <text:p>III-13</text:p>
          </table:table-cell>
          <table:table-cell office:value-type="float" office:value="56333" calcext:value-type="float">
            <text:p>56 333,00</text:p>
          </table:table-cell>
          <table:table-cell table:formula="of:=([.B25]-[.B24])/[.B24]" office:value-type="percentage" office:value="-0.080832803041428" calcext:value-type="percentage">
            <text:p>-8,08%</text:p>
          </table:table-cell>
          <table:table-cell table:formula="of:=([.C25]-[.C24])/[.C24]" office:value-type="float" office:value="-3.4390044299189" calcext:value-type="float">
            <text:p>-3,4390</text:p>
          </table:table-cell>
          <table:table-cell/>
        </table:table-row>
        <table:table-row table:style-name="ro1">
          <table:table-cell office:value-type="date" office:date-value="2013-06-01" calcext:value-type="date">
            <text:p>VI-13</text:p>
          </table:table-cell>
          <table:table-cell office:value-type="float" office:value="47112" calcext:value-type="float">
            <text:p>47 112,00</text:p>
          </table:table-cell>
          <table:table-cell table:formula="of:=([.B26]-[.B25])/[.B25]" office:value-type="percentage" office:value="-0.163687359096799" calcext:value-type="percentage">
            <text:p>-16,37%</text:p>
          </table:table-cell>
          <table:table-cell table:formula="of:=([.C26]-[.C25])/[.C25]" office:value-type="float" office:value="1.0250115415756" calcext:value-type="float">
            <text:p>1,0250</text:p>
          </table:table-cell>
          <table:table-cell/>
        </table:table-row>
        <table:table-row table:style-name="ro1">
          <table:table-cell office:value-type="date" office:date-value="2013-09-01" calcext:value-type="date">
            <text:p>IX-13</text:p>
          </table:table-cell>
          <table:table-cell office:value-type="float" office:value="51949" calcext:value-type="float">
            <text:p>51 949,00</text:p>
          </table:table-cell>
          <table:table-cell table:formula="of:=([.B27]-[.B26])/[.B26]" office:value-type="percentage" office:value="0.10267023263712" calcext:value-type="percentage">
            <text:p>10,27%</text:p>
          </table:table-cell>
          <table:table-cell table:formula="of:=([.C27]-[.C26])/[.C26]" office:value-type="float" office:value="-1.62723372900411" calcext:value-type="float">
            <text:p>-1,6272</text:p>
          </table:table-cell>
          <table:table-cell/>
        </table:table-row>
        <table:table-row table:style-name="ro1">
          <table:table-cell office:value-type="date" office:date-value="2013-12-01" calcext:value-type="date">
            <text:p>XII-13</text:p>
          </table:table-cell>
          <table:table-cell office:value-type="float" office:value="51791" calcext:value-type="float">
            <text:p>51 791,00</text:p>
          </table:table-cell>
          <table:table-cell table:formula="of:=([.B28]-[.B27])/[.B27]" office:value-type="percentage" office:value="-0.00304144449363799" calcext:value-type="percentage">
            <text:p>-0,30%</text:p>
          </table:table-cell>
          <table:table-cell table:formula="of:=([.C28]-[.C27])/[.C27]" office:value-type="float" office:value="-1.02962343042883" calcext:value-type="float">
            <text:p>-1,0296</text:p>
          </table:table-cell>
          <table:table-cell/>
        </table:table-row>
        <table:table-row table:style-name="ro1">
          <table:table-cell office:value-type="date" office:date-value="2014-03-01" calcext:value-type="date">
            <text:p>III-14</text:p>
          </table:table-cell>
          <table:table-cell office:value-type="float" office:value="50509" calcext:value-type="float">
            <text:p>50 509,00</text:p>
          </table:table-cell>
          <table:table-cell table:formula="of:=([.B29]-[.B28])/[.B28]" office:value-type="percentage" office:value="-0.0247533355216157" calcext:value-type="percentage">
            <text:p>-2,48%</text:p>
          </table:table-cell>
          <table:table-cell table:formula="of:=([.C29]-[.C28])/[.C28]" office:value-type="float" office:value="7.13867738615453" calcext:value-type="float">
            <text:p>7,1387</text:p>
          </table:table-cell>
          <table:table-cell/>
        </table:table-row>
        <table:table-row table:style-name="ro1">
          <table:table-cell office:value-type="date" office:date-value="2014-06-01" calcext:value-type="date">
            <text:p>VI-14</text:p>
          </table:table-cell>
          <table:table-cell office:value-type="float" office:value="53686" calcext:value-type="float">
            <text:p>53 686,00</text:p>
          </table:table-cell>
          <table:table-cell table:formula="of:=([.B30]-[.B29])/[.B29]" office:value-type="percentage" office:value="0.0628996812449266" calcext:value-type="percentage">
            <text:p>6,29%</text:p>
          </table:table-cell>
          <table:table-cell table:formula="of:=([.C30]-[.C29])/[.C29]" office:value-type="float" office:value="-3.54105880760998" calcext:value-type="float">
            <text:p>-3,5411</text:p>
          </table:table-cell>
          <table:table-cell/>
        </table:table-row>
        <table:table-row table:style-name="ro1">
          <table:table-cell office:value-type="date" office:date-value="2014-09-01" calcext:value-type="date">
            <text:p>IX-14</text:p>
          </table:table-cell>
          <table:table-cell office:value-type="float" office:value="54260" calcext:value-type="float">
            <text:p>54 260,00</text:p>
          </table:table-cell>
          <table:table-cell table:formula="of:=([.B31]-[.B30])/[.B30]" office:value-type="percentage" office:value="0.0106918004693961" calcext:value-type="percentage">
            <text:p>1,07%</text:p>
          </table:table-cell>
          <table:table-cell table:formula="of:=([.C31]-[.C30])/[.C30]" office:value-type="float" office:value="-0.830018209030932" calcext:value-type="float">
            <text:p>-0,8300</text:p>
          </table:table-cell>
          <table:table-cell/>
        </table:table-row>
        <table:table-row table:style-name="ro1">
          <table:table-cell office:value-type="date" office:date-value="2014-12-01" calcext:value-type="date">
            <text:p>XII-14</text:p>
          </table:table-cell>
          <table:table-cell office:value-type="float" office:value="50464" calcext:value-type="float">
            <text:p>50 464,00</text:p>
          </table:table-cell>
          <table:table-cell table:formula="of:=([.B32]-[.B31])/[.B31]" office:value-type="percentage" office:value="-0.0699594544784372" calcext:value-type="percentage">
            <text:p>-7,00%</text:p>
          </table:table-cell>
          <table:table-cell table:formula="of:=([.C32]-[.C31])/[.C31]" office:value-type="float" office:value="-7.54328096364003" calcext:value-type="float">
            <text:p>-7,5433</text:p>
          </table:table-cell>
          <table:table-cell/>
        </table:table-row>
        <table:table-row table:style-name="ro1">
          <table:table-cell office:value-type="date" office:date-value="2015-03-01" calcext:value-type="date">
            <text:p>III-15</text:p>
          </table:table-cell>
          <table:table-cell office:value-type="float" office:value="51253" calcext:value-type="float">
            <text:p>51 253,00</text:p>
          </table:table-cell>
          <table:table-cell table:formula="of:=([.B33]-[.B32])/[.B32]" office:value-type="percentage" office:value="0.0156349080532657" calcext:value-type="percentage">
            <text:p>1,56%</text:p>
          </table:table-cell>
          <table:table-cell table:formula="of:=([.C33]-[.C32])/[.C32]" office:value-type="float" office:value="-1.22348527686254" calcext:value-type="float">
            <text:p>-1,2235</text:p>
          </table:table-cell>
          <table:table-cell/>
        </table:table-row>
        <table:table-row table:style-name="ro1">
          <table:table-cell office:value-type="date" office:date-value="2015-06-01" calcext:value-type="date">
            <text:p>VI-15</text:p>
          </table:table-cell>
          <table:table-cell office:value-type="float" office:value="53793" calcext:value-type="float">
            <text:p>53 793,00</text:p>
          </table:table-cell>
          <table:table-cell table:formula="of:=([.B34]-[.B33])/[.B33]" office:value-type="percentage" office:value="0.0495580746492888" calcext:value-type="percentage">
            <text:p>4,96%</text:p>
          </table:table-cell>
          <table:table-cell table:formula="of:=([.C34]-[.C33])/[.C33]" office:value-type="float" office:value="2.16970681761941" calcext:value-type="float">
            <text:p>2,1697</text:p>
          </table:table-cell>
          <table:table-cell/>
        </table:table-row>
        <table:table-row table:style-name="ro1">
          <table:table-cell office:value-type="date" office:date-value="2015-09-01" calcext:value-type="date">
            <text:p>IX-15</text:p>
          </table:table-cell>
          <table:table-cell office:value-type="float" office:value="45234" calcext:value-type="float">
            <text:p>45 234,00</text:p>
          </table:table-cell>
          <table:table-cell table:formula="of:=([.B35]-[.B34])/[.B34]" office:value-type="percentage" office:value="-0.159109921365233" calcext:value-type="percentage">
            <text:p>-15,91%</text:p>
          </table:table-cell>
          <table:table-cell table:formula="of:=([.C35]-[.C34])/[.C34]" office:value-type="float" office:value="-4.21057511800485" calcext:value-type="float">
            <text:p>-4,2106</text:p>
          </table:table-cell>
          <table:table-cell/>
        </table:table-row>
        <table:table-row table:style-name="ro1">
          <table:table-cell office:value-type="date" office:date-value="2015-12-01" calcext:value-type="date">
            <text:p>XII-15</text:p>
          </table:table-cell>
          <table:table-cell office:value-type="float" office:value="43865" calcext:value-type="float">
            <text:p>43 865,00</text:p>
          </table:table-cell>
          <table:table-cell table:formula="of:=([.B36]-[.B35])/[.B35]" office:value-type="percentage" office:value="-0.0302648450280762" calcext:value-type="percentage">
            <text:p>-3,03%</text:p>
          </table:table-cell>
          <table:table-cell table:formula="of:=([.C36]-[.C35])/[.C35]" office:value-type="float" office:value="-0.809786562846676" calcext:value-type="float">
            <text:p>-0,8098</text:p>
          </table:table-cell>
          <table:table-cell/>
        </table:table-row>
        <table:table-row table:style-name="ro1">
          <table:table-cell office:value-type="date" office:date-value="2016-03-01" calcext:value-type="date">
            <text:p>III-16</text:p>
          </table:table-cell>
          <table:table-cell office:value-type="float" office:value="50173" calcext:value-type="float">
            <text:p>50 173,00</text:p>
          </table:table-cell>
          <table:table-cell table:formula="of:=([.B37]-[.B36])/[.B36]" office:value-type="percentage" office:value="0.143804855807591" calcext:value-type="percentage">
            <text:p>14,38%</text:p>
          </table:table-cell>
          <table:table-cell table:formula="of:=([.C37]-[.C36])/[.C36]" office:value-type="float" office:value="-5.75154773382074" calcext:value-type="float">
            <text:p>-5,7515</text:p>
          </table:table-cell>
          <table:table-cell/>
        </table:table-row>
        <table:table-row table:style-name="ro1">
          <table:table-cell office:value-type="date" office:date-value="2016-06-01" calcext:value-type="date">
            <text:p>VI-16</text:p>
          </table:table-cell>
          <table:table-cell office:value-type="float" office:value="52300" calcext:value-type="float">
            <text:p>52 300,00</text:p>
          </table:table-cell>
          <table:table-cell table:formula="of:=([.B38]-[.B37])/[.B37]" office:value-type="percentage" office:value="0.0423933191158591" calcext:value-type="percentage">
            <text:p>4,24%</text:p>
          </table:table-cell>
          <table:table-cell table:formula="of:=([.C38]-[.C37])/[.C37]" office:value-type="float" office:value="-0.705202450377749" calcext:value-type="float">
            <text:p>-0,7052</text:p>
          </table:table-cell>
          <table:table-cell/>
        </table:table-row>
        <table:table-row table:style-name="ro1">
          <table:table-cell office:value-type="date" office:date-value="2016-09-01" calcext:value-type="date">
            <text:p>IX-16</text:p>
          </table:table-cell>
          <table:table-cell office:value-type="float" office:value="58651" calcext:value-type="float">
            <text:p>58 651,00</text:p>
          </table:table-cell>
          <table:table-cell table:formula="of:=([.B39]-[.B38])/[.B38]" office:value-type="percentage" office:value="0.121434034416826" calcext:value-type="percentage">
            <text:p>12,14%</text:p>
          </table:table-cell>
          <table:table-cell table:formula="of:=([.C39]-[.C38])/[.C38]" office:value-type="float" office:value="1.86446159322774" calcext:value-type="float">
            <text:p>1,8645</text:p>
          </table:table-cell>
          <table:table-cell/>
        </table:table-row>
        <table:table-row table:style-name="ro1">
          <table:table-cell office:value-type="date" office:date-value="2016-12-01" calcext:value-type="date">
            <text:p>XII-16</text:p>
          </table:table-cell>
          <table:table-cell office:value-type="float" office:value="61083" calcext:value-type="float">
            <text:p>61 083,00</text:p>
          </table:table-cell>
          <table:table-cell table:formula="of:=([.B40]-[.B39])/[.B39]" office:value-type="percentage" office:value="0.0414656186595284" calcext:value-type="percentage">
            <text:p>4,15%</text:p>
          </table:table-cell>
          <table:table-cell table:formula="of:=([.C40]-[.C39])/[.C39]" office:value-type="float" office:value="-0.658533796899176" calcext:value-type="float">
            <text:p>-0,6585</text:p>
          </table:table-cell>
          <table:table-cell/>
        </table:table-row>
        <table:table-row table:style-name="ro1">
          <table:table-cell office:value-type="date" office:date-value="2017-03-01" calcext:value-type="date">
            <text:p>III-17</text:p>
          </table:table-cell>
          <table:table-cell office:value-type="float" office:value="65237" calcext:value-type="float">
            <text:p>65 237,00</text:p>
          </table:table-cell>
          <table:table-cell table:formula="of:=([.B41]-[.B40])/[.B40]" office:value-type="percentage" office:value="0.0680058281354878" calcext:value-type="percentage">
            <text:p>6,80%</text:p>
          </table:table-cell>
          <table:table-cell table:formula="of:=([.C41]-[.C40])/[.C40]" office:value-type="float" office:value="0.640053382390828" calcext:value-type="float">
            <text:p>0,6401</text:p>
          </table:table-cell>
          <table:table-cell/>
        </table:table-row>
        <table:table-row table:style-name="ro1">
          <table:table-cell office:value-type="date" office:date-value="2017-06-01" calcext:value-type="date">
            <text:p>VI-17</text:p>
          </table:table-cell>
          <table:table-cell office:value-type="float" office:value="63608" calcext:value-type="float">
            <text:p>63 608,00</text:p>
          </table:table-cell>
          <table:table-cell table:formula="of:=([.B42]-[.B41])/[.B41]" office:value-type="percentage" office:value="-0.0249704922053436" calcext:value-type="percentage">
            <text:p>-2,50%</text:p>
          </table:table-cell>
          <table:table-cell table:formula="of:=([.C42]-[.C41])/[.C41]" office:value-type="float" office:value="-1.3671816503079" calcext:value-type="float">
            <text:p>-1,3672</text:p>
          </table:table-cell>
          <table:table-cell/>
        </table:table-row>
        <table:table-row table:style-name="ro1">
          <table:table-cell office:value-type="date" office:date-value="2017-09-01" calcext:value-type="date">
            <text:p>IX-17</text:p>
          </table:table-cell>
          <table:table-cell office:value-type="float" office:value="74619" calcext:value-type="float">
            <text:p>74 619,00</text:p>
          </table:table-cell>
          <table:table-cell table:formula="of:=([.B43]-[.B42])/[.B42]" office:value-type="percentage" office:value="0.173107156332537" calcext:value-type="percentage">
            <text:p>17,31%</text:p>
          </table:table-cell>
          <table:table-cell table:formula="of:=([.C43]-[.C42])/[.C42]" office:value-type="float" office:value="-7.9324687278488" calcext:value-type="float">
            <text:p>-7,9325</text:p>
          </table:table-cell>
          <table:table-cell/>
        </table:table-row>
      </table:table>
      <table:named-expressions/>
      <table:database-ranges>
        <table:database-range table:name="__Anonymous_Sheet_DB__0" table:target-range-address="Gold.G1:Gold.H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ilver.A1:Silver.B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alladium.A1:Palladium.B4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opper.A1:Copper.B4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Zinc.A1:Zinc.B4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nP.A1:SnP.B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Kospi.A1:Kospi.B4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Swiss.A1:Swiss.B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Singapore.A1:Singapore.B43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DAX.A1:DAX.B43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WIG20.A1:WIG20.B43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Bovespa.A1:Bovespa.B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5" loext:min-decimal-places="5" number:min-integer-digits="1"/>
    </number:number-style>
    <number:percentage-style style:name="N118">
      <number:number number:decimal-places="4" loext:min-decimal-places="4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waga" style:family="table-cell" style:parent-style-name="Default">
      <style:table-cell-properties fo:background-color="#ffffcc" style:diagonal-bl-tr="none" style:diagonal-tl-br="none" fo:border="0.74pt solid #c0c0c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 style:data-style-name="N2" text:time-value="18:35:26.47135181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04:08.500951386</meta:creation-date>
    <dc:date>2017-11-03T13:41:25.037905540</dc:date>
    <meta:editing-duration>PT2H22M24S</meta:editing-duration>
    <meta:editing-cycles>10</meta:editing-cycles>
    <meta:generator>LibreOffice/5.1.6.2$Linux_X86_64 LibreOffice_project/10m0$Build-2</meta:generator>
    <meta:document-statistic meta:table-count="12" meta:cell-count="2076" meta:object-count="0"/>
  </office:meta>
</office:document-meta>
</file>